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como_eu_tomo_decisoes_importantes_na_minha_vida">
            <text:p>como_eu_tomo_decisoes_importantes_na_minha_vida</text:p>
          </table:table-cell>
          <table:table-cell table:style-name="pd1" office:value-type="string" office:string-value="tenho_facilidade_quando">
            <text:p>tenho_facilidade_quando</text:p>
          </table:table-cell>
          <table:table-cell table:style-name="pd1" office:value-type="string" office:string-value="o_que_eu_percebo_primeiro_em_um_ambiente_novo">
            <text:p>o_que_eu_percebo_primeiro_em_um_ambiente_novo</text:p>
          </table:table-cell>
          <table:table-cell table:style-name="pd1" office:value-type="string" office:string-value="se_vou_a_um_supermercado...">
            <text:p>se_vou_a_um_supermercado...</text:p>
          </table:table-cell>
          <table:table-cell table:style-name="pd1" office:value-type="string" office:string-value="se_eu_for_passar_ferias_em_uma_ilha_deserta_com_certeza_terei_comigo">
            <text:p>se_eu_for_passar_ferias_em_uma_ilha_deserta_com_certeza_terei_comigo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;">
            <text:p>A disposição dos móveis e seus formatos.;O som ambiente, o barulho dos equipamentos e as vozes ao redor.;As combinações de cores e intensidade da iluminação.;A textura das superfícies.;</text:p>
          </table:table-cell>
          <table:table-cell office:value-type="string" office:string-value="Procuro pegar no produto, sentir o peso, sentir sua forma.;Leio os rótulos, vejo as especificações, data de validade.;Gosto de perguntar a opinião das pessoas sobre algum produto.;Sempre pego primeiro aqueles que me chamam mais a atenção.;">
            <text:p>Procuro pegar no produto, sentir o peso, sentir sua forma.;Leio os rótulos, vejo as especificações, data de validade.;Gosto de perguntar a opinião das pessoas sobre algum produto.;Sempre pego primeiro aqueles que me chamam mais a atenção.;</text:p>
          </table:table-cell>
          <table:table-cell office:value-type="string" office:string-value="Uma bússola e um mapa.;Uma rede de dormir confortável e um bom chinelo.;Um binóculo e um óculos de sol.;Um MP3 com minhas músicas preferidas.;">
            <text:p>Uma bússola e um mapa.;Uma rede de dormir confortável e um bom chinelo.;Um binóculo e um óculos de sol.;Um MP3 com minhas músicas preferidas.;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Procuro seguir pelo caminho que me parece melhor.;Sempre sigo minha intuição e meus instintos.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office:string-value="Vou falar de assuntos importantes ressaltando o que é importante;Vou escolher materiais confortáveis ou ergonômicos.;Vou trabalhar com cores. Sei combinar bem as cores;Vou mexer no aplicativo de áudio ou música.">
            <text:p>Vou falar de assuntos importantes ressaltando o que é importante;Vou escolher materiais confortáveis ou ergonômicos.;Vou trabalhar com cores. Sei combinar bem as cores;Vou mexer no aplicativo de áudio ou música.</text:p>
          </table:table-cell>
          <table:table-cell office:value-type="string" office:string-value="O som ambiente, o barulho dos equipamentos e as vozes ao redor.;A disposição dos móveis e seus formatos.;As combinações de cores e intensidade da iluminação.;A textura das superfícies.">
            <text:p>O som ambiente, o barulho dos equipamentos e as vozes ao redor.;A disposição dos móveis e seus formatos.;As combinações de cores e intensidade da iluminação.;A textura das superfícies.</text:p>
          </table:table-cell>
          <table:table-cell office:value-type="string" office:string-value="Sempre pego primeiro aqueles que me chamam mais a atenção.;Leio os rótulos, vejo as especificações, data de validade.;Gosto de perguntar a opinião das pessoas sobre algum produto.;Procuro pegar no produto, sentir o peso, sentir sua forma.">
            <text:p>Sempre pego primeiro aqueles que me chamam mais a atenção.;Leio os rótulos, vejo as especificações, data de validade.;Gosto de perguntar a opinião das pessoas sobre algum produto.;Procuro pegar no produto, sentir o peso, sentir sua forma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Leio os rótulos, vejo as especificações, data de validade.;Procuro pegar no produto, sentir o peso, sentir sua forma.;Gosto de perguntar a opinião das pessoas sobre algum produto.;Sempre pego primeiro aqueles que me chamam mais a atenção.">
            <text:p>Leio os rótulos, vejo as especificações, data de validade.;Procuro pegar no produto, sentir o peso, sentir sua forma.;Gosto de perguntar a opinião das pessoas sobre algum produto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mexer no aplicativo de áudio ou música.;Vou falar de assuntos importantes ressaltando o que é importante;Vou trabalhar com cores. Sei combinar bem as cores;Vou escolher materiais confortáveis ou ergonômicos.">
            <text:p>Vou mexer no aplicativo de áudio ou música.;Vou falar de assuntos importantes ressaltando o que é importante;Vou trabalhar com cores. Sei combinar bem as cores;Vou escolher materiais confortáveis ou ergonômicos.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Leio os rótulos, vejo as especificações, data de validade.;Sempre pego primeiro aqueles que me chamam mais a atenção.;Gosto de perguntar a opinião das pessoas sobre algum produto.;Procuro pegar no produto, sentir o peso, sentir sua forma.">
            <text:p>Leio os rótulos, vejo as especificações, data de validade.;Sempre pego primeiro aqueles que me chamam mais a atenção.;Gosto de perguntar a opinião das pessoas sobre algum produto.;Procuro pegar no produto, sentir o peso, sentir sua forma.</text:p>
          </table:table-cell>
          <table:table-cell office:value-type="string" office:string-value="Uma bússola e um mapa.;Uma rede de dormir confortável e um bom chinelo.;Um MP3 com minhas músicas preferidas.;Um binóculo e um óculos de sol.">
            <text:p>Uma bússola e um mapa.;Uma rede de dormir confortável e um bom chinelo.;Um MP3 com minhas músicas preferidas.;Um binóculo e um óculos de sol.</text:p>
          </table:table-cell>
        </table:table-row>
        <table:table-row>
          <table:table-cell office:value-type="string" office:string-value="Somente tomo a decisão após analisar o assunto em detalhes.;Sempre sigo minha intuição e meus instintos.;Procuro seguir pelo caminho que me parece melhor.;Após ouvir várias ideias, sigo a que me soou melhor.">
            <text:p>Somente tomo a decisão após analisar o assunto em detalhes.;Sempre sigo minha intuição e meus instintos.;Procuro seguir pelo caminho que me parece melhor.;Após ouvir várias ideias, sigo a que me soou melhor.</text:p>
          </table:table-cell>
          <table:table-cell office:value-type="string" office:string-value="Vou mexer no aplicativo de áudio ou música.;Vou escolher materiais confortáveis ou ergonômicos.;Vou trabalhar com cores. Sei combinar bem as cores;Vou falar de assuntos importantes ressaltando o que é importante">
            <text:p>Vou mexer no aplicativo de áudio ou música.;Vou escolher materiais confortáveis ou ergonômicos.;Vou trabalhar com cores. Sei combinar bem as cores;Vou falar de assuntos importantes ressaltando o que é importante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Leio os rótulos, vejo as especificações, data de validade.;Procuro pegar no produto, sentir o peso, sentir sua forma.;Sempre pego primeiro aqueles que me chamam mais a atenção.;Gosto de perguntar a opinião das pessoas sobre algum produto.">
            <text:p>Leio os rótulos, vejo as especificações, data de validade.;Procuro pegar no produto, sentir o peso, sentir sua forma.;Sempre pego primeiro aqueles que me chamam mais a atenção.;Gosto de perguntar a opinião das pessoas sobre algum produto.</text:p>
          </table:table-cell>
          <table:table-cell office:value-type="string" office:string-value="Uma rede de dormir confortável e um bom chinelo.;Um binóculo e um óculos de sol.;Uma bússola e um mapa.;Um MP3 com minhas músicas preferidas.">
            <text:p>Uma rede de dormir confortável e um bom chinelo.;Um binóculo e um óculos de sol.;Uma bússola e um mapa.;Um MP3 com minhas músicas preferidas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mexer no aplicativo de áudio ou música.;Vou escolher materiais confortáveis ou ergonômicos.;Vou falar de assuntos importantes ressaltando o que é importante;Vou trabalhar com cores. Sei combinar bem as cores">
            <text:p>Vou mexer no aplicativo de áudio ou música.;Vou escolher materiais confortáveis ou ergonômicos.;Vou falar de assuntos importantes ressaltando o que é importante;Vou trabalhar com cores. Sei combinar bem as cores</text:p>
          </table:table-cell>
          <table:table-cell office:value-type="string" office:string-value="O som ambiente, o barulho dos equipamentos e as vozes ao redor.;A disposição dos móveis e seus formatos.;As combinações de cores e intensidade da iluminação.;A textura das superfícies.">
            <text:p>O som ambiente, o barulho dos equipamentos e as vozes ao redor.;A disposição dos móveis e seus formatos.;As combinações de cores e intensidade da iluminação.;A textura das superfícies.</text:p>
          </table:table-cell>
          <table:table-cell office:value-type="string" office:string-value="Leio os rótulos, vejo as especificações, data de validade.;Procuro pegar no produto, sentir o peso, sentir sua forma.;Sempre pego primeiro aqueles que me chamam mais a atenção.;Gosto de perguntar a opinião das pessoas sobre algum produto.">
            <text:p>Leio os rótulos, vejo as especificações, data de validade.;Procuro pegar no produto, sentir o peso, sentir sua forma.;Sempre pego primeiro aqueles que me chamam mais a atenção.;Gosto de perguntar a opinião das pessoas sobre algum produt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Procuro seguir pelo caminho que me parece melhor.;Sempre sigo minha intuição e meus instintos.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Leio os rótulos, vejo as especificações, data de validade.;Sempre pego primeiro aqueles que me chamam mais a atenção.;Procuro pegar no produto, sentir o peso, sentir sua forma.;Gosto de perguntar a opinião das pessoas sobre algum produto.">
            <text:p>Leio os rótulos, vejo as especificações, data de validade.;Sempre pego primeiro aqueles que me chamam mais a atenção.;Procuro pegar no produto, sentir o peso, sentir sua forma.;Gosto de perguntar a opinião das pessoas sobre algum produto.</text:p>
          </table:table-cell>
          <table:table-cell office:value-type="string" office:string-value="Uma bússola e um mapa.;Uma rede de dormir confortável e um bom chinelo.;Um binóculo e um óculos de sol.;Um MP3 com minhas músicas preferidas.">
            <text:p>Uma bússola e um mapa.;Uma rede de dormir confortável e um bom chinelo.;Um binóculo e um óculos de sol.;Um MP3 com minhas músicas preferidas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trabalhar com cores. Sei combinar bem as cores;Vou escolher materiais confortáveis ou ergonômicos.;Vou mexer no aplicativo de áudio ou música.;Vou falar de assuntos importantes ressaltando o que é importante">
            <text:p>Vou trabalhar com cores. Sei combinar bem as cores;Vou escolher materiais confortáveis ou ergonômicos.;Vou mexer no aplicativo de áudio ou música.;Vou falar de assuntos importantes ressaltando o que é importante</text:p>
          </table:table-cell>
          <table:table-cell office:value-type="string" office:string-value="O som ambiente, o barulho dos equipamentos e as vozes ao redor.;A disposição dos móveis e seus formatos.;As combinações de cores e intensidade da iluminação.;A textura das superfícies.">
            <text:p>O som ambiente, o barulho dos equipamentos e as vozes ao redor.;A disposição dos móveis e seus formatos.;As combinações de cores e intensidade da iluminação.;A textura das superfícies.</text:p>
          </table:table-cell>
          <table:table-cell office:value-type="string" office:string-value="Leio os rótulos, vejo as especificações, data de validade.;Sempre pego primeiro aqueles que me chamam mais a atenção.;Procuro pegar no produto, sentir o peso, sentir sua forma.;Gosto de perguntar a opinião das pessoas sobre algum produto.">
            <text:p>Leio os rótulos, vejo as especificações, data de validade.;Sempre pego primeiro aqueles que me chamam mais a atenção.;Procuro pegar no produto, sentir o peso, sentir sua forma.;Gosto de perguntar a opinião das pessoas sobre algum produt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Somente tomo a decisão após analisar o assunto em detalhes.;Sempre sigo minha intuição e meus instintos.;Procuro seguir pelo caminho que me parece melhor.;Após ouvir várias ideias, sigo a que me soou melhor.">
            <text:p>Somente tomo a decisão após analisar o assunto em detalhes.;Sempre sigo minha intuição e meus instintos.;Procuro seguir pelo caminho que me parece melhor.;Após ouvir várias ideias, sigo a que me soou melhor.</text:p>
          </table:table-cell>
          <table:table-cell office:value-type="string" office:string-value="Vou mexer no aplicativo de áudio ou música.;Vou falar de assuntos importantes ressaltando o que é importante;Vou escolher materiais confortáveis ou ergonômicos.;Vou trabalhar com cores. Sei combinar bem as cores">
            <text:p>Vou mexer no aplicativo de áudio ou música.;Vou falar de assuntos importantes ressaltando o que é importante;Vou escolher materiais confortáveis ou ergonômicos.;Vou trabalhar com cores. Sei combinar bem as cores</text:p>
          </table:table-cell>
          <table:table-cell office:value-type="string" office:string-value="O som ambiente, o barulho dos equipamentos e as vozes ao redor.;As combinações de cores e intensidade da iluminação.;A disposição dos móveis e seus formatos.;A textura das superfícies.">
            <text:p>O som ambiente, o barulho dos equipamentos e as vozes ao redor.;As combinações de cores e intensidade da iluminação.;A disposição dos móveis e seus formatos.;A textura das superfícies.</text:p>
          </table:table-cell>
          <table:table-cell office:value-type="string" office:string-value="Leio os rótulos, vejo as especificações, data de validade.;Procuro pegar no produto, sentir o peso, sentir sua forma.;Gosto de perguntar a opinião das pessoas sobre algum produto.;Sempre pego primeiro aqueles que me chamam mais a atenção.">
            <text:p>Leio os rótulos, vejo as especificações, data de validade.;Procuro pegar no produto, sentir o peso, sentir sua forma.;Gosto de perguntar a opinião das pessoas sobre algum produto.;Sempre pego primeiro aqueles que me chamam mais a atenção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Sempre sigo minha intuição e meus instintos.;Procuro seguir pelo caminho que me parece melhor.">
            <text:p>Somente tomo a decisão após analisar o assunto em detalhes.;Após ouvir várias ideias, sigo a que me soou melhor.;Sempre sigo minha intuição e meus instinto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Leio os rótulos, vejo as especificações, data de validade.;Sempre pego primeiro aqueles que me chamam mais a atenção.;Procuro pegar no produto, sentir o peso, sentir sua forma.;Gosto de perguntar a opinião das pessoas sobre algum produto.">
            <text:p>Leio os rótulos, vejo as especificações, data de validade.;Sempre pego primeiro aqueles que me chamam mais a atenção.;Procuro pegar no produto, sentir o peso, sentir sua forma.;Gosto de perguntar a opinião das pessoas sobre algum produto.</text:p>
          </table:table-cell>
          <table:table-cell office:value-type="string" office:string-value="Uma rede de dormir confortável e um bom chinelo.;Um MP3 com minhas músicas preferidas.;Uma bússola e um mapa.;Um binóculo e um óculos de sol.">
            <text:p>Uma rede de dormir confortável e um bom chinelo.;Um MP3 com minhas músicas preferidas.;Uma bússola e um mapa.;Um binóculo e um óculos de sol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mexer no aplicativo de áudio ou música.;Vou falar de assuntos importantes ressaltando o que é importante;Vou trabalhar com cores. Sei combinar bem as cores;Vou escolher materiais confortáveis ou ergonômicos.">
            <text:p>Vou mexer no aplicativo de áudio ou música.;Vou falar de assuntos importantes ressaltando o que é importante;Vou trabalhar com cores. Sei combinar bem as cores;Vou escolher materiais confortáveis ou ergonômicos.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">
            <text:p>A disposição dos móveis e seus formatos.;O som ambiente, o barulho dos equipamentos e as vozes ao redor.;As combinações de cores e intensidade da iluminação.;A textura das superfícies.</text:p>
          </table:table-cell>
          <table:table-cell office:value-type="string" office:string-value="Sempre pego primeiro aqueles que me chamam mais a atenção.;Leio os rótulos, vejo as especificações, data de validade.;Gosto de perguntar a opinião das pessoas sobre algum produto.;Procuro pegar no produto, sentir o peso, sentir sua forma.">
            <text:p>Sempre pego primeiro aqueles que me chamam mais a atenção.;Leio os rótulos, vejo as especificações, data de validade.;Gosto de perguntar a opinião das pessoas sobre algum produto.;Procuro pegar no produto, sentir o peso, sentir sua forma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mexer no aplicativo de áudio ou música.;Vou trabalhar com cores. Sei combinar bem as cores;Vou escolher materiais confortáveis ou ergonômicos.">
            <text:p>Vou falar de assuntos importantes ressaltando o que é importante;Vou mexer no aplicativo de áudio ou música.;Vou trabalhar com cores. Sei combinar bem as cores;Vou escolher materiais confortáveis ou ergonômicos.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Leio os rótulos, vejo as especificações, data de validade.;Sempre pego primeiro aqueles que me chamam mais a atenção.;Gosto de perguntar a opinião das pessoas sobre algum produto.;Procuro pegar no produto, sentir o peso, sentir sua forma.">
            <text:p>Leio os rótulos, vejo as especificações, data de validade.;Sempre pego primeiro aqueles que me chamam mais a atenção.;Gosto de perguntar a opinião das pessoas sobre algum produto.;Procuro pegar no produto, sentir o peso, sentir sua forma.</text:p>
          </table:table-cell>
          <table:table-cell office:value-type="string" office:string-value="Uma bússola e um mapa.;Uma rede de dormir confortável e um bom chinelo.;Um MP3 com minhas músicas preferidas.;Um binóculo e um óculos de sol.">
            <text:p>Uma bússola e um mapa.;Uma rede de dormir confortável e um bom chinelo.;Um MP3 com minhas músicas preferidas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mexer no aplicativo de áudio ou música.;Vou escolher materiais confortáveis ou ergonômicos.;Vou falar de assuntos importantes ressaltando o que é importante;Vou trabalhar com cores. Sei combinar bem as cores">
            <text:p>Vou mexer no aplicativo de áudio ou música.;Vou escolher materiais confortáveis ou ergonômicos.;Vou falar de assuntos importantes ressaltando o que é importante;Vou trabalhar com cores. Sei combinar bem as cores</text:p>
          </table:table-cell>
          <table:table-cell office:value-type="string" office:string-value="A textura das superfícies.;A disposição dos móveis e seus formatos.;As combinações de cores e intensidade da iluminação.;O som ambiente, o barulho dos equipamentos e as vozes ao redor.">
            <text:p>A textura das superfícies.;A disposição dos móveis e seus formato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Sempre pego primeiro aqueles que me chamam mais a atenção.;Procuro pegar no produto, sentir o peso, sentir sua forma.;Leio os rótulos, vejo as especificações, data de validade.">
            <text:p>Gosto de perguntar a opinião das pessoas sobre algum produto.;Sempre pego primeiro aqueles que me chamam mais a atenção.;Procuro pegar no produto, sentir o peso, sentir sua forma.;Leio os rótulos, vejo as especificações, data de validade.</text:p>
          </table:table-cell>
          <table:table-cell office:value-type="string" office:string-value="Uma rede de dormir confortável e um bom chinelo.;Um MP3 com minhas músicas preferidas.;Um binóculo e um óculos de sol.;Uma bússola e um mapa.">
            <text:p>Uma rede de dormir confortável e um bom chinelo.;Um MP3 com minhas músicas preferidas.;Um binóculo e um óculos de sol.;Uma bússola e um mapa.</text:p>
          </table:table-cell>
        </table:table-row>
        <table:table-row>
          <table:table-cell office:value-type="string" office:string-value="Somente tomo a decisão após analisar o assunto em detalhes.;Procuro seguir pelo caminho que me parece melhor.;Após ouvir várias ideias, sigo a que me soou melhor.;Sempre sigo minha intuição e meus instintos.">
            <text:p>Somente tomo a decisão após analisar o assunto em detalhes.;Procuro seguir pelo caminho que me parece melhor.;Após ouvir várias ideias, sigo a que me soou melhor.;Sempre sigo minha intuição e meus instintos.</text:p>
          </table:table-cell>
          <table:table-cell office:value-type="string" office:string-value="Vou trabalhar com cores. Sei combinar bem as cores;Vou falar de assuntos importantes ressaltando o que é importante;Vou escolher materiais confortáveis ou ergonômicos.;Vou mexer no aplicativo de áudio ou música.">
            <text:p>Vou trabalhar com cores. Sei combinar bem as cores;Vou falar de assuntos importantes ressaltando o que é importante;Vou escolher materiais confortáveis ou ergonômicos.;Vou mexer no aplicativo de áudio ou música.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Sempre pego primeiro aqueles que me chamam mais a atenção.;Leio os rótulos, vejo as especificações, data de validade.;Procuro pegar no produto, sentir o peso, sentir sua forma.;Gosto de perguntar a opinião das pessoas sobre algum produto.">
            <text:p>Sempre pego primeiro aqueles que me chamam mais a atenção.;Leio os rótulos, vejo as especificações, data de validade.;Procuro pegar no produto, sentir o peso, sentir sua forma.;Gosto de perguntar a opinião das pessoas sobre algum produto.</text:p>
          </table:table-cell>
          <table:table-cell office:value-type="string" office:string-value="Uma rede de dormir confortável e um bom chinelo.;Um MP3 com minhas músicas preferidas.;Um binóculo e um óculos de sol.;Uma bússola e um mapa.">
            <text:p>Uma rede de dormir confortável e um bom chinelo.;Um MP3 com minhas músicas preferidas.;Um binóculo e um óculos de sol.;Uma bússola e um mapa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Sempre sigo minha intuição e meus instintos.;Procuro seguir pelo caminho que me parece melhor.">
            <text:p>Somente tomo a decisão após analisar o assunto em detalhes.;Após ouvir várias ideias, sigo a que me soou melhor.;Sempre sigo minha intuição e meus instinto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O som ambiente, o barulho dos equipamentos e as vozes ao redor.;As combinações de cores e intensidade da iluminação.;A disposição dos móveis e seus formatos.;A textura das superfícies.">
            <text:p>O som ambiente, o barulho dos equipamentos e as vozes ao redor.;As combinações de cores e intensidade da iluminação.;A disposição dos móveis e seus formatos.;A textura das superfícies.</text:p>
          </table:table-cell>
          <table:table-cell office:value-type="string" office:string-value="Leio os rótulos, vejo as especificações, data de validade.;Procuro pegar no produto, sentir o peso, sentir sua forma.;Gosto de perguntar a opinião das pessoas sobre algum produto.;Sempre pego primeiro aqueles que me chamam mais a atenção.">
            <text:p>Leio os rótulos, vejo as especificações, data de validade.;Procuro pegar no produto, sentir o peso, sentir sua forma.;Gosto de perguntar a opinião das pessoas sobre algum produto.;Sempre pego primeiro aqueles que me chamam mais a atenção.</text:p>
          </table:table-cell>
          <table:table-cell office:value-type="string" office:string-value="Uma bússola e um mapa.;Um binóculo e um óculos de sol.;Uma rede de dormir confortável e um bom chinelo.;Um MP3 com minhas músicas preferidas.">
            <text:p>Uma bússola e um mapa.;Um binóculo e um óculos de sol.;Uma rede de dormir confortável e um bom chinelo.;Um MP3 com minhas músicas preferidas.</text:p>
          </table:table-cell>
        </table:table-row>
        <table:table-row>
          <table:table-cell office:value-type="string" office:string-value="Somente tomo a decisão após analisar o assunto em detalhes.;Sempre sigo minha intuição e meus instintos.;Após ouvir várias ideias, sigo a que me soou melhor.;Procuro seguir pelo caminho que me parece melhor.">
            <text:p>Somente tomo a decisão após analisar o assunto em detalhes.;Sempre sigo minha intuição e meus instintos.;Após ouvir várias ideias, sigo a que me soou melhor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rede de dormir confortável e um bom chinelo.;Um binóculo e um óculos de sol.;Uma bússola e um mapa.;Um MP3 com minhas músicas preferidas.">
            <text:p>Uma rede de dormir confortável e um bom chinelo.;Um binóculo e um óculos de sol.;Uma bússola e um mapa.;Um MP3 com minhas músicas preferidas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Sempre sigo minha intuição e meus instintos.;Procuro seguir pelo caminho que me parece melhor.">
            <text:p>Somente tomo a decisão após analisar o assunto em detalhes.;Após ouvir várias ideias, sigo a que me soou melhor.;Sempre sigo minha intuição e meus instintos.;Procuro seguir pelo caminho que me parece melhor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Gosto de perguntar a opinião das pessoas sobre algum produto.;Procuro pegar no produto, sentir o peso, sentir sua forma.;Sempre pego primeiro aqueles que me chamam mais a atenção.">
            <text:p>Leio os rótulos, vejo as especificações, data de validade.;Gosto de perguntar a opinião das pessoas sobre algum produto.;Procuro pegar no produto, sentir o peso, sentir sua forma.;Sempre pego primeiro aqueles que me chamam mais a atenção.</text:p>
          </table:table-cell>
          <table:table-cell office:value-type="string" office:string-value="Uma bússola e um mapa.;Uma rede de dormir confortável e um bom chinelo.;Um binóculo e um óculos de sol.;Um MP3 com minhas músicas preferidas.">
            <text:p>Uma bússola e um mapa.;Uma rede de dormir confortável e um bom chinelo.;Um binóculo e um óculos de sol.;Um MP3 com minhas músicas preferidas.</text:p>
          </table:table-cell>
        </table:table-row>
        <table:table-row>
          <table:table-cell office:value-type="string" office:string-value="Somente tomo a decisão após analisar o assunto em detalhes.;Procuro seguir pelo caminho que me parece melhor.;Sempre sigo minha intuição e meus instintos.;Após ouvir várias ideias, sigo a que me soou melhor.">
            <text:p>Somente tomo a decisão após analisar o assunto em detalhes.;Procuro seguir pelo caminho que me parece melhor.;Sempre sigo minha intuição e meus instintos.;Após ouvir várias ideias, sigo a que me soou melhor.</text:p>
          </table:table-cell>
          <table:table-cell office:value-type="string" office:string-value="Vou falar de assuntos importantes ressaltando o que é importante;Vou escolher materiais confortáveis ou ergonômicos.;Vou trabalhar com cores. Sei combinar bem as cores;Vou mexer no aplicativo de áudio ou música.">
            <text:p>Vou falar de assuntos importantes ressaltando o que é importante;Vou escolher materiais confortáveis ou ergonômicos.;Vou trabalhar com cores. Sei combinar bem as cores;Vou mexer no aplicativo de áudio ou música.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Leio os rótulos, vejo as especificações, data de validade.;Procuro pegar no produto, sentir o peso, sentir sua forma.;Sempre pego primeiro aqueles que me chamam mais a atenção.;Gosto de perguntar a opinião das pessoas sobre algum produto.">
            <text:p>Leio os rótulos, vejo as especificações, data de validade.;Procuro pegar no produto, sentir o peso, sentir sua forma.;Sempre pego primeiro aqueles que me chamam mais a atenção.;Gosto de perguntar a opinião das pessoas sobre algum produto.</text:p>
          </table:table-cell>
          <table:table-cell office:value-type="string" office:string-value="Uma bússola e um mapa.;Uma rede de dormir confortável e um bom chinelo.;Um binóculo e um óculos de sol.;Um MP3 com minhas músicas preferidas.">
            <text:p>Uma bússola e um mapa.;Uma rede de dormir confortável e um bom chinelo.;Um binóculo e um óculos de sol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mexer no aplicativo de áudio ou música.;Vou falar de assuntos importantes ressaltando o que é importante;Vou escolher materiais confortáveis ou ergonômicos.;Vou trabalhar com cores. Sei combinar bem as cores">
            <text:p>Vou mexer no aplicativo de áudio ou música.;Vou falar de assuntos importantes ressaltando o que é importante;Vou escolher materiais confortáveis ou ergonômicos.;Vou trabalhar com cores. Sei combinar bem as cores</text:p>
          </table:table-cell>
          <table:table-cell office:value-type="string" office:string-value="O som ambiente, o barulho dos equipamentos e as vozes ao redor.;A disposição dos móveis e seus formatos.;A textura das superfícies.;As combinações de cores e intensidade da iluminação.">
            <text:p>O som ambiente, o barulho dos equipamentos e as vozes ao redor.;A disposição dos móveis e seus formatos.;A textura das superfícies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s combinações de cores e intensidade da iluminação.;A disposição dos móveis e seus formatos.;A textura das superfícies.;O som ambiente, o barulho dos equipamentos e as vozes ao redor.">
            <text:p>As combinações de cores e intensidade da iluminação.;A disposição dos móveis e seus formatos.;A textura das superfícies.;O som ambiente, o barulho dos equipamentos e as vozes ao redor.</text:p>
          </table:table-cell>
          <table:table-cell office:value-type="string" office:string-value="Leio os rótulos, vejo as especificações, data de validade.;Sempre pego primeiro aqueles que me chamam mais a atenção.;Procuro pegar no produto, sentir o peso, sentir sua forma.;Gosto de perguntar a opinião das pessoas sobre algum produto.">
            <text:p>Leio os rótulos, vejo as especificações, data de validade.;Sempre pego primeiro aqueles que me chamam mais a atenção.;Procuro pegar no produto, sentir o peso, sentir sua forma.;Gosto de perguntar a opinião das pessoas sobre algum produto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falar de assuntos importantes ressaltando o que é importante;Vou mexer no aplicativo de áudio ou música.;Vou trabalhar com cores. Sei combinar bem as cores;Vou escolher materiais confortáveis ou ergonômicos.">
            <text:p>Vou falar de assuntos importantes ressaltando o que é importante;Vou mexer no aplicativo de áudio ou música.;Vou trabalhar com cores. Sei combinar bem as cores;Vou escolher materiais confortáveis ou ergonômicos.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">
            <text:p>A disposição dos móveis e seus formatos.;O som ambiente, o barulho dos equipamentos e as vozes ao redor.;As combinações de cores e intensidade da iluminação.;A textura das superfícies.</text:p>
          </table:table-cell>
          <table:table-cell office:value-type="string" office:string-value="Leio os rótulos, vejo as especificações, data de validade.;Procuro pegar no produto, sentir o peso, sentir sua forma.;Sempre pego primeiro aqueles que me chamam mais a atenção.;Gosto de perguntar a opinião das pessoas sobre algum produto.">
            <text:p>Leio os rótulos, vejo as especificações, data de validade.;Procuro pegar no produto, sentir o peso, sentir sua forma.;Sempre pego primeiro aqueles que me chamam mais a atenção.;Gosto de perguntar a opinião das pessoas sobre algum produto.</text:p>
          </table:table-cell>
          <table:table-cell office:value-type="string" office:string-value="Uma rede de dormir confortável e um bom chinelo.;Um binóculo e um óculos de sol.;Uma bússola e um mapa.;Um MP3 com minhas músicas preferidas.">
            <text:p>Uma rede de dormir confortável e um bom chinelo.;Um binóculo e um óculos de sol.;Uma bússola e um mapa.;Um MP3 com minhas músicas preferidas.</text:p>
          </table:table-cell>
        </table:table-row>
        <table:table-row>
          <table:table-cell office:value-type="string" office:string-value="Somente tomo a decisão após analisar o assunto em detalhes.;Sempre sigo minha intuição e meus instintos.;Após ouvir várias ideias, sigo a que me soou melhor.;Procuro seguir pelo caminho que me parece melhor.">
            <text:p>Somente tomo a decisão após analisar o assunto em detalhes.;Sempre sigo minha intuição e meus instintos.;Após ouvir várias ideias, sigo a que me soou melhor.;Procuro seguir pelo caminho que me parece melhor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Leio os rótulos, vejo as especificações, data de validade.;Sempre pego primeiro aqueles que me chamam mais a atenção.;Procuro pegar no produto, sentir o peso, sentir sua forma.;Gosto de perguntar a opinião das pessoas sobre algum produto.">
            <text:p>Leio os rótulos, vejo as especificações, data de validade.;Sempre pego primeiro aqueles que me chamam mais a atenção.;Procuro pegar no produto, sentir o peso, sentir sua forma.;Gosto de perguntar a opinião das pessoas sobre algum produto.</text:p>
          </table:table-cell>
          <table:table-cell office:value-type="string" office:string-value="Uma rede de dormir confortável e um bom chinelo.;Um MP3 com minhas músicas preferidas.;Uma bússola e um mapa.;Um binóculo e um óculos de sol.">
            <text:p>Uma rede de dormir confortável e um bom chinelo.;Um MP3 com minhas músicas preferidas.;Uma bússola e um mapa.;Um binóculo e um óculos de sol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Sempre sigo minha intuição e meus instintos.;Procuro seguir pelo caminho que me parece melhor.">
            <text:p>Somente tomo a decisão após analisar o assunto em detalhes.;Após ouvir várias ideias, sigo a que me soou melhor.;Sempre sigo minha intuição e meus instintos.;Procuro seguir pelo caminho que me parece melhor.</text:p>
          </table:table-cell>
          <table:table-cell office:value-type="string" office:string-value="Vou mexer no aplicativo de áudio ou música.;Vou falar de assuntos importantes ressaltando o que é importante;Vou trabalhar com cores. Sei combinar bem as cores;Vou escolher materiais confortáveis ou ergonômicos.">
            <text:p>Vou mexer no aplicativo de áudio ou música.;Vou falar de assuntos importantes ressaltando o que é importante;Vou trabalhar com cores. Sei combinar bem as cores;Vou escolher materiais confortáveis ou ergonômicos.</text:p>
          </table:table-cell>
          <table:table-cell office:value-type="string" office:string-value="O som ambiente, o barulho dos equipamentos e as vozes ao redor.;As combinações de cores e intensidade da iluminação.;A disposição dos móveis e seus formatos.;A textura das superfícies.">
            <text:p>O som ambiente, o barulho dos equipamentos e as vozes ao redor.;As combinações de cores e intensidade da iluminação.;A disposição dos móveis e seus formatos.;A textura das superfícies.</text:p>
          </table:table-cell>
          <table:table-cell office:value-type="string" office:string-value="Leio os rótulos, vejo as especificações, data de validade.;Sempre pego primeiro aqueles que me chamam mais a atenção.;Procuro pegar no produto, sentir o peso, sentir sua forma.;Gosto de perguntar a opinião das pessoas sobre algum produto.">
            <text:p>Leio os rótulos, vejo as especificações, data de validade.;Sempre pego primeiro aqueles que me chamam mais a atenção.;Procuro pegar no produto, sentir o peso, sentir sua forma.;Gosto de perguntar a opinião das pessoas sobre algum produt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s combinações de cores e intensidade da iluminação.;A disposição dos móveis e seus formatos.;A textura das superfícies.;O som ambiente, o barulho dos equipamentos e as vozes ao redor.">
            <text:p>As combinações de cores e intensidade da iluminação.;A disposição dos móveis e seus formatos.;A textura das superfícies.;O som ambiente, o barulho dos equipamentos e as vozes ao redor.</text:p>
          </table:table-cell>
          <table:table-cell office:value-type="string" office:string-value="Sempre pego primeiro aqueles que me chamam mais a atenção.;Leio os rótulos, vejo as especificações, data de validade.;Procuro pegar no produto, sentir o peso, sentir sua forma.;Gosto de perguntar a opinião das pessoas sobre algum produto.">
            <text:p>Sempre pego primeiro aqueles que me chamam mais a atenção.;Leio os rótulos, vejo as especificações, data de validade.;Procuro pegar no produto, sentir o peso, sentir sua forma.;Gosto de perguntar a opinião das pessoas sobre algum produt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Somente tomo a decisão após analisar o assunto em detalhes.;Procuro seguir pelo caminho que me parece melhor.;Após ouvir várias ideias, sigo a que me soou melhor.;Sempre sigo minha intuição e meus instintos.">
            <text:p>Somente tomo a decisão após analisar o assunto em detalhes.;Procuro seguir pelo caminho que me parece melhor.;Após ouvir várias ideias, sigo a que me soou melhor.;Sempre sigo minha intuição e meus instintos.</text:p>
          </table:table-cell>
          <table:table-cell office:value-type="string" office:string-value="Vou falar de assuntos importantes ressaltando o que é importante;Vou trabalhar com cores. Sei combinar bem as cores;Vou escolher materiais confortáveis ou ergonômicos.;Vou mexer no aplicativo de áudio ou música.">
            <text:p>Vou falar de assuntos importantes ressaltando o que é importante;Vou trabalhar com cores. Sei combinar bem as cores;Vou escolher materiais confortáveis ou ergonômicos.;Vou mexer no aplicativo de áudio ou música.</text:p>
          </table:table-cell>
          <table:table-cell office:value-type="string" office:string-value="A disposição dos móveis e seus formatos.;O som ambiente, o barulho dos equipamentos e as vozes ao redor.;A textura das superfícies.;As combinações de cores e intensidade da iluminação.">
            <text:p>A disposição dos móveis e seus formatos.;O som ambiente, o barulho dos equipamentos e as vozes ao redor.;A textura das superfícies.;As combinações de cores e intensidade da iluminação.</text:p>
          </table:table-cell>
          <table:table-cell office:value-type="string" office:string-value="Leio os rótulos, vejo as especificações, data de validade.;Procuro pegar no produto, sentir o peso, sentir sua forma.;Gosto de perguntar a opinião das pessoas sobre algum produto.;Sempre pego primeiro aqueles que me chamam mais a atenção.">
            <text:p>Leio os rótulos, vejo as especificações, data de validade.;Procuro pegar no produto, sentir o peso, sentir sua forma.;Gosto de perguntar a opinião das pessoas sobre algum produto.;Sempre pego primeiro aqueles que me chamam mais a atenção.</text:p>
          </table:table-cell>
          <table:table-cell office:value-type="string" office:string-value="Uma bússola e um mapa.;Uma rede de dormir confortável e um bom chinelo.;Um binóculo e um óculos de sol.;Um MP3 com minhas músicas preferidas.">
            <text:p>Uma bússola e um mapa.;Uma rede de dormir confortável e um bom chinelo.;Um binóculo e um óculos de sol.;Um MP3 com minhas músicas preferidas.</text:p>
          </table:table-cell>
        </table:table-row>
        <table:table-row>
          <table:table-cell office:value-type="string" office:string-value="Sempre sigo minha intuição e meus instintos.;Procuro seguir pelo caminho que me parece melhor.;Após ouvir várias ideias, sigo a que me soou melhor.;Somente tomo a decisão após analisar o assunto em detalhes.">
            <text:p>Sempre sigo minha intuição e meus instintos.;Procuro seguir pelo caminho que me parece melhor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Sempre pego primeiro aqueles que me chamam mais a atenção.;Procuro pegar no produto, sentir o peso, sentir sua forma.;Leio os rótulos, vejo as especificações, data de validade.;Gosto de perguntar a opinião das pessoas sobre algum produto.">
            <text:p>Sempre pego primeiro aqueles que me chamam mais a atenção.;Procuro pegar no produto, sentir o peso, sentir sua forma.;Leio os rótulos, vejo as especificações, data de validade.;Gosto de perguntar a opinião das pessoas sobre algum produt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falar de assuntos importantes ressaltando o que é importante;Vou escolher materiais confortáveis ou ergonômicos.;Vou trabalhar com cores. Sei combinar bem as cores;Vou mexer no aplicativo de áudio ou música.">
            <text:p>Vou falar de assuntos importantes ressaltando o que é importante;Vou escolher materiais confortáveis ou ergonômicos.;Vou trabalhar com cores. Sei combinar bem as cores;Vou mexer no aplicativo de áudio ou música.</text:p>
          </table:table-cell>
          <table:table-cell office:value-type="string" office:string-value="As combinações de cores e intensidade da iluminação.;O som ambiente, o barulho dos equipamentos e as vozes ao redor.;A disposição dos móveis e seus formatos.;A textura das superfícies.">
            <text:p>As combinações de cores e intensidade da iluminação.;O som ambiente, o barulho dos equipamentos e as vozes ao redor.;A disposição dos móveis e seus formatos.;A textura das superfícies.</text:p>
          </table:table-cell>
          <table:table-cell office:value-type="string" office:string-value="Procuro pegar no produto, sentir o peso, sentir sua forma.;Leio os rótulos, vejo as especificações, data de validade.;Gosto de perguntar a opinião das pessoas sobre algum produto.;Sempre pego primeiro aqueles que me chamam mais a atenção.">
            <text:p>Procuro pegar no produto, sentir o peso, sentir sua forma.;Leio os rótulos, vejo as especificações, data de validade.;Gosto de perguntar a opinião das pessoas sobre algum produto.;Sempre pego primeiro aqueles que me chamam mais a atenção.</text:p>
          </table:table-cell>
          <table:table-cell office:value-type="string" office:string-value="Uma bússola e um mapa.;Uma rede de dormir confortável e um bom chinelo.;Um binóculo e um óculos de sol.;Um MP3 com minhas músicas preferidas.">
            <text:p>Uma bússola e um mapa.;Uma rede de dormir confortável e um bom chinelo.;Um binóculo e um óculos de sol.;Um MP3 com minhas músicas preferidas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Procuro seguir pelo caminho que me parece melhor.;Sempre sigo minha intuição e meus instintos.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office:string-value="Vou mexer no aplicativo de áudio ou música.;Vou falar de assuntos importantes ressaltando o que é importante;Vou escolher materiais confortáveis ou ergonômicos.;Vou trabalhar com cores. Sei combinar bem as cores">
            <text:p>Vou mexer no aplicativo de áudio ou música.;Vou falar de assuntos importantes ressaltando o que é importante;Vou escolher materiais confortáveis ou ergonômicos.;Vou trabalhar com cores. Sei combinar bem as cores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Sempre pego primeiro aqueles que me chamam mais a atenção.;Procuro pegar no produto, sentir o peso, sentir sua forma.;Leio os rótulos, vejo as especificações, data de validade.;Gosto de perguntar a opinião das pessoas sobre algum produto.">
            <text:p>Sempre pego primeiro aqueles que me chamam mais a atenção.;Procuro pegar no produto, sentir o peso, sentir sua forma.;Leio os rótulos, vejo as especificações, data de validade.;Gosto de perguntar a opinião das pessoas sobre algum produto.</text:p>
          </table:table-cell>
          <table:table-cell office:value-type="string" office:string-value="Uma rede de dormir confortável e um bom chinelo.;Um MP3 com minhas músicas preferidas.;Uma bússola e um mapa.;Um binóculo e um óculos de sol.">
            <text:p>Uma rede de dormir confortável e um bom chinelo.;Um MP3 com minhas músicas preferidas.;Uma bússola e um mapa.;Um binóculo e um óculos de sol.</text:p>
          </table:table-cell>
        </table:table-row>
        <table:table-row>
          <table:table-cell office:value-type="string" office:string-value="Somente tomo a decisão após analisar o assunto em detalhes.;Sempre sigo minha intuição e meus instintos.;Procuro seguir pelo caminho que me parece melhor.;Após ouvir várias ideias, sigo a que me soou melhor.">
            <text:p>Somente tomo a decisão após analisar o assunto em detalhes.;Sempre sigo minha intuição e meus instintos.;Procuro seguir pelo caminho que me parece melhor.;Após ouvir várias ideias, sigo a que me soou melhor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O som ambiente, o barulho dos equipamentos e as vozes ao redor.;As combinações de cores e intensidade da iluminação.;A disposição dos móveis e seus formatos.;A textura das superfícies.">
            <text:p>O som ambiente, o barulho dos equipamentos e as vozes ao redor.;As combinações de cores e intensidade da iluminação.;A disposição dos móveis e seus formatos.;A textura das superfícies.</text:p>
          </table:table-cell>
          <table:table-cell office:value-type="string" office:string-value="Leio os rótulos, vejo as especificações, data de validade.;Sempre pego primeiro aqueles que me chamam mais a atenção.;Procuro pegar no produto, sentir o peso, sentir sua forma.;Gosto de perguntar a opinião das pessoas sobre algum produto.">
            <text:p>Leio os rótulos, vejo as especificações, data de validade.;Sempre pego primeiro aqueles que me chamam mais a atenção.;Procuro pegar no produto, sentir o peso, sentir sua forma.;Gosto de perguntar a opinião das pessoas sobre algum produt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Somente tomo a decisão após analisar o assunto em detalhes.;Sempre sigo minha intuição e meus instintos.;Após ouvir várias ideias, sigo a que me soou melhor.;Procuro seguir pelo caminho que me parece melhor.">
            <text:p>Somente tomo a decisão após analisar o assunto em detalhes.;Sempre sigo minha intuição e meus instintos.;Após ouvir várias ideias, sigo a que me soou melhor.;Procuro seguir pelo caminho que me parece melhor.</text:p>
          </table:table-cell>
          <table:table-cell office:value-type="string" office:string-value="Vou falar de assuntos importantes ressaltando o que é importante;Vou mexer no aplicativo de áudio ou música.;Vou trabalhar com cores. Sei combinar bem as cores;Vou escolher materiais confortáveis ou ergonômicos.">
            <text:p>Vou falar de assuntos importantes ressaltando o que é importante;Vou mexer no aplicativo de áudio ou música.;Vou trabalhar com cores. Sei combinar bem as cores;Vou escolher materiais confortáveis ou ergonômicos.</text:p>
          </table:table-cell>
          <table:table-cell office:value-type="string" office:string-value="O som ambiente, o barulho dos equipamentos e as vozes ao redor.;A disposição dos móveis e seus formatos.;As combinações de cores e intensidade da iluminação.;A textura das superfícies.">
            <text:p>O som ambiente, o barulho dos equipamentos e as vozes ao redor.;A disposição dos móveis e seus formatos.;As combinações de cores e intensidade da iluminação.;A textura das superfícies.</text:p>
          </table:table-cell>
          <table:table-cell office:value-type="string" office:string-value="Leio os rótulos, vejo as especificações, data de validade.;Procuro pegar no produto, sentir o peso, sentir sua forma.;Gosto de perguntar a opinião das pessoas sobre algum produto.;Sempre pego primeiro aqueles que me chamam mais a atenção.">
            <text:p>Leio os rótulos, vejo as especificações, data de validade.;Procuro pegar no produto, sentir o peso, sentir sua forma.;Gosto de perguntar a opinião das pessoas sobre algum produto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Procuro seguir pelo caminho que me parece melhor.;Sempre sigo minha intuição e meus instintos.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office:string-value="Vou mexer no aplicativo de áudio ou música.;Vou falar de assuntos importantes ressaltando o que é importante;Vou escolher materiais confortáveis ou ergonômicos.;Vou trabalhar com cores. Sei combinar bem as cores">
            <text:p>Vou mexer no aplicativo de áudio ou música.;Vou falar de assuntos importantes ressaltando o que é importante;Vou escolher materiais confortáveis ou ergonômicos.;Vou trabalhar com cores. Sei combinar bem as cores</text:p>
          </table:table-cell>
          <table:table-cell office:value-type="string" office:string-value="O som ambiente, o barulho dos equipamentos e as vozes ao redor.;As combinações de cores e intensidade da iluminação.;A disposição dos móveis e seus formatos.;A textura das superfícies.">
            <text:p>O som ambiente, o barulho dos equipamentos e as vozes ao redor.;As combinações de cores e intensidade da iluminação.;A disposição dos móveis e seus formatos.;A textura das superfícies.</text:p>
          </table:table-cell>
          <table:table-cell office:value-type="string" office:string-value="Leio os rótulos, vejo as especificações, data de validade.;Gosto de perguntar a opinião das pessoas sobre algum produto.;Sempre pego primeiro aqueles que me chamam mais a atenção.;Procuro pegar no produto, sentir o peso, sentir sua forma.">
            <text:p>Leio os rótulos, vejo as especificações, data de validade.;Gosto de perguntar a opinião das pessoas sobre algum produto.;Sempre pego primeiro aqueles que me chamam mais a atenção.;Procuro pegar no produto, sentir o peso, sentir sua forma.</text:p>
          </table:table-cell>
          <table:table-cell office:value-type="string" office:string-value="Uma rede de dormir confortável e um bom chinelo.;Um MP3 com minhas músicas preferidas.;Um binóculo e um óculos de sol.;Uma bússola e um mapa.">
            <text:p>Uma rede de dormir confortável e um bom chinelo.;Um MP3 com minhas músicas preferidas.;Um binóculo e um óculos de sol.;Uma bússola e um mapa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Procuro seguir pelo caminho que me parece melhor.;Sempre sigo minha intuição e meus instintos.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office:string-value="Vou mexer no aplicativo de áudio ou música.;Vou escolher materiais confortáveis ou ergonômicos.;Vou falar de assuntos importantes ressaltando o que é importante;Vou trabalhar com cores. Sei combinar bem as cores">
            <text:p>Vou mexer no aplicativo de áudio ou música.;Vou escolher materiais confortáveis ou ergonômicos.;Vou falar de assuntos importantes ressaltando o que é importante;Vou trabalhar com cores. Sei combinar bem as cores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">
            <text:p>A disposição dos móveis e seus formatos.;O som ambiente, o barulho dos equipamentos e as vozes ao redor.;As combinações de cores e intensidade da iluminação.;A textura das superfícies.</text:p>
          </table:table-cell>
          <table:table-cell office:value-type="string" office:string-value="Sempre pego primeiro aqueles que me chamam mais a atenção.;Procuro pegar no produto, sentir o peso, sentir sua forma.;Leio os rótulos, vejo as especificações, data de validade.;Gosto de perguntar a opinião das pessoas sobre algum produto.">
            <text:p>Sempre pego primeiro aqueles que me chamam mais a atenção.;Procuro pegar no produto, sentir o peso, sentir sua forma.;Leio os rótulos, vejo as especificações, data de validade.;Gosto de perguntar a opinião das pessoas sobre algum produt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Somente tomo a decisão após analisar o assunto em detalhes.;Procuro seguir pelo caminho que me parece melhor.;Após ouvir várias ideias, sigo a que me soou melhor.;Sempre sigo minha intuição e meus instintos.">
            <text:p>Somente tomo a decisão após analisar o assunto em detalhes.;Procuro seguir pelo caminho que me parece melhor.;Após ouvir várias ideias, sigo a que me soou melhor.;Sempre sigo minha intuição e meus instintos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O som ambiente, o barulho dos equipamentos e as vozes ao redor.;As combinações de cores e intensidade da iluminação.;A disposição dos móveis e seus formatos.;A textura das superfícies.">
            <text:p>O som ambiente, o barulho dos equipamentos e as vozes ao redor.;As combinações de cores e intensidade da iluminação.;A disposição dos móveis e seus formatos.;A textura das superfícies.</text:p>
          </table:table-cell>
          <table:table-cell office:value-type="string" office:string-value="Sempre pego primeiro aqueles que me chamam mais a atenção.;Leio os rótulos, vejo as especificações, data de validade.;Procuro pegar no produto, sentir o peso, sentir sua forma.;Gosto de perguntar a opinião das pessoas sobre algum produto.">
            <text:p>Sempre pego primeiro aqueles que me chamam mais a atenção.;Leio os rótulos, vejo as especificações, data de validade.;Procuro pegar no produto, sentir o peso, sentir sua forma.;Gosto de perguntar a opinião das pessoas sobre algum produt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Procuro seguir pelo caminho que me parece melhor.;Sempre sigo minha intuição e meus instintos.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">
            <text:p>A disposição dos móveis e seus formatos.;O som ambiente, o barulho dos equipamentos e as vozes ao redor.;As combinações de cores e intensidade da iluminação.;A textura das superfícies.</text:p>
          </table:table-cell>
          <table:table-cell office:value-type="string" office:string-value="Sempre pego primeiro aqueles que me chamam mais a atenção.;Procuro pegar no produto, sentir o peso, sentir sua forma.;Leio os rótulos, vejo as especificações, data de validade.;Gosto de perguntar a opinião das pessoas sobre algum produto.">
            <text:p>Sempre pego primeiro aqueles que me chamam mais a atenção.;Procuro pegar no produto, sentir o peso, sentir sua forma.;Leio os rótulos, vejo as especificações, data de validade.;Gosto de perguntar a opinião das pessoas sobre algum produto.</text:p>
          </table:table-cell>
          <table:table-cell office:value-type="string" office:string-value="Uma rede de dormir confortável e um bom chinelo.;Um MP3 com minhas músicas preferidas.;Um binóculo e um óculos de sol.;Uma bússola e um mapa.">
            <text:p>Uma rede de dormir confortável e um bom chinelo.;Um MP3 com minhas músicas preferidas.;Um binóculo e um óculos de sol.;Uma bússola e um mapa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Procuro seguir pelo caminho que me parece melhor.;Sempre sigo minha intuição e meus instintos.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Leio os rótulos, vejo as especificações, data de validade.;Gosto de perguntar a opinião das pessoas sobre algum produto.;Procuro pegar no produto, sentir o peso, sentir sua forma.;Sempre pego primeiro aqueles que me chamam mais a atenção.">
            <text:p>Leio os rótulos, vejo as especificações, data de validade.;Gosto de perguntar a opinião das pessoas sobre algum produto.;Procuro pegar no produto, sentir o peso, sentir sua forma.;Sempre pego primeiro aqueles que me chamam mais a atenção.</text:p>
          </table:table-cell>
          <table:table-cell office:value-type="string" office:string-value="Uma bússola e um mapa.;Uma rede de dormir confortável e um bom chinelo.;Um MP3 com minhas músicas preferidas.;Um binóculo e um óculos de sol.">
            <text:p>Uma bússola e um mapa.;Uma rede de dormir confortável e um bom chinelo.;Um MP3 com minhas músicas preferidas.;Um binóculo e um óculos de sol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s combinações de cores e intensidade da iluminação.;O som ambiente, o barulho dos equipamentos e as vozes ao redor.;A textura das superfícies.;A disposição dos móveis e seus formatos.">
            <text:p>As combinações de cores e intensidade da iluminação.;O som ambiente, o barulho dos equipamentos e as vozes ao redor.;A textura das superfícies.;A disposição dos móveis e seus formatos.</text:p>
          </table:table-cell>
          <table:table-cell office:value-type="string" office:string-value="Procuro pegar no produto, sentir o peso, sentir sua forma.;Leio os rótulos, vejo as especificações, data de validade.;Sempre pego primeiro aqueles que me chamam mais a atenção.;Gosto de perguntar a opinião das pessoas sobre algum produto.">
            <text:p>Procuro pegar no produto, sentir o peso, sentir sua forma.;Leio os rótulos, vejo as especificações, data de validade.;Sempre pego primeiro aqueles que me chamam mais a atenção.;Gosto de perguntar a opinião das pessoas sobre algum produto.</text:p>
          </table:table-cell>
          <table:table-cell office:value-type="string" office:string-value="Uma bússola e um mapa.;Uma rede de dormir confortável e um bom chinelo.;Um binóculo e um óculos de sol.;Um MP3 com minhas músicas preferidas.">
            <text:p>Uma bússola e um mapa.;Uma rede de dormir confortável e um bom chinelo.;Um binóculo e um óculos de sol.;Um MP3 com minhas músicas preferidas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Procuro seguir pelo caminho que me parece melhor.;Sempre sigo minha intuição e meus instintos.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office:string-value="Vou falar de assuntos importantes ressaltando o que é importante;Vou trabalhar com cores. Sei combinar bem as cores;Vou mexer no aplicativo de áudio ou música.;Vou escolher materiais confortáveis ou ergonômicos.">
            <text:p>Vou falar de assuntos importantes ressaltando o que é importante;Vou trabalhar com cores. Sei combinar bem as cores;Vou mexer no aplicativo de áudio ou música.;Vou escolher materiais confortáveis ou ergonômicos.</text:p>
          </table:table-cell>
          <table:table-cell office:value-type="string" office:string-value="O som ambiente, o barulho dos equipamentos e as vozes ao redor.;A disposição dos móveis e seus formatos.;As combinações de cores e intensidade da iluminação.;A textura das superfícies.">
            <text:p>O som ambiente, o barulho dos equipamentos e as vozes ao redor.;A disposição dos móveis e seus formatos.;As combinações de cores e intensidade da iluminação.;A textura das superfícies.</text:p>
          </table:table-cell>
          <table:table-cell office:value-type="string" office:string-value="Procuro pegar no produto, sentir o peso, sentir sua forma.;Sempre pego primeiro aqueles que me chamam mais a atenção.;Leio os rótulos, vejo as especificações, data de validade.;Gosto de perguntar a opinião das pessoas sobre algum produto.">
            <text:p>Procuro pegar no produto, sentir o peso, sentir sua forma.;Sempre pego primeiro aqueles que me chamam mais a atenção.;Leio os rótulos, vejo as especificações, data de validade.;Gosto de perguntar a opinião das pessoas sobre algum produto.</text:p>
          </table:table-cell>
          <table:table-cell office:value-type="string" office:string-value="Uma rede de dormir confortável e um bom chinelo.;Um MP3 com minhas músicas preferidas.;Uma bússola e um mapa.;Um binóculo e um óculos de sol.">
            <text:p>Uma rede de dormir confortável e um bom chinelo.;Um MP3 com minhas músicas preferidas.;Uma bússola e um mapa.;Um binóculo e um óculos de sol.</text:p>
          </table:table-cell>
        </table:table-row>
        <table:table-row>
          <table:table-cell office:value-type="string" office:string-value="Somente tomo a decisão após analisar o assunto em detalhes.;Sempre sigo minha intuição e meus instintos.;Após ouvir várias ideias, sigo a que me soou melhor.;Procuro seguir pelo caminho que me parece melhor.">
            <text:p>Somente tomo a decisão após analisar o assunto em detalhes.;Sempre sigo minha intuição e meus instintos.;Após ouvir várias ideias, sigo a que me soou melhor.;Procuro seguir pelo caminho que me parece melhor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O som ambiente, o barulho dos equipamentos e as vozes ao redor.;A textura das superfícies.;A disposição dos móveis e seus formatos.;As combinações de cores e intensidade da iluminação.">
            <text:p>O som ambiente, o barulho dos equipamentos e as vozes ao redor.;A textura das superfícies.;A disposição dos móveis e seus formatos.;As combinações de cores e intensidade da iluminação.</text:p>
          </table:table-cell>
          <table:table-cell office:value-type="string" office:string-value="Leio os rótulos, vejo as especificações, data de validade.;Procuro pegar no produto, sentir o peso, sentir sua forma.;Sempre pego primeiro aqueles que me chamam mais a atenção.;Gosto de perguntar a opinião das pessoas sobre algum produto.">
            <text:p>Leio os rótulos, vejo as especificações, data de validade.;Procuro pegar no produto, sentir o peso, sentir sua forma.;Sempre pego primeiro aqueles que me chamam mais a atenção.;Gosto de perguntar a opinião das pessoas sobre algum produto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mexer no aplicativo de áudio ou música.;Vou falar de assuntos importantes ressaltando o que é importante;Vou escolher materiais confortáveis ou ergonômicos.;Vou trabalhar com cores. Sei combinar bem as cores">
            <text:p>Vou mexer no aplicativo de áudio ou música.;Vou falar de assuntos importantes ressaltando o que é importante;Vou escolher materiais confortáveis ou ergonômicos.;Vou trabalhar com cores. Sei combinar bem as cores</text:p>
          </table:table-cell>
          <table:table-cell office:value-type="string" office:string-value="As combinações de cores e intensidade da iluminação.;O som ambiente, o barulho dos equipamentos e as vozes ao redor.;A textura das superfícies.;A disposição dos móveis e seus formatos.">
            <text:p>As combinações de cores e intensidade da iluminação.;O som ambiente, o barulho dos equipamentos e as vozes ao redor.;A textura das superfícies.;A disposição dos móveis e seus formatos.</text:p>
          </table:table-cell>
          <table:table-cell office:value-type="string" office:string-value="Leio os rótulos, vejo as especificações, data de validade.;Procuro pegar no produto, sentir o peso, sentir sua forma.;Gosto de perguntar a opinião das pessoas sobre algum produto.;Sempre pego primeiro aqueles que me chamam mais a atenção.">
            <text:p>Leio os rótulos, vejo as especificações, data de validade.;Procuro pegar no produto, sentir o peso, sentir sua forma.;Gosto de perguntar a opinião das pessoas sobre algum produto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Somente tomo a decisão após analisar o assunto em detalhes.;Sempre sigo minha intuição e meus instintos.;Após ouvir várias ideias, sigo a que me soou melhor.;Procuro seguir pelo caminho que me parece melhor.">
            <text:p>Somente tomo a decisão após analisar o assunto em detalhes.;Sempre sigo minha intuição e meus instintos.;Após ouvir várias ideias, sigo a que me soou melhor.;Procuro seguir pelo caminho que me parece melhor.</text:p>
          </table:table-cell>
          <table:table-cell office:value-type="string" office:string-value="Vou mexer no aplicativo de áudio ou música.;Vou escolher materiais confortáveis ou ergonômicos.;Vou falar de assuntos importantes ressaltando o que é importante;Vou trabalhar com cores. Sei combinar bem as cores">
            <text:p>Vou mexer no aplicativo de áudio ou música.;Vou escolher materiais confortáveis ou ergonômicos.;Vou falar de assuntos importantes ressaltando o que é importante;Vou trabalhar com cores. Sei combinar bem as cores</text:p>
          </table:table-cell>
          <table:table-cell office:value-type="string" office:string-value="O som ambiente, o barulho dos equipamentos e as vozes ao redor.;A disposição dos móveis e seus formatos.;As combinações de cores e intensidade da iluminação.;A textura das superfícies.">
            <text:p>O som ambiente, o barulho dos equipamentos e as vozes ao redor.;A disposição dos móveis e seus formatos.;As combinações de cores e intensidade da iluminação.;A textura das superfícies.</text:p>
          </table:table-cell>
          <table:table-cell office:value-type="string" office:string-value="Leio os rótulos, vejo as especificações, data de validade.;Gosto de perguntar a opinião das pessoas sobre algum produto.;Procuro pegar no produto, sentir o peso, sentir sua forma.;Sempre pego primeiro aqueles que me chamam mais a atenção.">
            <text:p>Leio os rótulos, vejo as especificações, data de validade.;Gosto de perguntar a opinião das pessoas sobre algum produto.;Procuro pegar no produto, sentir o peso, sentir sua forma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Somente tomo a decisão após analisar o assunto em detalhes.;Sempre sigo minha intuição e meus instintos.;Procuro seguir pelo caminho que me parece melhor.;Após ouvir várias ideias, sigo a que me soou melhor.">
            <text:p>Somente tomo a decisão após analisar o assunto em detalhes.;Sempre sigo minha intuição e meus instintos.;Procuro seguir pelo caminho que me parece melhor.;Após ouvir várias ideias, sigo a que me soou melhor.</text:p>
          </table:table-cell>
          <table:table-cell office:value-type="string" office:string-value="Vou falar de assuntos importantes ressaltando o que é importante;Vou trabalhar com cores. Sei combinar bem as cores;Vou mexer no aplicativo de áudio ou música.;Vou escolher materiais confortáveis ou ergonômicos.">
            <text:p>Vou falar de assuntos importantes ressaltando o que é importante;Vou trabalhar com cores. Sei combinar bem as cores;Vou mexer no aplicativo de áudio ou música.;Vou escolher materiais confortáveis ou ergonômicos.</text:p>
          </table:table-cell>
          <table:table-cell office:value-type="string" office:string-value="O som ambiente, o barulho dos equipamentos e as vozes ao redor.;A disposição dos móveis e seus formatos.;As combinações de cores e intensidade da iluminação.;A textura das superfícies.">
            <text:p>O som ambiente, o barulho dos equipamentos e as vozes ao redor.;A disposição dos móveis e seus formatos.;As combinações de cores e intensidade da iluminação.;A textura das superfícies.</text:p>
          </table:table-cell>
          <table:table-cell office:value-type="string" office:string-value="Leio os rótulos, vejo as especificações, data de validade.;Gosto de perguntar a opinião das pessoas sobre algum produto.;Procuro pegar no produto, sentir o peso, sentir sua forma.;Sempre pego primeiro aqueles que me chamam mais a atenção.">
            <text:p>Leio os rótulos, vejo as especificações, data de validade.;Gosto de perguntar a opinião das pessoas sobre algum produto.;Procuro pegar no produto, sentir o peso, sentir sua forma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Somente tomo a decisão após analisar o assunto em detalhes.;Procuro seguir pelo caminho que me parece melhor.;Após ouvir várias ideias, sigo a que me soou melhor.;Sempre sigo minha intuição e meus instintos.">
            <text:p>Somente tomo a decisão após analisar o assunto em detalhes.;Procuro seguir pelo caminho que me parece melhor.;Após ouvir várias ideias, sigo a que me soou melhor.;Sempre sigo minha intuição e meus instintos.</text:p>
          </table:table-cell>
          <table:table-cell office:value-type="string" office:string-value="Vou trabalhar com cores. Sei combinar bem as cores;Vou falar de assuntos importantes ressaltando o que é importante;Vou mexer no aplicativo de áudio ou música.;Vou escolher materiais confortáveis ou ergonômicos.">
            <text:p>Vou trabalhar com cores. Sei combinar bem as cores;Vou falar de assuntos importantes ressaltando o que é importante;Vou mexer no aplicativo de áudio ou música.;Vou escolher materiais confortáveis ou ergonômicos.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Leio os rótulos, vejo as especificações, data de validade.;Sempre pego primeiro aqueles que me chamam mais a atenção.;Procuro pegar no produto, sentir o peso, sentir sua forma.;Gosto de perguntar a opinião das pessoas sobre algum produto.">
            <text:p>Leio os rótulos, vejo as especificações, data de validade.;Sempre pego primeiro aqueles que me chamam mais a atenção.;Procuro pegar no produto, sentir o peso, sentir sua forma.;Gosto de perguntar a opinião das pessoas sobre algum produto.</text:p>
          </table:table-cell>
          <table:table-cell office:value-type="string" office:string-value="Uma rede de dormir confortável e um bom chinelo.;Uma bússola e um mapa.;Um binóculo e um óculos de sol.;Um MP3 com minhas músicas preferidas.">
            <text:p>Uma rede de dormir confortável e um bom chinelo.;Uma bússola e um mapa.;Um binóculo e um óculos de sol.;Um MP3 com minhas músicas preferidas.</text:p>
          </table:table-cell>
        </table:table-row>
        <table:table-row>
          <table:table-cell office:value-type="string" office:string-value="Sempre sigo minha intuição e meus instintos.;Procuro seguir pelo caminho que me parece melhor.;Após ouvir várias ideias, sigo a que me soou melhor.;Somente tomo a decisão após analisar o assunto em detalhes.">
            <text:p>Sempre sigo minha intuição e meus instintos.;Procuro seguir pelo caminho que me parece melhor.;Após ouvir várias ideias, sigo a que me soou melhor.;Somente tomo a decisão após analisar o assunto em detalhes.</text:p>
          </table:table-cell>
          <table:table-cell office:value-type="string" office:string-value="Vou falar de assuntos importantes ressaltando o que é importante;Vou escolher materiais confortáveis ou ergonômicos.;Vou trabalhar com cores. Sei combinar bem as cores;Vou mexer no aplicativo de áudio ou música.">
            <text:p>Vou falar de assuntos importantes ressaltando o que é importante;Vou escolher materiais confortáveis ou ergonômicos.;Vou trabalhar com cores. Sei combinar bem as cores;Vou mexer no aplicativo de áudio ou música.</text:p>
          </table:table-cell>
          <table:table-cell office:value-type="string" office:string-value="A textura das superfícies.;O som ambiente, o barulho dos equipamentos e as vozes ao redor.;As combinações de cores e intensidade da iluminação.;A disposição dos móveis e seus formatos.">
            <text:p>A textura das superfícies.;O som ambiente, o barulho dos equipamentos e as vozes ao redor.;As combinações de cores e intensidade da iluminação.;A disposição dos móveis e seus formatos.</text:p>
          </table:table-cell>
          <table:table-cell office:value-type="string" office:string-value="Sempre pego primeiro aqueles que me chamam mais a atenção.;Leio os rótulos, vejo as especificações, data de validade.;Procuro pegar no produto, sentir o peso, sentir sua forma.;Gosto de perguntar a opinião das pessoas sobre algum produto.">
            <text:p>Sempre pego primeiro aqueles que me chamam mais a atenção.;Leio os rótulos, vejo as especificações, data de validade.;Procuro pegar no produto, sentir o peso, sentir sua forma.;Gosto de perguntar a opinião das pessoas sobre algum produto.</text:p>
          </table:table-cell>
          <table:table-cell office:value-type="string" office:string-value="Uma rede de dormir confortável e um bom chinelo.;Um MP3 com minhas músicas preferidas.;Um binóculo e um óculos de sol.;Uma bússola e um mapa.">
            <text:p>Uma rede de dormir confortável e um bom chinelo.;Um MP3 com minhas músicas preferidas.;Um binóculo e um óculos de sol.;Uma bússola e um mapa.</text:p>
          </table:table-cell>
        </table:table-row>
        <table:table-row>
          <table:table-cell office:value-type="string" office:string-value="Somente tomo a decisão após analisar o assunto em detalhes.;Procuro seguir pelo caminho que me parece melhor.;Após ouvir várias ideias, sigo a que me soou melhor.;Sempre sigo minha intuição e meus instintos.">
            <text:p>Somente tomo a decisão após analisar o assunto em detalhes.;Procuro seguir pelo caminho que me parece melhor.;Após ouvir várias ideias, sigo a que me soou melhor.;Sempre sigo minha intuição e meus instintos.</text:p>
          </table:table-cell>
          <table:table-cell office:value-type="string" office:string-value="Vou trabalhar com cores. Sei combinar bem as cores;Vou falar de assuntos importantes ressaltando o que é importante;Vou mexer no aplicativo de áudio ou música.;Vou escolher materiais confortáveis ou ergonômicos.">
            <text:p>Vou trabalhar com cores. Sei combinar bem as cores;Vou falar de assuntos importantes ressaltando o que é importante;Vou mexer no aplicativo de áudio ou música.;Vou escolher materiais confortáveis ou ergonômicos.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">
            <text:p>A disposição dos móveis e seus formatos.;O som ambiente, o barulho dos equipamentos e as vozes ao redor.;As combinações de cores e intensidade da iluminação.;A textura das superfícies.</text:p>
          </table:table-cell>
          <table:table-cell office:value-type="string" office:string-value="Leio os rótulos, vejo as especificações, data de validade.;Sempre pego primeiro aqueles que me chamam mais a atenção.;Procuro pegar no produto, sentir o peso, sentir sua forma.;Gosto de perguntar a opinião das pessoas sobre algum produto.">
            <text:p>Leio os rótulos, vejo as especificações, data de validade.;Sempre pego primeiro aqueles que me chamam mais a atenção.;Procuro pegar no produto, sentir o peso, sentir sua forma.;Gosto de perguntar a opinião das pessoas sobre algum produto.</text:p>
          </table:table-cell>
          <table:table-cell office:value-type="string" office:string-value="Uma bússola e um mapa.;Um binóculo e um óculos de sol.;Uma rede de dormir confortável e um bom chinelo.;Um MP3 com minhas músicas preferidas.">
            <text:p>Uma bússola e um mapa.;Um binóculo e um óculos de sol.;Uma rede de dormir confortável e um bom chinelo.;Um MP3 com minhas músicas preferidas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Procuro seguir pelo caminho que me parece melhor.;Sempre sigo minha intuição e meus instintos.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Sempre pego primeiro aqueles que me chamam mais a atenção.;Procuro pegar no produto, sentir o peso, sentir sua forma.;Leio os rótulos, vejo as especificações, data de validade.;Gosto de perguntar a opinião das pessoas sobre algum produto.">
            <text:p>Sempre pego primeiro aqueles que me chamam mais a atenção.;Procuro pegar no produto, sentir o peso, sentir sua forma.;Leio os rótulos, vejo as especificações, data de validade.;Gosto de perguntar a opinião das pessoas sobre algum produto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Procuro seguir pelo caminho que me parece melhor.;Sempre sigo minha intuição e meus instintos.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office:string-value="Vou mexer no aplicativo de áudio ou música.;Vou escolher materiais confortáveis ou ergonômicos.;Vou falar de assuntos importantes ressaltando o que é importante;Vou trabalhar com cores. Sei combinar bem as cores">
            <text:p>Vou mexer no aplicativo de áudio ou música.;Vou escolher materiais confortáveis ou ergonômicos.;Vou falar de assuntos importantes ressaltando o que é importante;Vou trabalhar com cores. Sei combinar bem as cores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">
            <text:p>A disposição dos móveis e seus formatos.;O som ambiente, o barulho dos equipamentos e as vozes ao redor.;As combinações de cores e intensidade da iluminação.;A textura das superfícies.</text:p>
          </table:table-cell>
          <table:table-cell office:value-type="string" office:string-value="Sempre pego primeiro aqueles que me chamam mais a atenção.;Leio os rótulos, vejo as especificações, data de validade.;Procuro pegar no produto, sentir o peso, sentir sua forma.;Gosto de perguntar a opinião das pessoas sobre algum produto.">
            <text:p>Sempre pego primeiro aqueles que me chamam mais a atenção.;Leio os rótulos, vejo as especificações, data de validade.;Procuro pegar no produto, sentir o peso, sentir sua forma.;Gosto de perguntar a opinião das pessoas sobre algum produto.</text:p>
          </table:table-cell>
          <table:table-cell office:value-type="string" office:string-value="Uma rede de dormir confortável e um bom chinelo.;Um binóculo e um óculos de sol.;Um MP3 com minhas músicas preferidas.;Uma bússola e um mapa.">
            <text:p>Uma rede de dormir confortável e um bom chinelo.;Um binóculo e um óculos de sol.;Um MP3 com minhas músicas preferidas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falar de assuntos importantes ressaltando o que é importante;Vou mexer no aplicativo de áudio ou música.;Vou trabalhar com cores. Sei combinar bem as cores;Vou escolher materiais confortáveis ou ergonômicos.">
            <text:p>Vou falar de assuntos importantes ressaltando o que é importante;Vou mexer no aplicativo de áudio ou música.;Vou trabalhar com cores. Sei combinar bem as cores;Vou escolher materiais confortáveis ou ergonômicos.</text:p>
          </table:table-cell>
          <table:table-cell office:value-type="string" office:string-value="As combinações de cores e intensidade da iluminação.;A disposição dos móveis e seus formatos.;O som ambiente, o barulho dos equipamentos e as vozes ao redor.;A textura das superfícies.">
            <text:p>As combinações de cores e intensidade da iluminação.;A disposição dos móveis e seus formatos.;O som ambiente, o barulho dos equipamentos e as vozes ao redor.;A textura das superfícies.</text:p>
          </table:table-cell>
          <table:table-cell office:value-type="string" office:string-value="Leio os rótulos, vejo as especificações, data de validade.;Procuro pegar no produto, sentir o peso, sentir sua forma.;Sempre pego primeiro aqueles que me chamam mais a atenção.;Gosto de perguntar a opinião das pessoas sobre algum produto.">
            <text:p>Leio os rótulos, vejo as especificações, data de validade.;Procuro pegar no produto, sentir o peso, sentir sua forma.;Sempre pego primeiro aqueles que me chamam mais a atenção.;Gosto de perguntar a opinião das pessoas sobre algum produt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Somente tomo a decisão após analisar o assunto em detalhes.;Procuro seguir pelo caminho que me parece melhor.;Após ouvir várias ideias, sigo a que me soou melhor.;Sempre sigo minha intuição e meus instintos.">
            <text:p>Somente tomo a decisão após analisar o assunto em detalhes.;Procuro seguir pelo caminho que me parece melhor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Sempre pego primeiro aqueles que me chamam mais a atenção.;Procuro pegar no produto, sentir o peso, sentir sua forma.;Leio os rótulos, vejo as especificações, data de validade.">
            <text:p>Gosto de perguntar a opinião das pessoas sobre algum produto.;Sempre pego primeiro aqueles que me chamam mais a atenção.;Procuro pegar no produto, sentir o peso, sentir sua forma.;Leio os rótulos, vejo as especificações, data de validade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falar de assuntos importantes ressaltando o que é importante;Vou mexer no aplicativo de áudio ou música.;Vou trabalhar com cores. Sei combinar bem as cores;Vou escolher materiais confortáveis ou ergonômicos.">
            <text:p>Vou falar de assuntos importantes ressaltando o que é importante;Vou mexer no aplicativo de áudio ou música.;Vou trabalhar com cores. Sei combinar bem as cores;Vou escolher materiais confortáveis ou ergonômicos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mexer no aplicativo de áudio ou música.;Vou falar de assuntos importantes ressaltando o que é importante;Vou escolher materiais confortáveis ou ergonômicos.;Vou trabalhar com cores. Sei combinar bem as cores">
            <text:p>Vou mexer no aplicativo de áudio ou música.;Vou falar de assuntos importantes ressaltando o que é importante;Vou escolher materiais confortáveis ou ergonômicos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trabalhar com cores. Sei combinar bem as cores;Vou escolher materiais confortáveis ou ergonômicos.;Vou mexer no aplicativo de áudio ou música.">
            <text:p>Vou falar de assuntos importantes ressaltando o que é importante;Vou trabalhar com cores. Sei combinar bem as cores;Vou escolher materiais confortáveis ou ergonômicos.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Gosto de perguntar a opinião das pessoas sobre algum produto.;Procuro pegar no produto, sentir o peso, sentir sua forma.;Sempre pego primeiro aqueles que me chamam mais a atenção.">
            <text:p>Leio os rótulos, vejo as especificações, data de validade.;Gosto de perguntar a opinião das pessoas sobre algum produto.;Procuro pegar no produto, sentir o peso, sentir sua forma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mexer no aplicativo de áudio ou música.;Vou trabalhar com cores. Sei combinar bem as cores;Vou escolher materiais confortáveis ou ergonômicos.">
            <text:p>Vou falar de assuntos importantes ressaltando o que é importante;Vou mexer no aplicativo de áudio ou música.;Vou trabalhar com cores. Sei combinar bem as cores;Vou escolher materiais confortáveis ou ergonômicos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Gosto de perguntar a opinião das pessoas sobre algum produto.;Procuro pegar no produto, sentir o peso, sentir sua forma.;Sempre pego primeiro aqueles que me chamam mais a atenção.">
            <text:p>Leio os rótulos, vejo as especificações, data de validade.;Gosto de perguntar a opinião das pessoas sobre algum produto.;Procuro pegar no produto, sentir o peso, sentir sua forma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Gosto de perguntar a opinião das pessoas sobre algum produto.;Procuro pegar no produto, sentir o peso, sentir sua forma.;Sempre pego primeiro aqueles que me chamam mais a atenção.">
            <text:p>Leio os rótulos, vejo as especificações, data de validade.;Gosto de perguntar a opinião das pessoas sobre algum produto.;Procuro pegar no produto, sentir o peso, sentir sua forma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Gosto de perguntar a opinião das pessoas sobre algum produto.;Procuro pegar no produto, sentir o peso, sentir sua forma.;Sempre pego primeiro aqueles que me chamam mais a atenção.">
            <text:p>Leio os rótulos, vejo as especificações, data de validade.;Gosto de perguntar a opinião das pessoas sobre algum produto.;Procuro pegar no produto, sentir o peso, sentir sua forma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Sempre pego primeiro aqueles que me chamam mais a atenção.;Procuro pegar no produto, sentir o peso, sentir sua forma.;Leio os rótulos, vejo as especificações, data de validade.">
            <text:p>Gosto de perguntar a opinião das pessoas sobre algum produto.;Sempre pego primeiro aqueles que me chamam mais a atenção.;Procuro pegar no produto, sentir o peso, sentir sua forma.;Leio os rótulos, vejo as especificações, data de validade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 textura das superfícies.;As combinações de cores e intensidade da iluminação.">
            <text:p>A disposição dos móveis e seus formatos.;O som ambiente, o barulho dos equipamentos e as vozes ao redor.;A textura das superfícies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trabalhar com cores. Sei combinar bem as cores;Vou mexer no aplicativo de áudio ou música.">
            <text:p>Vou falar de assuntos importantes ressaltando o que é importante;Vou escolher materiais confortáveis ou ergonômicos.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mexer no aplicativo de áudio ou música.;Vou escolher materiais confortáveis ou ergonômicos.;Vou falar de assuntos importantes ressaltando o que é importante;Vou trabalhar com cores. Sei combinar bem as cores">
            <text:p>Vou mexer no aplicativo de áudio ou música.;Vou escolher materiais confortáveis ou ergonômicos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falar de assuntos importantes ressaltando o que é importante;Vou escolher materiais confortáveis ou ergonômicos.;Vou trabalhar com cores. Sei combinar bem as cores;Vou mexer no aplicativo de áudio ou música.">
            <text:p>Vou falar de assuntos importantes ressaltando o que é importante;Vou escolher materiais confortáveis ou ergonômicos.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textura das superfícies.;A disposição dos móveis e seus formatos.;As combinações de cores e intensidade da iluminação.;O som ambiente, o barulho dos equipamentos e as vozes ao redor.">
            <text:p>A textura das superfícies.;A disposição dos móveis e seus formato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Procuro pegar no produto, sentir o peso, sentir sua forma.;Sempre pego primeiro aqueles que me chamam mais a atenção.;Gosto de perguntar a opinião das pessoas sobre algum produto.">
            <text:p>Leio os rótulos, vejo as especificações, data de validade.;Procuro pegar no produto, sentir o peso, sentir sua forma.;Sempre pego primeiro aqueles que me chamam mais a atenção.;Gosto de perguntar a opinião das pessoas sobre algum produt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Gosto de perguntar a opinião das pessoas sobre algum produto.;Sempre pego primeiro aqueles que me chamam mais a atenção.;Procuro pegar no produto, sentir o peso, sentir sua forma.">
            <text:p>Leio os rótulos, vejo as especificações, data de validade.;Gosto de perguntar a opinião das pessoas sobre algum produto.;Sempre pego primeiro aqueles que me chamam mais a atenção.;Procuro pegar no produto, sentir o peso, sentir sua forma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textura das superfícies.;O som ambiente, o barulho dos equipamentos e as vozes ao redor.;As combinações de cores e intensidade da iluminação.;A disposição dos móveis e seus formatos.">
            <text:p>A textura das superfícies.;O som ambiente, o barulho dos equipamentos e as vozes ao redor.;As combinações de cores e intensidade da iluminação.;A disposição dos móveis e seus formato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mexer no aplicativo de áudio ou música.;Vou escolher materiais confortáveis ou ergonômicos.;Vou falar de assuntos importantes ressaltando o que é importante;Vou trabalhar com cores. Sei combinar bem as cores">
            <text:p>Vou mexer no aplicativo de áudio ou música.;Vou escolher materiais confortáveis ou ergonômicos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textura das superfícies.;A disposição dos móveis e seus formatos.;As combinações de cores e intensidade da iluminação.;O som ambiente, o barulho dos equipamentos e as vozes ao redor.">
            <text:p>A textura das superfícies.;A disposição dos móveis e seus formato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Gosto de perguntar a opinião das pessoas sobre algum produto.;Procuro pegar no produto, sentir o peso, sentir sua forma.;Sempre pego primeiro aqueles que me chamam mais a atenção.">
            <text:p>Leio os rótulos, vejo as especificações, data de validade.;Gosto de perguntar a opinião das pessoas sobre algum produto.;Procuro pegar no produto, sentir o peso, sentir sua forma.;Sempre pego primeiro aqueles que me chamam mais a atenção.</text:p>
          </table:table-cell>
          <table:table-cell office:value-type="string" office:string-value="Uma bússola e um mapa.;Um binóculo e um óculos de sol.;Uma rede de dormir confortável e um bom chinelo.;Um MP3 com minhas músicas preferidas.">
            <text:p>Uma bússola e um mapa.;Um binóculo e um óculos de sol.;Uma rede de dormir confortável e um bom chinelo.;Um MP3 com minhas músicas preferidas.</text:p>
          </table:table-cell>
        </table:table-row>
        <table:table-row>
          <table:table-cell office:value-type="string" office:string-value="Sempre sigo minha intuição e meus instintos.;Procuro seguir pelo caminho que me parece melhor.;Após ouvir várias ideias, sigo a que me soou melhor.;Somente tomo a decisão após analisar o assunto em detalhes.">
            <text:p>Sempre sigo minha intuição e meus instintos.;Procuro seguir pelo caminho que me parece melhor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">
            <text:p>A disposição dos móveis e seus formatos.;O som ambiente, o barulho dos equipamentos e as vozes ao redor.;As combinações de cores e intensidade da iluminação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Procuro seguir pelo caminho que me parece melhor.;Sempre sigo minha intuição e meus instintos.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">
            <text:p>A disposição dos móveis e seus formatos.;O som ambiente, o barulho dos equipamentos e as vozes ao redor.;As combinações de cores e intensidade da iluminação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Leio os rótulos, vejo as especificações, data de validade.;Gosto de perguntar a opinião das pessoas sobre algum produto.;Procuro pegar no produto, sentir o peso, sentir sua forma.;Sempre pego primeiro aqueles que me chamam mais a atenção.">
            <text:p>Leio os rótulos, vejo as especificações, data de validade.;Gosto de perguntar a opinião das pessoas sobre algum produto.;Procuro pegar no produto, sentir o peso, sentir sua forma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O som ambiente, o barulho dos equipamentos e as vozes ao redor.;A textura das superfícies.;As combinações de cores e intensidade da iluminação.">
            <text:p>A disposição dos móveis e seus formatos.;O som ambiente, o barulho dos equipamentos e as vozes ao redor.;A textura das superfícies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Gosto de perguntar a opinião das pessoas sobre algum produto.;Procuro pegar no produto, sentir o peso, sentir sua forma.;Sempre pego primeiro aqueles que me chamam mais a atenção.">
            <text:p>Leio os rótulos, vejo as especificações, data de validade.;Gosto de perguntar a opinião das pessoas sobre algum produto.;Procuro pegar no produto, sentir o peso, sentir sua forma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mexer no aplicativo de áudio ou música.;Vou trabalhar com cores. Sei combinar bem as cores;Vou escolher materiais confortáveis ou ergonômicos.">
            <text:p>Vou falar de assuntos importantes ressaltando o que é importante;Vou mexer no aplicativo de áudio ou música.;Vou trabalhar com cores. Sei combinar bem as cores;Vou escolher materiais confortáveis ou ergonômicos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trabalhar com cores. Sei combinar bem as cores;Vou mexer no aplicativo de áudio ou música.">
            <text:p>Vou falar de assuntos importantes ressaltando o que é importante;Vou escolher materiais confortáveis ou ergonômicos.;Vou trabalhar com cores. Sei combinar bem as cores;Vou mexer no aplicativo de áudio ou música.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Sempre sigo minha intuição e meus instintos.;Procuro seguir pelo caminho que me parece melhor.;Após ouvir várias ideias, sigo a que me soou melhor.;Somente tomo a decisão após analisar o assunto em detalhes.">
            <text:p>Sempre sigo minha intuição e meus instintos.;Procuro seguir pelo caminho que me parece melhor.;Após ouvir várias ideias, sigo a que me soou melhor.;Somente tomo a decisão após analisar o assunto em detalhes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binóculo e um óculos de sol.;Uma rede de dormir confortável e um bom chinelo.;Um MP3 com minhas músicas preferidas.">
            <text:p>Uma bússola e um mapa.;Um binóculo e um óculos de sol.;Uma rede de dormir confortável e um bom chinelo.;Um MP3 com minhas músicas preferidas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trabalhar com cores. Sei combinar bem as cores;Vou mexer no aplicativo de áudio ou música.">
            <text:p>Vou falar de assuntos importantes ressaltando o que é importante;Vou escolher materiais confortáveis ou ergonômicos.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Sempre sigo minha intuição e meus instintos.;Procuro seguir pelo caminho que me parece melhor.">
            <text:p>Somente tomo a decisão após analisar o assunto em detalhes.;Após ouvir várias ideias, sigo a que me soou melhor.;Sempre sigo minha intuição e meus instinto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Sempre pego primeiro aqueles que me chamam mais a atenção.;Procuro pegar no produto, sentir o peso, sentir sua forma.;Leio os rótulos, vejo as especificações, data de validade.">
            <text:p>Gosto de perguntar a opinião das pessoas sobre algum produto.;Sempre pego primeiro aqueles que me chamam mais a atenção.;Procuro pegar no produto, sentir o peso, sentir sua forma.;Leio os rótulos, vejo as especificações, data de validade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Sempre pego primeiro aqueles que me chamam mais a atenção.;Procuro pegar no produto, sentir o peso, sentir sua forma.;Leio os rótulos, vejo as especificações, data de validade.">
            <text:p>Gosto de perguntar a opinião das pessoas sobre algum produto.;Sempre pego primeiro aqueles que me chamam mais a atenção.;Procuro pegar no produto, sentir o peso, sentir sua forma.;Leio os rótulos, vejo as especificações, data de validade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binóculo e um óculos de sol.;Um MP3 com minhas músicas preferidas.">
            <text:p>Uma bússola e um mapa.;Uma rede de dormir confortável e um bom chinelo.;Um binóculo e um óculos de sol.;Um MP3 com minhas músicas preferidas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MP3 com minhas músicas preferidas.;Um binóculo e um óculos de sol.">
            <text:p>Uma bússola e um mapa.;Uma rede de dormir confortável e um bom chinelo.;Um MP3 com minhas músicas preferidas.;Um binóculo e um óculos de sol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mexer no aplicativo de áudio ou música.;Vou falar de assuntos importantes ressaltando o que é importante;Vou escolher materiais confortáveis ou ergonômicos.;Vou trabalhar com cores. Sei combinar bem as cores">
            <text:p>Vou mexer no aplicativo de áudio ou música.;Vou falar de assuntos importantes ressaltando o que é importante;Vou escolher materiais confortáveis ou ergonômicos.;Vou trabalhar com cores. Sei combinar bem as cores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Sempre pego primeiro aqueles que me chamam mais a atenção.;Procuro pegar no produto, sentir o peso, sentir sua forma.;Leio os rótulos, vejo as especificações, data de validade.">
            <text:p>Gosto de perguntar a opinião das pessoas sobre algum produto.;Sempre pego primeiro aqueles que me chamam mais a atenção.;Procuro pegar no produto, sentir o peso, sentir sua forma.;Leio os rótulos, vejo as especificações, data de validade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binóculo e um óculos de sol.;Uma rede de dormir confortável e um bom chinelo.;Um MP3 com minhas músicas preferidas.">
            <text:p>Uma bússola e um mapa.;Um binóculo e um óculos de sol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Sempre pego primeiro aqueles que me chamam mais a atenção.;Procuro pegar no produto, sentir o peso, sentir sua forma.;Leio os rótulos, vejo as especificações, data de validade.">
            <text:p>Gosto de perguntar a opinião das pessoas sobre algum produto.;Sempre pego primeiro aqueles que me chamam mais a atenção.;Procuro pegar no produto, sentir o peso, sentir sua forma.;Leio os rótulos, vejo as especificações, data de validade.</text:p>
          </table:table-cell>
          <table:table-cell office:value-type="string" office:string-value="Uma bússola e um mapa.;Uma rede de dormir confortável e um bom chinelo.;Um MP3 com minhas músicas preferidas.;Um binóculo e um óculos de sol.">
            <text:p>Uma bússola e um mapa.;Uma rede de dormir confortável e um bom chinelo.;Um MP3 com minhas músicas preferidas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trabalhar com cores. Sei combinar bem as cores;Vou mexer no aplicativo de áudio ou música.">
            <text:p>Vou falar de assuntos importantes ressaltando o que é importante;Vou escolher materiais confortáveis ou ergonômicos.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binóculo e um óculos de sol.;Um MP3 com minhas músicas preferidas.">
            <text:p>Uma bússola e um mapa.;Uma rede de dormir confortável e um bom chinelo.;Um binóculo e um óculos de sol.;Um MP3 com minhas músicas preferidas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Procuro seguir pelo caminho que me parece melhor.;Sempre sigo minha intuição e meus instintos.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 textura das superfícies.;As combinações de cores e intensidade da iluminação.">
            <text:p>A disposição dos móveis e seus formatos.;O som ambiente, o barulho dos equipamentos e as vozes ao redor.;A textura das superfícies.;As combinações de cores e intensidade da iluminação.</text:p>
          </table:table-cell>
          <table:table-cell office:value-type="string" office:string-value="Gosto de perguntar a opinião das pessoas sobre algum produto.;Sempre pego primeiro aqueles que me chamam mais a atenção.;Procuro pegar no produto, sentir o peso, sentir sua forma.;Leio os rótulos, vejo as especificações, data de validade.">
            <text:p>Gosto de perguntar a opinião das pessoas sobre algum produto.;Sempre pego primeiro aqueles que me chamam mais a atenção.;Procuro pegar no produto, sentir o peso, sentir sua forma.;Leio os rótulos, vejo as especificações, data de validade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trabalhar com cores. Sei combinar bem as cores;Vou escolher materiais confortáveis ou ergonômicos.;Vou mexer no aplicativo de áudio ou música.">
            <text:p>Vou falar de assuntos importantes ressaltando o que é importante;Vou trabalhar com cores. Sei combinar bem as cores;Vou escolher materiais confortáveis ou ergonômicos.;Vou mexer no aplicativo de áudio ou música.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">
            <text:p>A disposição dos móveis e seus formatos.;O som ambiente, o barulho dos equipamentos e as vozes ao redor.;As combinações de cores e intensidade da iluminação.;A textura das superfícies.</text:p>
          </table:table-cell>
          <table:table-cell office:value-type="string" office:string-value="Leio os rótulos, vejo as especificações, data de validade.;Gosto de perguntar a opinião das pessoas sobre algum produto.;Procuro pegar no produto, sentir o peso, sentir sua forma.;Sempre pego primeiro aqueles que me chamam mais a atenção.">
            <text:p>Leio os rótulos, vejo as especificações, data de validade.;Gosto de perguntar a opinião das pessoas sobre algum produto.;Procuro pegar no produto, sentir o peso, sentir sua forma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Sempre sigo minha intuição e meus instintos.;Procuro seguir pelo caminho que me parece melhor.;Após ouvir várias ideias, sigo a que me soou melhor.;Somente tomo a decisão após analisar o assunto em detalhes.">
            <text:p>Sempre sigo minha intuição e meus instintos.;Procuro seguir pelo caminho que me parece melhor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Sempre pego primeiro aqueles que me chamam mais a atenção.;Procuro pegar no produto, sentir o peso, sentir sua forma.;Leio os rótulos, vejo as especificações, data de validade.">
            <text:p>Gosto de perguntar a opinião das pessoas sobre algum produto.;Sempre pego primeiro aqueles que me chamam mais a atenção.;Procuro pegar no produto, sentir o peso, sentir sua forma.;Leio os rótulos, vejo as especificações, data de validade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Sempre sigo minha intuição e meus instintos.;Procuro seguir pelo caminho que me parece melhor.;Após ouvir várias ideias, sigo a que me soou melhor.;Somente tomo a decisão após analisar o assunto em detalhes.">
            <text:p>Sempre sigo minha intuição e meus instintos.;Procuro seguir pelo caminho que me parece melhor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falar de assuntos importantes ressaltando o que é importante;Vou trabalhar com cores. Sei combinar bem as cores;Vou escolher materiais confortáveis ou ergonômicos.;Vou mexer no aplicativo de áudio ou música.">
            <text:p>Vou falar de assuntos importantes ressaltando o que é importante;Vou trabalhar com cores. Sei combinar bem as cores;Vou escolher materiais confortáveis ou ergonômicos.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mexer no aplicativo de áudio ou música.;Vou escolher materiais confortáveis ou ergonômicos.;Vou falar de assuntos importantes ressaltando o que é importante;Vou trabalhar com cores. Sei combinar bem as cores">
            <text:p>Vou mexer no aplicativo de áudio ou música.;Vou escolher materiais confortáveis ou ergonômicos.;Vou falar de assuntos importantes ressaltando o que é importante;Vou trabalhar com cores. Sei combinar bem as cores</text:p>
          </table:table-cell>
          <table:table-cell office:value-type="string" office:string-value="A disposição dos móveis e seus formatos.;O som ambiente, o barulho dos equipamentos e as vozes ao redor.;A textura das superfícies.;As combinações de cores e intensidade da iluminação.">
            <text:p>A disposição dos móveis e seus formatos.;O som ambiente, o barulho dos equipamentos e as vozes ao redor.;A textura das superfícies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MP3 com minhas músicas preferidas.;Um binóculo e um óculos de sol.">
            <text:p>Uma bússola e um mapa.;Uma rede de dormir confortável e um bom chinelo.;Um MP3 com minhas músicas preferidas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Sempre pego primeiro aqueles que me chamam mais a atenção.;Procuro pegar no produto, sentir o peso, sentir sua forma.;Leio os rótulos, vejo as especificações, data de validade.">
            <text:p>Gosto de perguntar a opinião das pessoas sobre algum produto.;Sempre pego primeiro aqueles que me chamam mais a atenção.;Procuro pegar no produto, sentir o peso, sentir sua forma.;Leio os rótulos, vejo as especificações, data de validade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Somente tomo a decisão após analisar o assunto em detalhes.;Procuro seguir pelo caminho que me parece melhor.;Após ouvir várias ideias, sigo a que me soou melhor.;Sempre sigo minha intuição e meus instintos.">
            <text:p>Somente tomo a decisão após analisar o assunto em detalhes.;Procuro seguir pelo caminho que me parece melhor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rede de dormir confortável e um bom chinelo.;Um MP3 com minhas músicas preferidas.;Um binóculo e um óculos de sol.;Uma bússola e um mapa.">
            <text:p>Uma rede de dormir confortável e um bom chinelo.;Um MP3 com minhas músicas preferidas.;Um binóculo e um óculos de sol.;Uma bússola e um mapa.</text:p>
          </table:table-cell>
        </table:table-row>
        <table:table-row>
          <table:table-cell office:value-type="string" office:string-value="Sempre sigo minha intuição e meus instintos.;Procuro seguir pelo caminho que me parece melhor.;Após ouvir várias ideias, sigo a que me soou melhor.;Somente tomo a decisão após analisar o assunto em detalhes.">
            <text:p>Sempre sigo minha intuição e meus instintos.;Procuro seguir pelo caminho que me parece melhor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Sempre sigo minha intuição e meus instintos.;Procuro seguir pelo caminho que me parece melhor.;Após ouvir várias ideias, sigo a que me soou melhor.;Somente tomo a decisão após analisar o assunto em detalhes.">
            <text:p>Sempre sigo minha intuição e meus instintos.;Procuro seguir pelo caminho que me parece melhor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falar de assuntos importantes ressaltando o que é importante;Vou mexer no aplicativo de áudio ou música.;Vou trabalhar com cores. Sei combinar bem as cores;Vou escolher materiais confortáveis ou ergonômicos.">
            <text:p>Vou falar de assuntos importantes ressaltando o que é importante;Vou mexer no aplicativo de áudio ou música.;Vou trabalhar com cores. Sei combinar bem as cores;Vou escolher materiais confortáveis ou ergonômicos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Sempre sigo minha intuição e meus instintos.;Procuro seguir pelo caminho que me parece melhor.;Após ouvir várias ideias, sigo a que me soou melhor.;Somente tomo a decisão após analisar o assunto em detalhes.">
            <text:p>Sempre sigo minha intuição e meus instintos.;Procuro seguir pelo caminho que me parece melhor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mexer no aplicativo de áudio ou música.;Vou trabalhar com cores. Sei combinar bem as cores;Vou escolher materiais confortáveis ou ergonômicos.">
            <text:p>Vou falar de assuntos importantes ressaltando o que é importante;Vou mexer no aplicativo de áudio ou música.;Vou trabalhar com cores. Sei combinar bem as cores;Vou escolher materiais confortáveis ou ergonômicos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mexer no aplicativo de áudio ou música.;Vou escolher materiais confortáveis ou ergonômicos.;Vou falar de assuntos importantes ressaltando o que é importante;Vou trabalhar com cores. Sei combinar bem as cores">
            <text:p>Vou mexer no aplicativo de áudio ou música.;Vou escolher materiais confortáveis ou ergonômicos.;Vou falar de assuntos importantes ressaltando o que é importante;Vou trabalhar com cores. Sei combinar bem as cores</text:p>
          </table:table-cell>
          <table:table-cell office:value-type="string" office:string-value="A textura das superfícies.;A disposição dos móveis e seus formatos.;As combinações de cores e intensidade da iluminação.;O som ambiente, o barulho dos equipamentos e as vozes ao redor.">
            <text:p>A textura das superfícies.;A disposição dos móveis e seus formato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binóculo e um óculos de sol.;Uma rede de dormir confortável e um bom chinelo.;Um MP3 com minhas músicas preferidas.">
            <text:p>Uma bússola e um mapa.;Um binóculo e um óculos de sol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Procuro pegar no produto, sentir o peso, sentir sua forma.;Sempre pego primeiro aqueles que me chamam mais a atenção.;Gosto de perguntar a opinião das pessoas sobre algum produto.">
            <text:p>Leio os rótulos, vejo as especificações, data de validade.;Procuro pegar no produto, sentir o peso, sentir sua forma.;Sempre pego primeiro aqueles que me chamam mais a atenção.;Gosto de perguntar a opinião das pessoas sobre algum produt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falar de assuntos importantes ressaltando o que é importante;Vou escolher materiais confortáveis ou ergonômicos.;Vou trabalhar com cores. Sei combinar bem as cores;Vou mexer no aplicativo de áudio ou música.">
            <text:p>Vou falar de assuntos importantes ressaltando o que é importante;Vou escolher materiais confortáveis ou ergonômicos.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mexer no aplicativo de áudio ou música.;Vou trabalhar com cores. Sei combinar bem as cores;Vou escolher materiais confortáveis ou ergonômicos.">
            <text:p>Vou falar de assuntos importantes ressaltando o que é importante;Vou mexer no aplicativo de áudio ou música.;Vou trabalhar com cores. Sei combinar bem as cores;Vou escolher materiais confortáveis ou ergonômicos.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Procuro seguir pelo caminho que me parece melhor.;Sempre sigo minha intuição e meus instintos.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Sempre pego primeiro aqueles que me chamam mais a atenção.;Procuro pegar no produto, sentir o peso, sentir sua forma.;Leio os rótulos, vejo as especificações, data de validade.">
            <text:p>Gosto de perguntar a opinião das pessoas sobre algum produto.;Sempre pego primeiro aqueles que me chamam mais a atenção.;Procuro pegar no produto, sentir o peso, sentir sua forma.;Leio os rótulos, vejo as especificações, data de validade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Sempre pego primeiro aqueles que me chamam mais a atenção.;Procuro pegar no produto, sentir o peso, sentir sua forma.;Leio os rótulos, vejo as especificações, data de validade.">
            <text:p>Gosto de perguntar a opinião das pessoas sobre algum produto.;Sempre pego primeiro aqueles que me chamam mais a atenção.;Procuro pegar no produto, sentir o peso, sentir sua forma.;Leio os rótulos, vejo as especificações, data de validade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binóculo e um óculos de sol.;Um MP3 com minhas músicas preferidas.">
            <text:p>Uma bússola e um mapa.;Uma rede de dormir confortável e um bom chinelo.;Um binóculo e um óculos de sol.;Um MP3 com minhas músicas preferidas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Procuro seguir pelo caminho que me parece melhor.;Sempre sigo minha intuição e meus instintos.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trabalhar com cores. Sei combinar bem as cores;Vou mexer no aplicativo de áudio ou música.">
            <text:p>Vou falar de assuntos importantes ressaltando o que é importante;Vou escolher materiais confortáveis ou ergonômicos.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binóculo e um óculos de sol.;Uma rede de dormir confortável e um bom chinelo.;Um MP3 com minhas músicas preferidas.">
            <text:p>Uma bússola e um mapa.;Um binóculo e um óculos de sol.;Uma rede de dormir confortável e um bom chinelo.;Um MP3 com minhas músicas preferidas.</text:p>
          </table:table-cell>
        </table:table-row>
        <table:table-row>
          <table:table-cell office:value-type="string" office:string-value="Sempre sigo minha intuição e meus instintos.;Procuro seguir pelo caminho que me parece melhor.;Após ouvir várias ideias, sigo a que me soou melhor.;Somente tomo a decisão após analisar o assunto em detalhes.">
            <text:p>Sempre sigo minha intuição e meus instintos.;Procuro seguir pelo caminho que me parece melhor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Gosto de perguntar a opinião das pessoas sobre algum produto.;Sempre pego primeiro aqueles que me chamam mais a atenção.;Procuro pegar no produto, sentir o peso, sentir sua forma.">
            <text:p>Leio os rótulos, vejo as especificações, data de validade.;Gosto de perguntar a opinião das pessoas sobre algum produto.;Sempre pego primeiro aqueles que me chamam mais a atenção.;Procuro pegar no produto, sentir o peso, sentir sua forma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Sempre sigo minha intuição e meus instintos.;Procuro seguir pelo caminho que me parece melhor.;Após ouvir várias ideias, sigo a que me soou melhor.;Somente tomo a decisão após analisar o assunto em detalhes.">
            <text:p>Sempre sigo minha intuição e meus instintos.;Procuro seguir pelo caminho que me parece melhor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binóculo e um óculos de sol.;Uma rede de dormir confortável e um bom chinelo.;Um MP3 com minhas músicas preferidas.">
            <text:p>Uma bússola e um mapa.;Um binóculo e um óculos de sol.;Uma rede de dormir confortável e um bom chinelo.;Um MP3 com minhas músicas preferidas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trabalhar com cores. Sei combinar bem as cores;Vou mexer no aplicativo de áudio ou música.;Vou escolher materiais confortáveis ou ergonômicos.">
            <text:p>Vou falar de assuntos importantes ressaltando o que é importante;Vou trabalhar com cores. Sei combinar bem as cores;Vou mexer no aplicativo de áudio ou música.;Vou escolher materiais confortáveis ou ergonômicos.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Leio os rótulos, vejo as especificações, data de validade.;Procuro pegar no produto, sentir o peso, sentir sua forma.;Gosto de perguntar a opinião das pessoas sobre algum produto.;Sempre pego primeiro aqueles que me chamam mais a atenção.">
            <text:p>Leio os rótulos, vejo as especificações, data de validade.;Procuro pegar no produto, sentir o peso, sentir sua forma.;Gosto de perguntar a opinião das pessoas sobre algum produto.;Sempre pego primeiro aqueles que me chamam mais a atenção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Sempre sigo minha intuição e meus instintos.;Procuro seguir pelo caminho que me parece melhor.;Após ouvir várias ideias, sigo a que me soou melhor.;Somente tomo a decisão após analisar o assunto em detalhes.">
            <text:p>Sempre sigo minha intuição e meus instintos.;Procuro seguir pelo caminho que me parece melhor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binóculo e um óculos de sol.;Uma rede de dormir confortável e um bom chinelo.;Um MP3 com minhas músicas preferidas.">
            <text:p>Uma bússola e um mapa.;Um binóculo e um óculos de sol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Sempre sigo minha intuição e meus instintos.;Procuro seguir pelo caminho que me parece melhor.">
            <text:p>Somente tomo a decisão após analisar o assunto em detalhes.;Após ouvir várias ideias, sigo a que me soou melhor.;Sempre sigo minha intuição e meus instinto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Sempre pego primeiro aqueles que me chamam mais a atenção.;Gosto de perguntar a opinião das pessoas sobre algum produto.;Procuro pegar no produto, sentir o peso, sentir sua forma.">
            <text:p>Leio os rótulos, vejo as especificações, data de validade.;Sempre pego primeiro aqueles que me chamam mais a atenção.;Gosto de perguntar a opinião das pessoas sobre algum produto.;Procuro pegar no produto, sentir o peso, sentir sua forma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 textura das superfícies.;As combinações de cores e intensidade da iluminação.">
            <text:p>A disposição dos móveis e seus formatos.;O som ambiente, o barulho dos equipamentos e as vozes ao redor.;A textura das superfícies.;As combinações de cores e intensidade da iluminação.</text:p>
          </table:table-cell>
          <table:table-cell office:value-type="string" office:string-value="Leio os rótulos, vejo as especificações, data de validade.;Gosto de perguntar a opinião das pessoas sobre algum produto.;Sempre pego primeiro aqueles que me chamam mais a atenção.;Procuro pegar no produto, sentir o peso, sentir sua forma.">
            <text:p>Leio os rótulos, vejo as especificações, data de validade.;Gosto de perguntar a opinião das pessoas sobre algum produto.;Sempre pego primeiro aqueles que me chamam mais a atenção.;Procuro pegar no produto, sentir o peso, sentir sua forma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Leio os rótulos, vejo as especificações, data de validade.;Gosto de perguntar a opinião das pessoas sobre algum produto.;Sempre pego primeiro aqueles que me chamam mais a atenção.;Procuro pegar no produto, sentir o peso, sentir sua forma.">
            <text:p>Leio os rótulos, vejo as especificações, data de validade.;Gosto de perguntar a opinião das pessoas sobre algum produto.;Sempre pego primeiro aqueles que me chamam mais a atenção.;Procuro pegar no produto, sentir o peso, sentir sua forma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trabalhar com cores. Sei combinar bem as cores;Vou mexer no aplicativo de áudio ou música.">
            <text:p>Vou falar de assuntos importantes ressaltando o que é importante;Vou escolher materiais confortáveis ou ergonômicos.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Procuro seguir pelo caminho que me parece melhor.;Sempre sigo minha intuição e meus instintos.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Sempre pego primeiro aqueles que me chamam mais a atenção.;Procuro pegar no produto, sentir o peso, sentir sua forma.;Gosto de perguntar a opinião das pessoas sobre algum produto.">
            <text:p>Leio os rótulos, vejo as especificações, data de validade.;Sempre pego primeiro aqueles que me chamam mais a atenção.;Procuro pegar no produto, sentir o peso, sentir sua forma.;Gosto de perguntar a opinião das pessoas sobre algum produt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Procuro seguir pelo caminho que me parece melhor.;Sempre sigo minha intuição e meus instintos.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">
            <text:p>A disposição dos móveis e seus formatos.;O som ambiente, o barulho dos equipamentos e as vozes ao redor.;As combinações de cores e intensidade da iluminação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mexer no aplicativo de áudio ou música.;Vou trabalhar com cores. Sei combinar bem as cores;Vou escolher materiais confortáveis ou ergonômicos.">
            <text:p>Vou falar de assuntos importantes ressaltando o que é importante;Vou mexer no aplicativo de áudio ou música.;Vou trabalhar com cores. Sei combinar bem as cores;Vou escolher materiais confortáveis ou ergonômicos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binóculo e um óculos de sol.;Um MP3 com minhas músicas preferidas.;">
            <text:p>Uma bússola e um mapa.;Uma rede de dormir confortável e um bom chinelo.;Um binóculo e um óculos de sol.;Um MP3 com minhas músicas preferidas.;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 textura das superfícies.;As combinações de cores e intensidade da iluminação.">
            <text:p>A disposição dos móveis e seus formatos.;O som ambiente, o barulho dos equipamentos e as vozes ao redor.;A textura das superfícies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a bússola e um mapa.;Um binóculo e um óculos de sol.;Uma rede de dormir confortável e um bom chinelo.;Um MP3 com minhas músicas preferidas.">
            <text:p>Uma bússola e um mapa.;Um binóculo e um óculos de sol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Sempre sigo minha intuição e meus instintos.;Procuro seguir pelo caminho que me parece melhor.;Após ouvir várias ideias, sigo a que me soou melhor.;Somente tomo a decisão após analisar o assunto em detalhes.">
            <text:p>Sempre sigo minha intuição e meus instintos.;Procuro seguir pelo caminho que me parece melhor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mexer no aplicativo de áudio ou música.;Vou trabalhar com cores. Sei combinar bem as cores;Vou escolher materiais confortáveis ou ergonômicos.">
            <text:p>Vou falar de assuntos importantes ressaltando o que é importante;Vou mexer no aplicativo de áudio ou música.;Vou trabalhar com cores. Sei combinar bem as cores;Vou escolher materiais confortáveis ou ergonômicos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Sempre sigo minha intuição e meus instintos.;Procuro seguir pelo caminho que me parece melhor.">
            <text:p>Somente tomo a decisão após analisar o assunto em detalhes.;Após ouvir várias ideias, sigo a que me soou melhor.;Sempre sigo minha intuição e meus instintos.;Procuro seguir pelo caminho que me parece melhor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trabalhar com cores. Sei combinar bem as cores;Vou escolher materiais confortáveis ou ergonômicos.;Vou mexer no aplicativo de áudio ou música.">
            <text:p>Vou falar de assuntos importantes ressaltando o que é importante;Vou trabalhar com cores. Sei combinar bem as cores;Vou escolher materiais confortáveis ou ergonômicos.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binóculo e um óculos de sol.;Uma rede de dormir confortável e um bom chinelo.;Um MP3 com minhas músicas preferidas.">
            <text:p>Uma bússola e um mapa.;Um binóculo e um óculos de sol.;Uma rede de dormir confortável e um bom chinelo.;Um MP3 com minhas músicas preferidas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mexer no aplicativo de áudio ou música.;Vou trabalhar com cores. Sei combinar bem as cores;Vou escolher materiais confortáveis ou ergonômicos.">
            <text:p>Vou falar de assuntos importantes ressaltando o que é importante;Vou mexer no aplicativo de áudio ou música.;Vou trabalhar com cores. Sei combinar bem as cores;Vou escolher materiais confortáveis ou ergonômicos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falar de assuntos importantes ressaltando o que é importante;Vou escolher materiais confortáveis ou ergonômicos.;Vou trabalhar com cores. Sei combinar bem as cores;Vou mexer no aplicativo de áudio ou música.">
            <text:p>Vou falar de assuntos importantes ressaltando o que é importante;Vou escolher materiais confortáveis ou ergonômicos.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Sempre sigo minha intuição e meus instintos.;Procuro seguir pelo caminho que me parece melhor.">
            <text:p>Somente tomo a decisão após analisar o assunto em detalhes.;Após ouvir várias ideias, sigo a que me soou melhor.;Sempre sigo minha intuição e meus instinto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trabalhar com cores. Sei combinar bem as cores;Vou mexer no aplicativo de áudio ou música.">
            <text:p>Vou falar de assuntos importantes ressaltando o que é importante;Vou escolher materiais confortáveis ou ergonômicos.;Vou trabalhar com cores. Sei combinar bem as cores;Vou mexer no aplicativo de áudio ou música.</text:p>
          </table:table-cell>
          <table:table-cell office:value-type="string" office:string-value="A textura das superfícies.;A disposição dos móveis e seus formatos.;As combinações de cores e intensidade da iluminação.;O som ambiente, o barulho dos equipamentos e as vozes ao redor.">
            <text:p>A textura das superfícies.;A disposição dos móveis e seus formato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Gosto de perguntar a opinião das pessoas sobre algum produto.;Sempre pego primeiro aqueles que me chamam mais a atenção.;Procuro pegar no produto, sentir o peso, sentir sua forma.">
            <text:p>Leio os rótulos, vejo as especificações, data de validade.;Gosto de perguntar a opinião das pessoas sobre algum produto.;Sempre pego primeiro aqueles que me chamam mais a atenção.;Procuro pegar no produto, sentir o peso, sentir sua forma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textura das superfícies.;A disposição dos móveis e seus formatos.;As combinações de cores e intensidade da iluminação.;O som ambiente, o barulho dos equipamentos e as vozes ao redor.">
            <text:p>A textura das superfícies.;A disposição dos móveis e seus formato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falar de assuntos importantes ressaltando o que é importante;Vou escolher materiais confortáveis ou ergonômicos.;Vou trabalhar com cores. Sei combinar bem as cores;Vou mexer no aplicativo de áudio ou música.">
            <text:p>Vou falar de assuntos importantes ressaltando o que é importante;Vou escolher materiais confortáveis ou ergonômicos.;Vou trabalhar com cores. Sei combinar bem as cores;Vou mexer no aplicativo de áudio ou música.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Sempre sigo minha intuição e meus instintos.;Procuro seguir pelo caminho que me parece melhor.;Após ouvir várias ideias, sigo a que me soou melhor.;Somente tomo a decisão após analisar o assunto em detalhes.">
            <text:p>Sempre sigo minha intuição e meus instintos.;Procuro seguir pelo caminho que me parece melhor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rede de dormir confortável e um bom chinelo.;Um MP3 com minhas músicas preferidas.;Um binóculo e um óculos de sol.;Uma bússola e um mapa.">
            <text:p>Uma rede de dormir confortável e um bom chinelo.;Um MP3 com minhas músicas preferidas.;Um binóculo e um óculos de sol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Procuro seguir pelo caminho que me parece melhor.;Sempre sigo minha intuição e meus instintos.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trabalhar com cores. Sei combinar bem as cores;Vou escolher materiais confortáveis ou ergonômicos.;Vou mexer no aplicativo de áudio ou música.">
            <text:p>Vou falar de assuntos importantes ressaltando o que é importante;Vou trabalhar com cores. Sei combinar bem as cores;Vou escolher materiais confortáveis ou ergonômicos.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Procuro pegar no produto, sentir o peso, sentir sua forma.;Gosto de perguntar a opinião das pessoas sobre algum produto.;Sempre pego primeiro aqueles que me chamam mais a atenção.">
            <text:p>Leio os rótulos, vejo as especificações, data de validade.;Procuro pegar no produto, sentir o peso, sentir sua forma.;Gosto de perguntar a opinião das pessoas sobre algum produto.;Sempre pego primeiro aqueles que me chamam mais a atenção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mexer no aplicativo de áudio ou música.;Vou falar de assuntos importantes ressaltando o que é importante;Vou escolher materiais confortáveis ou ergonômicos.;Vou trabalhar com cores. Sei combinar bem as cores">
            <text:p>Vou mexer no aplicativo de áudio ou música.;Vou falar de assuntos importantes ressaltando o que é importante;Vou escolher materiais confortáveis ou ergonômicos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falar de assuntos importantes ressaltando o que é importante;Vou escolher materiais confortáveis ou ergonômicos.;Vou trabalhar com cores. Sei combinar bem as cores;Vou mexer no aplicativo de áudio ou música.">
            <text:p>Vou falar de assuntos importantes ressaltando o que é importante;Vou escolher materiais confortáveis ou ergonômicos.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">
            <text:p>A disposição dos móveis e seus formatos.;O som ambiente, o barulho dos equipamentos e as vozes ao redor.;As combinações de cores e intensidade da iluminação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binóculo e um óculos de sol.;Uma rede de dormir confortável e um bom chinelo.;Um MP3 com minhas músicas preferidas.">
            <text:p>Uma bússola e um mapa.;Um binóculo e um óculos de sol.;Uma rede de dormir confortável e um bom chinelo.;Um MP3 com minhas músicas preferidas.</text:p>
          </table:table-cell>
        </table:table-row>
        <table:table-row>
          <table:table-cell office:value-type="string" office:string-value="Sempre sigo minha intuição e meus instintos.;Procuro seguir pelo caminho que me parece melhor.;Após ouvir várias ideias, sigo a que me soou melhor.;Somente tomo a decisão após analisar o assunto em detalhes.">
            <text:p>Sempre sigo minha intuição e meus instintos.;Procuro seguir pelo caminho que me parece melhor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binóculo e um óculos de sol.;Uma rede de dormir confortável e um bom chinelo.;Um MP3 com minhas músicas preferidas.">
            <text:p>Uma bússola e um mapa.;Um binóculo e um óculos de sol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falar de assuntos importantes ressaltando o que é importante;Vou mexer no aplicativo de áudio ou música.;Vou trabalhar com cores. Sei combinar bem as cores;Vou escolher materiais confortáveis ou ergonômicos.">
            <text:p>Vou falar de assuntos importantes ressaltando o que é importante;Vou mexer no aplicativo de áudio ou música.;Vou trabalhar com cores. Sei combinar bem as cores;Vou escolher materiais confortáveis ou ergonômicos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mexer no aplicativo de áudio ou música.;Vou trabalhar com cores. Sei combinar bem as cores;Vou escolher materiais confortáveis ou ergonômicos.">
            <text:p>Vou falar de assuntos importantes ressaltando o que é importante;Vou mexer no aplicativo de áudio ou música.;Vou trabalhar com cores. Sei combinar bem as cores;Vou escolher materiais confortáveis ou ergonômicos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Sempre sigo minha intuição e meus instintos.;Procuro seguir pelo caminho que me parece melhor.">
            <text:p>Somente tomo a decisão após analisar o assunto em detalhes.;Após ouvir várias ideias, sigo a que me soou melhor.;Sempre sigo minha intuição e meus instinto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falar de assuntos importantes ressaltando o que é importante;Vou trabalhar com cores. Sei combinar bem as cores;Vou mexer no aplicativo de áudio ou música.;Vou escolher materiais confortáveis ou ergonômicos.">
            <text:p>Vou falar de assuntos importantes ressaltando o que é importante;Vou trabalhar com cores. Sei combinar bem as cores;Vou mexer no aplicativo de áudio ou música.;Vou escolher materiais confortáveis ou ergonômicos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trabalhar com cores. Sei combinar bem as cores;Vou escolher materiais confortáveis ou ergonômicos.;Vou mexer no aplicativo de áudio ou música.">
            <text:p>Vou falar de assuntos importantes ressaltando o que é importante;Vou trabalhar com cores. Sei combinar bem as cores;Vou escolher materiais confortáveis ou ergonômicos.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">
            <text:p>A disposição dos móveis e seus formatos.;O som ambiente, o barulho dos equipamentos e as vozes ao redor.;As combinações de cores e intensidade da iluminação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Gosto de perguntar a opinião das pessoas sobre algum produto.;Sempre pego primeiro aqueles que me chamam mais a atenção.;Procuro pegar no produto, sentir o peso, sentir sua forma.">
            <text:p>Leio os rótulos, vejo as especificações, data de validade.;Gosto de perguntar a opinião das pessoas sobre algum produto.;Sempre pego primeiro aqueles que me chamam mais a atenção.;Procuro pegar no produto, sentir o peso, sentir sua forma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Procuro pegar no produto, sentir o peso, sentir sua forma.;Sempre pego primeiro aqueles que me chamam mais a atenção.;Gosto de perguntar a opinião das pessoas sobre algum produto.">
            <text:p>Leio os rótulos, vejo as especificações, data de validade.;Procuro pegar no produto, sentir o peso, sentir sua forma.;Sempre pego primeiro aqueles que me chamam mais a atenção.;Gosto de perguntar a opinião das pessoas sobre algum produt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Sempre sigo minha intuição e meus instintos.;Procuro seguir pelo caminho que me parece melhor.;Após ouvir várias ideias, sigo a que me soou melhor.;Somente tomo a decisão após analisar o assunto em detalhes.">
            <text:p>Sempre sigo minha intuição e meus instintos.;Procuro seguir pelo caminho que me parece melhor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falar de assuntos importantes ressaltando o que é importante;Vou escolher materiais confortáveis ou ergonômicos.;Vou trabalhar com cores. Sei combinar bem as cores;Vou mexer no aplicativo de áudio ou música.">
            <text:p>Vou falar de assuntos importantes ressaltando o que é importante;Vou escolher materiais confortáveis ou ergonômicos.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binóculo e um óculos de sol.;Uma rede de dormir confortável e um bom chinelo.;Um MP3 com minhas músicas preferidas.">
            <text:p>Uma bússola e um mapa.;Um binóculo e um óculos de sol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Sempre sigo minha intuição e meus instintos.;Procuro seguir pelo caminho que me parece melhor.;Após ouvir várias ideias, sigo a que me soou melhor.;Somente tomo a decisão após analisar o assunto em detalhes.">
            <text:p>Sempre sigo minha intuição e meus instintos.;Procuro seguir pelo caminho que me parece melhor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falar de assuntos importantes ressaltando o que é importante;Vou trabalhar com cores. Sei combinar bem as cores;Vou escolher materiais confortáveis ou ergonômicos.;Vou mexer no aplicativo de áudio ou música.">
            <text:p>Vou falar de assuntos importantes ressaltando o que é importante;Vou trabalhar com cores. Sei combinar bem as cores;Vou escolher materiais confortáveis ou ergonômicos.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textura das superfícies.;A disposição dos móveis e seus formatos.;As combinações de cores e intensidade da iluminação.;O som ambiente, o barulho dos equipamentos e as vozes ao redor.">
            <text:p>A textura das superfícies.;A disposição dos móveis e seus formato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 textura das superfícies.;As combinações de cores e intensidade da iluminação.">
            <text:p>A disposição dos móveis e seus formatos.;O som ambiente, o barulho dos equipamentos e as vozes ao redor.;A textura das superfícies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Gosto de perguntar a opinião das pessoas sobre algum produto.;Procuro pegar no produto, sentir o peso, sentir sua forma.;Sempre pego primeiro aqueles que me chamam mais a atenção.">
            <text:p>Leio os rótulos, vejo as especificações, data de validade.;Gosto de perguntar a opinião das pessoas sobre algum produto.;Procuro pegar no produto, sentir o peso, sentir sua forma.;Sempre pego primeiro aqueles que me chamam mais a atenção.</text:p>
          </table:table-cell>
          <table:table-cell office:value-type="string" office:string-value="Uma bússola e um mapa.;Um binóculo e um óculos de sol.;Uma rede de dormir confortável e um bom chinelo.;Um MP3 com minhas músicas preferidas.">
            <text:p>Uma bússola e um mapa.;Um binóculo e um óculos de sol.;Uma rede de dormir confortável e um bom chinelo.;Um MP3 com minhas músicas preferidas.</text:p>
          </table:table-cell>
        </table:table-row>
        <table:table-row>
          <table:table-cell office:value-type="string" office:string-value="Sempre sigo minha intuição e meus instintos.;Procuro seguir pelo caminho que me parece melhor.;Após ouvir várias ideias, sigo a que me soou melhor.;Somente tomo a decisão após analisar o assunto em detalhes.">
            <text:p>Sempre sigo minha intuição e meus instintos.;Procuro seguir pelo caminho que me parece melhor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textura das superfícies.;A disposição dos móveis e seus formatos.;As combinações de cores e intensidade da iluminação.;O som ambiente, o barulho dos equipamentos e as vozes ao redor.">
            <text:p>A textura das superfícies.;A disposição dos móveis e seus formato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Gosto de perguntar a opinião das pessoas sobre algum produto.;Sempre pego primeiro aqueles que me chamam mais a atenção.;Procuro pegar no produto, sentir o peso, sentir sua forma.">
            <text:p>Leio os rótulos, vejo as especificações, data de validade.;Gosto de perguntar a opinião das pessoas sobre algum produto.;Sempre pego primeiro aqueles que me chamam mais a atenção.;Procuro pegar no produto, sentir o peso, sentir sua forma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Sempre pego primeiro aqueles que me chamam mais a atenção.;Procuro pegar no produto, sentir o peso, sentir sua forma.;Gosto de perguntar a opinião das pessoas sobre algum produto.">
            <text:p>Leio os rótulos, vejo as especificações, data de validade.;Sempre pego primeiro aqueles que me chamam mais a atenção.;Procuro pegar no produto, sentir o peso, sentir sua forma.;Gosto de perguntar a opinião das pessoas sobre algum produt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mexer no aplicativo de áudio ou música.;Vou escolher materiais confortáveis ou ergonômicos.;Vou falar de assuntos importantes ressaltando o que é importante;Vou trabalhar com cores. Sei combinar bem as cores">
            <text:p>Vou mexer no aplicativo de áudio ou música.;Vou escolher materiais confortáveis ou ergonômicos.;Vou falar de assuntos importantes ressaltando o que é importante;Vou trabalhar com cores. Sei combinar bem as cores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binóculo e um óculos de sol.;Uma rede de dormir confortável e um bom chinelo.;Um MP3 com minhas músicas preferidas.">
            <text:p>Uma bússola e um mapa.;Um binóculo e um óculos de sol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binóculo e um óculos de sol.;Uma rede de dormir confortável e um bom chinelo.;Um MP3 com minhas músicas preferidas.">
            <text:p>Uma bússola e um mapa.;Um binóculo e um óculos de sol.;Uma rede de dormir confortável e um bom chinelo.;Um MP3 com minhas músicas preferidas.</text:p>
          </table:table-cell>
        </table:table-row>
        <table:table-row>
          <table:table-cell office:value-type="string" office:string-value="Sempre sigo minha intuição e meus instintos.;Procuro seguir pelo caminho que me parece melhor.;Após ouvir várias ideias, sigo a que me soou melhor.;Somente tomo a decisão após analisar o assunto em detalhes.">
            <text:p>Sempre sigo minha intuição e meus instintos.;Procuro seguir pelo caminho que me parece melhor.;Após ouvir várias ideias, sigo a que me soou melhor.;Somente tomo a decisão após analisar o assunto em detalhes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binóculo e um óculos de sol.;Uma rede de dormir confortável e um bom chinelo.;Um MP3 com minhas músicas preferidas.">
            <text:p>Uma bússola e um mapa.;Um binóculo e um óculos de sol.;Uma rede de dormir confortável e um bom chinelo.;Um MP3 com minhas músicas preferidas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binóculo e um óculos de sol.;Uma rede de dormir confortável e um bom chinelo.;Um MP3 com minhas músicas preferidas.">
            <text:p>Uma bússola e um mapa.;Um binóculo e um óculos de sol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 textura das superfícies.;As combinações de cores e intensidade da iluminação.">
            <text:p>A disposição dos móveis e seus formatos.;O som ambiente, o barulho dos equipamentos e as vozes ao redor.;A textura das superfícies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Sempre sigo minha intuição e meus instintos.;Procuro seguir pelo caminho que me parece melhor.;Após ouvir várias ideias, sigo a que me soou melhor.;Somente tomo a decisão após analisar o assunto em detalhes.">
            <text:p>Sempre sigo minha intuição e meus instintos.;Procuro seguir pelo caminho que me parece melhor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textura das superfícies.;O som ambiente, o barulho dos equipamentos e as vozes ao redor.;As combinações de cores e intensidade da iluminação.;A disposição dos móveis e seus formatos.">
            <text:p>A textura das superfícies.;O som ambiente, o barulho dos equipamentos e as vozes ao redor.;As combinações de cores e intensidade da iluminação.;A disposição dos móveis e seus formatos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Gosto de perguntar a opinião das pessoas sobre algum produto.;Procuro pegar no produto, sentir o peso, sentir sua forma.;Sempre pego primeiro aqueles que me chamam mais a atenção.">
            <text:p>Leio os rótulos, vejo as especificações, data de validade.;Gosto de perguntar a opinião das pessoas sobre algum produto.;Procuro pegar no produto, sentir o peso, sentir sua forma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binóculo e um óculos de sol.;Um MP3 com minhas músicas preferidas.">
            <text:p>Uma bússola e um mapa.;Uma rede de dormir confortável e um bom chinelo.;Um binóculo e um óculos de sol.;Um MP3 com minhas músicas preferidas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Sempre sigo minha intuição e meus instintos.;Procuro seguir pelo caminho que me parece melhor.">
            <text:p>Somente tomo a decisão após analisar o assunto em detalhes.;Após ouvir várias ideias, sigo a que me soou melhor.;Sempre sigo minha intuição e meus instintos.;Procuro seguir pelo caminho que me parece melhor.</text:p>
          </table:table-cell>
          <table:table-cell office:value-type="string" office:string-value="Vou falar de assuntos importantes ressaltando o que é importante;Vou mexer no aplicativo de áudio ou música.;Vou trabalhar com cores. Sei combinar bem as cores;Vou escolher materiais confortáveis ou ergonômicos.">
            <text:p>Vou falar de assuntos importantes ressaltando o que é importante;Vou mexer no aplicativo de áudio ou música.;Vou trabalhar com cores. Sei combinar bem as cores;Vou escolher materiais confortáveis ou ergonômicos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Gosto de perguntar a opinião das pessoas sobre algum produto.;Procuro pegar no produto, sentir o peso, sentir sua forma.;Sempre pego primeiro aqueles que me chamam mais a atenção.">
            <text:p>Leio os rótulos, vejo as especificações, data de validade.;Gosto de perguntar a opinião das pessoas sobre algum produto.;Procuro pegar no produto, sentir o peso, sentir sua forma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binóculo e um óculos de sol.;Uma rede de dormir confortável e um bom chinelo.;Um MP3 com minhas músicas preferidas.">
            <text:p>Uma bússola e um mapa.;Um binóculo e um óculos de sol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Sempre pego primeiro aqueles que me chamam mais a atenção.;Procuro pegar no produto, sentir o peso, sentir sua forma.;Leio os rótulos, vejo as especificações, data de validade.">
            <text:p>Gosto de perguntar a opinião das pessoas sobre algum produto.;Sempre pego primeiro aqueles que me chamam mais a atenção.;Procuro pegar no produto, sentir o peso, sentir sua forma.;Leio os rótulos, vejo as especificações, data de validade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Sempre pego primeiro aqueles que me chamam mais a atenção.;Procuro pegar no produto, sentir o peso, sentir sua forma.;Leio os rótulos, vejo as especificações, data de validade.">
            <text:p>Gosto de perguntar a opinião das pessoas sobre algum produto.;Sempre pego primeiro aqueles que me chamam mais a atenção.;Procuro pegar no produto, sentir o peso, sentir sua forma.;Leio os rótulos, vejo as especificações, data de validade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Gosto de perguntar a opinião das pessoas sobre algum produto.;Sempre pego primeiro aqueles que me chamam mais a atenção.;Procuro pegar no produto, sentir o peso, sentir sua forma.;Leio os rótulos, vejo as especificações, data de validade.">
            <text:p>Gosto de perguntar a opinião das pessoas sobre algum produto.;Sempre pego primeiro aqueles que me chamam mais a atenção.;Procuro pegar no produto, sentir o peso, sentir sua forma.;Leio os rótulos, vejo as especificações, data de validade.</text:p>
          </table:table-cell>
          <table:table-cell office:value-type="string" office:string-value="Uma bússola e um mapa.;Uma rede de dormir confortável e um bom chinelo.;Um MP3 com minhas músicas preferidas.;Um binóculo e um óculos de sol.">
            <text:p>Uma bússola e um mapa.;Uma rede de dormir confortável e um bom chinelo.;Um MP3 com minhas músicas preferidas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Gosto de perguntar a opinião das pessoas sobre algum produto.;Procuro pegar no produto, sentir o peso, sentir sua forma.;Sempre pego primeiro aqueles que me chamam mais a atenção.">
            <text:p>Leio os rótulos, vejo as especificações, data de validade.;Gosto de perguntar a opinião das pessoas sobre algum produto.;Procuro pegar no produto, sentir o peso, sentir sua forma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trabalhar com cores. Sei combinar bem as cores;Vou escolher materiais confortáveis ou ergonômicos.;Vou mexer no aplicativo de áudio ou música.">
            <text:p>Vou falar de assuntos importantes ressaltando o que é importante;Vou trabalhar com cores. Sei combinar bem as cores;Vou escolher materiais confortáveis ou ergonômicos.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Procuro pegar no produto, sentir o peso, sentir sua forma.;Sempre pego primeiro aqueles que me chamam mais a atenção.;Gosto de perguntar a opinião das pessoas sobre algum produto.">
            <text:p>Leio os rótulos, vejo as especificações, data de validade.;Procuro pegar no produto, sentir o peso, sentir sua forma.;Sempre pego primeiro aqueles que me chamam mais a atenção.;Gosto de perguntar a opinião das pessoas sobre algum produto.</text:p>
          </table:table-cell>
          <table:table-cell office:value-type="string" office:string-value="Uma bússola e um mapa.;Uma rede de dormir confortável e um bom chinelo.;Um MP3 com minhas músicas preferidas.;Um binóculo e um óculos de sol.">
            <text:p>Uma bússola e um mapa.;Uma rede de dormir confortável e um bom chinelo.;Um MP3 com minhas músicas preferidas.;Um binóculo e um óculos de sol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falar de assuntos importantes ressaltando o que é importante;Vou escolher materiais confortáveis ou ergonômicos.;Vou trabalhar com cores. Sei combinar bem as cores;Vou mexer no aplicativo de áudio ou música.">
            <text:p>Vou falar de assuntos importantes ressaltando o que é importante;Vou escolher materiais confortáveis ou ergonômicos.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Procuro seguir pelo caminho que me parece melhor.;Sempre sigo minha intuição e meus instintos.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office:string-value="Vou falar de assuntos importantes ressaltando o que é importante;Vou mexer no aplicativo de áudio ou música.;Vou trabalhar com cores. Sei combinar bem as cores;Vou escolher materiais confortáveis ou ergonômicos.">
            <text:p>Vou falar de assuntos importantes ressaltando o que é importante;Vou mexer no aplicativo de áudio ou música.;Vou trabalhar com cores. Sei combinar bem as cores;Vou escolher materiais confortáveis ou ergonômicos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Sempre pego primeiro aqueles que me chamam mais a atenção.;Procuro pegar no produto, sentir o peso, sentir sua forma.;Leio os rótulos, vejo as especificações, data de validade.">
            <text:p>Gosto de perguntar a opinião das pessoas sobre algum produto.;Sempre pego primeiro aqueles que me chamam mais a atenção.;Procuro pegar no produto, sentir o peso, sentir sua forma.;Leio os rótulos, vejo as especificações, data de validade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Sempre pego primeiro aqueles que me chamam mais a atenção.;Gosto de perguntar a opinião das pessoas sobre algum produto.;Procuro pegar no produto, sentir o peso, sentir sua forma.">
            <text:p>Leio os rótulos, vejo as especificações, data de validade.;Sempre pego primeiro aqueles que me chamam mais a atenção.;Gosto de perguntar a opinião das pessoas sobre algum produto.;Procuro pegar no produto, sentir o peso, sentir sua forma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rede de dormir confortável e um bom chinelo.;Um MP3 com minhas músicas preferidas.;Uma bússola e um mapa.;Um binóculo e um óculos de sol.">
            <text:p>Uma rede de dormir confortável e um bom chinelo.;Um MP3 com minhas músicas preferidas.;Uma bússola e um mapa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Gosto de perguntar a opinião das pessoas sobre algum produto.;Sempre pego primeiro aqueles que me chamam mais a atenção.;Procuro pegar no produto, sentir o peso, sentir sua forma.;Leio os rótulos, vejo as especificações, data de validade.">
            <text:p>Gosto de perguntar a opinião das pessoas sobre algum produto.;Sempre pego primeiro aqueles que me chamam mais a atenção.;Procuro pegar no produto, sentir o peso, sentir sua forma.;Leio os rótulos, vejo as especificações, data de validade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Gosto de perguntar a opinião das pessoas sobre algum produto.;Sempre pego primeiro aqueles que me chamam mais a atenção.;Procuro pegar no produto, sentir o peso, sentir sua forma.;Leio os rótulos, vejo as especificações, data de validade.">
            <text:p>Gosto de perguntar a opinião das pessoas sobre algum produto.;Sempre pego primeiro aqueles que me chamam mais a atenção.;Procuro pegar no produto, sentir o peso, sentir sua forma.;Leio os rótulos, vejo as especificações, data de validade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Sempre sigo minha intuição e meus instintos.;Procuro seguir pelo caminho que me parece melhor.">
            <text:p>Somente tomo a decisão após analisar o assunto em detalhes.;Após ouvir várias ideias, sigo a que me soou melhor.;Sempre sigo minha intuição e meus instinto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MP3 com minhas músicas preferidas.;Um binóculo e um óculos de sol.">
            <text:p>Uma bússola e um mapa.;Uma rede de dormir confortável e um bom chinelo.;Um MP3 com minhas músicas preferidas.;Um binóculo e um óculos de sol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trabalhar com cores. Sei combinar bem as cores;Vou escolher materiais confortáveis ou ergonômicos.;Vou mexer no aplicativo de áudio ou música.">
            <text:p>Vou falar de assuntos importantes ressaltando o que é importante;Vou trabalhar com cores. Sei combinar bem as cores;Vou escolher materiais confortáveis ou ergonômicos.;Vou mexer no aplicativo de áudio ou música.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">
            <text:p>A disposição dos móveis e seus formatos.;O som ambiente, o barulho dos equipamentos e as vozes ao redor.;As combinações de cores e intensidade da iluminação.;A textura das superfícies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falar de assuntos importantes ressaltando o que é importante;Vou trabalhar com cores. Sei combinar bem as cores;Vou escolher materiais confortáveis ou ergonômicos.;Vou mexer no aplicativo de áudio ou música.">
            <text:p>Vou falar de assuntos importantes ressaltando o que é importante;Vou trabalhar com cores. Sei combinar bem as cores;Vou escolher materiais confortáveis ou ergonômicos.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Leio os rótulos, vejo as especificações, data de validade.;Procuro pegar no produto, sentir o peso, sentir sua forma.;Sempre pego primeiro aqueles que me chamam mais a atenção.;Gosto de perguntar a opinião das pessoas sobre algum produto.">
            <text:p>Leio os rótulos, vejo as especificações, data de validade.;Procuro pegar no produto, sentir o peso, sentir sua forma.;Sempre pego primeiro aqueles que me chamam mais a atenção.;Gosto de perguntar a opinião das pessoas sobre algum produt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mexer no aplicativo de áudio ou música.;Vou escolher materiais confortáveis ou ergonômicos.;Vou falar de assuntos importantes ressaltando o que é importante;Vou trabalhar com cores. Sei combinar bem as cores">
            <text:p>Vou mexer no aplicativo de áudio ou música.;Vou escolher materiais confortáveis ou ergonômicos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MP3 com minhas músicas preferidas.;Um binóculo e um óculos de sol.">
            <text:p>Uma bússola e um mapa.;Uma rede de dormir confortável e um bom chinelo.;Um MP3 com minhas músicas preferidas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binóculo e um óculos de sol.;Uma rede de dormir confortável e um bom chinelo.;Um MP3 com minhas músicas preferidas.">
            <text:p>Uma bússola e um mapa.;Um binóculo e um óculos de sol.;Uma rede de dormir confortável e um bom chinelo.;Um MP3 com minhas músicas preferidas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">
            <text:p>A disposição dos móveis e seus formatos.;O som ambiente, o barulho dos equipamentos e as vozes ao redor.;As combinações de cores e intensidade da iluminação.;A textura das superfícies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mexer no aplicativo de áudio ou música.;Vou trabalhar com cores. Sei combinar bem as cores;Vou escolher materiais confortáveis ou ergonômicos.">
            <text:p>Vou falar de assuntos importantes ressaltando o que é importante;Vou mexer no aplicativo de áudio ou música.;Vou trabalhar com cores. Sei combinar bem as cores;Vou escolher materiais confortáveis ou ergonômicos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Procuro pegar no produto, sentir o peso, sentir sua forma.;Leio os rótulos, vejo as especificações, data de validade.;Gosto de perguntar a opinião das pessoas sobre algum produto.;Sempre pego primeiro aqueles que me chamam mais a atenção.">
            <text:p>Procuro pegar no produto, sentir o peso, sentir sua forma.;Leio os rótulos, vejo as especificações, data de validade.;Gosto de perguntar a opinião das pessoas sobre algum produto.;Sempre pego primeiro aqueles que me chamam mais a atenção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Sempre sigo minha intuição e meus instintos.;Procuro seguir pelo caminho que me parece melhor.;Após ouvir várias ideias, sigo a que me soou melhor.;Somente tomo a decisão após analisar o assunto em detalhes.">
            <text:p>Sempre sigo minha intuição e meus instintos.;Procuro seguir pelo caminho que me parece melhor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falar de assuntos importantes ressaltando o que é importante;Vou escolher materiais confortáveis ou ergonômicos.;Vou trabalhar com cores. Sei combinar bem as cores;Vou mexer no aplicativo de áudio ou música.">
            <text:p>Vou falar de assuntos importantes ressaltando o que é importante;Vou escolher materiais confortáveis ou ergonômicos.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binóculo e um óculos de sol.;Um MP3 com minhas músicas preferidas.;">
            <text:p>Uma bússola e um mapa.;Uma rede de dormir confortável e um bom chinelo.;Um binóculo e um óculos de sol.;Um MP3 com minhas músicas preferidas.;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Leio os rótulos, vejo as especificações, data de validade.;Sempre pego primeiro aqueles que me chamam mais a atenção.;Procuro pegar no produto, sentir o peso, sentir sua forma.;Gosto de perguntar a opinião das pessoas sobre algum produto.">
            <text:p>Leio os rótulos, vejo as especificações, data de validade.;Sempre pego primeiro aqueles que me chamam mais a atenção.;Procuro pegar no produto, sentir o peso, sentir sua forma.;Gosto de perguntar a opinião das pessoas sobre algum produt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Gosto de perguntar a opinião das pessoas sobre algum produto.;Procuro pegar no produto, sentir o peso, sentir sua forma.;Sempre pego primeiro aqueles que me chamam mais a atenção.">
            <text:p>Leio os rótulos, vejo as especificações, data de validade.;Gosto de perguntar a opinião das pessoas sobre algum produto.;Procuro pegar no produto, sentir o peso, sentir sua forma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trabalhar com cores. Sei combinar bem as cores;Vou escolher materiais confortáveis ou ergonômicos.;Vou mexer no aplicativo de áudio ou música.">
            <text:p>Vou falar de assuntos importantes ressaltando o que é importante;Vou trabalhar com cores. Sei combinar bem as cores;Vou escolher materiais confortáveis ou ergonômicos.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trabalhar com cores. Sei combinar bem as cores;Vou mexer no aplicativo de áudio ou música.">
            <text:p>Vou falar de assuntos importantes ressaltando o que é importante;Vou escolher materiais confortáveis ou ergonômicos.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Gosto de perguntar a opinião das pessoas sobre algum produto.;Procuro pegar no produto, sentir o peso, sentir sua forma.;Sempre pego primeiro aqueles que me chamam mais a atenção.">
            <text:p>Leio os rótulos, vejo as especificações, data de validade.;Gosto de perguntar a opinião das pessoas sobre algum produto.;Procuro pegar no produto, sentir o peso, sentir sua forma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Sempre sigo minha intuição e meus instintos.;Procuro seguir pelo caminho que me parece melhor.">
            <text:p>Somente tomo a decisão após analisar o assunto em detalhes.;Após ouvir várias ideias, sigo a que me soou melhor.;Sempre sigo minha intuição e meus instinto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falar de assuntos importantes ressaltando o que é importante;Vou escolher materiais confortáveis ou ergonômicos.;Vou trabalhar com cores. Sei combinar bem as cores;Vou mexer no aplicativo de áudio ou música.">
            <text:p>Vou falar de assuntos importantes ressaltando o que é importante;Vou escolher materiais confortáveis ou ergonômicos.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Procuro pegar no produto, sentir o peso, sentir sua forma.;Sempre pego primeiro aqueles que me chamam mais a atenção.;Gosto de perguntar a opinião das pessoas sobre algum produto.">
            <text:p>Leio os rótulos, vejo as especificações, data de validade.;Procuro pegar no produto, sentir o peso, sentir sua forma.;Sempre pego primeiro aqueles que me chamam mais a atenção.;Gosto de perguntar a opinião das pessoas sobre algum produt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MP3 com minhas músicas preferidas.;Um binóculo e um óculos de sol.">
            <text:p>Uma bússola e um mapa.;Uma rede de dormir confortável e um bom chinelo.;Um MP3 com minhas músicas preferidas.;Um binóculo e um óculos de sol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O som ambiente, o barulho dos equipamentos e as vozes ao redor.;A textura das superfícies.;As combinações de cores e intensidade da iluminação.">
            <text:p>A disposição dos móveis e seus formatos.;O som ambiente, o barulho dos equipamentos e as vozes ao redor.;A textura das superfícies.;As combinações de cores e intensidade da iluminação.</text:p>
          </table:table-cell>
          <table:table-cell office:value-type="string" office:string-value="Leio os rótulos, vejo as especificações, data de validade.;Gosto de perguntar a opinião das pessoas sobre algum produto.;Sempre pego primeiro aqueles que me chamam mais a atenção.;Procuro pegar no produto, sentir o peso, sentir sua forma.">
            <text:p>Leio os rótulos, vejo as especificações, data de validade.;Gosto de perguntar a opinião das pessoas sobre algum produto.;Sempre pego primeiro aqueles que me chamam mais a atenção.;Procuro pegar no produto, sentir o peso, sentir sua forma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Leio os rótulos, vejo as especificações, data de validade.;Procuro pegar no produto, sentir o peso, sentir sua forma.;Sempre pego primeiro aqueles que me chamam mais a atenção.;Gosto de perguntar a opinião das pessoas sobre algum produto.">
            <text:p>Leio os rótulos, vejo as especificações, data de validade.;Procuro pegar no produto, sentir o peso, sentir sua forma.;Sempre pego primeiro aqueles que me chamam mais a atenção.;Gosto de perguntar a opinião das pessoas sobre algum produto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Sempre sigo minha intuição e meus instintos.;Procuro seguir pelo caminho que me parece melhor.">
            <text:p>Somente tomo a decisão após analisar o assunto em detalhes.;Após ouvir várias ideias, sigo a que me soou melhor.;Sempre sigo minha intuição e meus instinto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">
            <text:p>A disposição dos móveis e seus formatos.;O som ambiente, o barulho dos equipamentos e as vozes ao redor.;As combinações de cores e intensidade da iluminação.;A textura das superfícies.</text:p>
          </table:table-cell>
          <table:table-cell office:value-type="string" office:string-value="Procuro pegar no produto, sentir o peso, sentir sua forma.;Leio os rótulos, vejo as especificações, data de validade.;Gosto de perguntar a opinião das pessoas sobre algum produto.;Sempre pego primeiro aqueles que me chamam mais a atenção.;">
            <text:p>Procuro pegar no produto, sentir o peso, sentir sua forma.;Leio os rótulos, vejo as especificações, data de validade.;Gosto de perguntar a opinião das pessoas sobre algum produto.;Sempre pego primeiro aqueles que me chamam mais a atenção.;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Sempre sigo minha intuição e meus instintos.;Procuro seguir pelo caminho que me parece melhor.">
            <text:p>Somente tomo a decisão após analisar o assunto em detalhes.;Após ouvir várias ideias, sigo a que me soou melhor.;Sempre sigo minha intuição e meus instinto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falar de assuntos importantes ressaltando o que é importante;Vou trabalhar com cores. Sei combinar bem as cores;Vou mexer no aplicativo de áudio ou música.;Vou escolher materiais confortáveis ou ergonômicos.">
            <text:p>Vou falar de assuntos importantes ressaltando o que é importante;Vou trabalhar com cores. Sei combinar bem as cores;Vou mexer no aplicativo de áudio ou música.;Vou escolher materiais confortáveis ou ergonômicos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Sempre pego primeiro aqueles que me chamam mais a atenção.;Procuro pegar no produto, sentir o peso, sentir sua forma.;Gosto de perguntar a opinião das pessoas sobre algum produto.">
            <text:p>Leio os rótulos, vejo as especificações, data de validade.;Sempre pego primeiro aqueles que me chamam mais a atenção.;Procuro pegar no produto, sentir o peso, sentir sua forma.;Gosto de perguntar a opinião das pessoas sobre algum produt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Gosto de perguntar a opinião das pessoas sobre algum produto.;Sempre pego primeiro aqueles que me chamam mais a atenção.;Procuro pegar no produto, sentir o peso, sentir sua forma.">
            <text:p>Leio os rótulos, vejo as especificações, data de validade.;Gosto de perguntar a opinião das pessoas sobre algum produto.;Sempre pego primeiro aqueles que me chamam mais a atenção.;Procuro pegar no produto, sentir o peso, sentir sua forma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Procuro seguir pelo caminho que me parece melhor.;Sempre sigo minha intuição e meus instintos.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mexer no aplicativo de áudio ou música.;Vou trabalhar com cores. Sei combinar bem as cores;Vou escolher materiais confortáveis ou ergonômicos.">
            <text:p>Vou falar de assuntos importantes ressaltando o que é importante;Vou mexer no aplicativo de áudio ou música.;Vou trabalhar com cores. Sei combinar bem as cores;Vou escolher materiais confortáveis ou ergonômicos.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falar de assuntos importantes ressaltando o que é importante;Vou mexer no aplicativo de áudio ou música.;Vou trabalhar com cores. Sei combinar bem as cores;Vou escolher materiais confortáveis ou ergonômicos.">
            <text:p>Vou falar de assuntos importantes ressaltando o que é importante;Vou mexer no aplicativo de áudio ou música.;Vou trabalhar com cores. Sei combinar bem as cores;Vou escolher materiais confortáveis ou ergonômicos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Procuro seguir pelo caminho que me parece melhor.;Sempre sigo minha intuição e meus instintos.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falar de assuntos importantes ressaltando o que é importante;Vou mexer no aplicativo de áudio ou música.;Vou trabalhar com cores. Sei combinar bem as cores;Vou escolher materiais confortáveis ou ergonômicos.">
            <text:p>Vou falar de assuntos importantes ressaltando o que é importante;Vou mexer no aplicativo de áudio ou música.;Vou trabalhar com cores. Sei combinar bem as cores;Vou escolher materiais confortáveis ou ergonômicos.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;">
            <text:p>A disposição dos móveis e seus formatos.;O som ambiente, o barulho dos equipamentos e as vozes ao redor.;As combinações de cores e intensidade da iluminação.;A textura das superfícies.;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binóculo e um óculos de sol.;Uma rede de dormir confortável e um bom chinelo.;Um MP3 com minhas músicas preferidas.">
            <text:p>Uma bússola e um mapa.;Um binóculo e um óculos de sol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trabalhar com cores. Sei combinar bem as cores;Vou escolher materiais confortáveis ou ergonômicos.;Vou mexer no aplicativo de áudio ou música.">
            <text:p>Vou falar de assuntos importantes ressaltando o que é importante;Vou trabalhar com cores. Sei combinar bem as cores;Vou escolher materiais confortáveis ou ergonômicos.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Gosto de perguntar a opinião das pessoas sobre algum produto.;Procuro pegar no produto, sentir o peso, sentir sua forma.;Sempre pego primeiro aqueles que me chamam mais a atenção.">
            <text:p>Leio os rótulos, vejo as especificações, data de validade.;Gosto de perguntar a opinião das pessoas sobre algum produto.;Procuro pegar no produto, sentir o peso, sentir sua forma.;Sempre pego primeiro aqueles que me chamam mais a atenção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falar de assuntos importantes ressaltando o que é importante;Vou trabalhar com cores. Sei combinar bem as cores;Vou escolher materiais confortáveis ou ergonômicos.;Vou mexer no aplicativo de áudio ou música.">
            <text:p>Vou falar de assuntos importantes ressaltando o que é importante;Vou trabalhar com cores. Sei combinar bem as cores;Vou escolher materiais confortáveis ou ergonômicos.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binóculo e um óculos de sol.;Um MP3 com minhas músicas preferidas.;">
            <text:p>Uma bússola e um mapa.;Uma rede de dormir confortável e um bom chinelo.;Um binóculo e um óculos de sol.;Um MP3 com minhas músicas preferidas.;</text:p>
          </table:table-cell>
        </table:table-row>
        <table:table-row>
          <table:table-cell office:value-type="string" office:string-value="Sempre sigo minha intuição e meus instintos.;Procuro seguir pelo caminho que me parece melhor.;Após ouvir várias ideias, sigo a que me soou melhor.;Somente tomo a decisão após analisar o assunto em detalhes.">
            <text:p>Sempre sigo minha intuição e meus instintos.;Procuro seguir pelo caminho que me parece melhor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Sempre sigo minha intuição e meus instintos.;Procuro seguir pelo caminho que me parece melhor.">
            <text:p>Somente tomo a decisão após analisar o assunto em detalhes.;Após ouvir várias ideias, sigo a que me soou melhor.;Sempre sigo minha intuição e meus instintos.;Procuro seguir pelo caminho que me parece melhor.</text:p>
          </table:table-cell>
          <table:table-cell office:value-type="string" office:string-value="Vou falar de assuntos importantes ressaltando o que é importante;Vou trabalhar com cores. Sei combinar bem as cores;Vou mexer no aplicativo de áudio ou música.;Vou escolher materiais confortáveis ou ergonômicos.">
            <text:p>Vou falar de assuntos importantes ressaltando o que é importante;Vou trabalhar com cores. Sei combinar bem as cores;Vou mexer no aplicativo de áudio ou música.;Vou escolher materiais confortáveis ou ergonômicos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Sempre pego primeiro aqueles que me chamam mais a atenção.;Procuro pegar no produto, sentir o peso, sentir sua forma.;Leio os rótulos, vejo as especificações, data de validade.">
            <text:p>Gosto de perguntar a opinião das pessoas sobre algum produto.;Sempre pego primeiro aqueles que me chamam mais a atenção.;Procuro pegar no produto, sentir o peso, sentir sua forma.;Leio os rótulos, vejo as especificações, data de validade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O som ambiente, o barulho dos equipamentos e as vozes ao redor.;A textura das superfícies.;As combinações de cores e intensidade da iluminação.">
            <text:p>A disposição dos móveis e seus formatos.;O som ambiente, o barulho dos equipamentos e as vozes ao redor.;A textura das superfícies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">
            <text:p>A disposição dos móveis e seus formatos.;O som ambiente, o barulho dos equipamentos e as vozes ao redor.;As combinações de cores e intensidade da iluminação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 textura das superfícies.;As combinações de cores e intensidade da iluminação.">
            <text:p>A disposição dos móveis e seus formatos.;O som ambiente, o barulho dos equipamentos e as vozes ao redor.;A textura das superfícies.;As combinações de cores e intensidade da iluminação.</text:p>
          </table:table-cell>
          <table:table-cell office:value-type="string" office:string-value="Leio os rótulos, vejo as especificações, data de validade.;Procuro pegar no produto, sentir o peso, sentir sua forma.;Gosto de perguntar a opinião das pessoas sobre algum produto.;Sempre pego primeiro aqueles que me chamam mais a atenção.">
            <text:p>Leio os rótulos, vejo as especificações, data de validade.;Procuro pegar no produto, sentir o peso, sentir sua forma.;Gosto de perguntar a opinião das pessoas sobre algum produto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binóculo e um óculos de sol.;Uma rede de dormir confortável e um bom chinelo.;Um MP3 com minhas músicas preferidas.">
            <text:p>Uma bússola e um mapa.;Um binóculo e um óculos de sol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Sempre sigo minha intuição e meus instintos.;Procuro seguir pelo caminho que me parece melhor.">
            <text:p>Somente tomo a decisão após analisar o assunto em detalhes.;Após ouvir várias ideias, sigo a que me soou melhor.;Sempre sigo minha intuição e meus instinto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textura das superfícies.;A disposição dos móveis e seus formatos.;As combinações de cores e intensidade da iluminação.;O som ambiente, o barulho dos equipamentos e as vozes ao redor.">
            <text:p>A textura das superfícies.;A disposição dos móveis e seus formato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falar de assuntos importantes ressaltando o que é importante;Vou mexer no aplicativo de áudio ou música.;Vou trabalhar com cores. Sei combinar bem as cores;Vou escolher materiais confortáveis ou ergonômicos.">
            <text:p>Vou falar de assuntos importantes ressaltando o que é importante;Vou mexer no aplicativo de áudio ou música.;Vou trabalhar com cores. Sei combinar bem as cores;Vou escolher materiais confortáveis ou ergonômicos.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Gosto de perguntar a opinião das pessoas sobre algum produto.;Sempre pego primeiro aqueles que me chamam mais a atenção.;Procuro pegar no produto, sentir o peso, sentir sua forma.;Leio os rótulos, vejo as especificações, data de validade.">
            <text:p>Gosto de perguntar a opinião das pessoas sobre algum produto.;Sempre pego primeiro aqueles que me chamam mais a atenção.;Procuro pegar no produto, sentir o peso, sentir sua forma.;Leio os rótulos, vejo as especificações, data de validade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binóculo e um óculos de sol.;Um MP3 com minhas músicas preferidas.">
            <text:p>Uma bússola e um mapa.;Uma rede de dormir confortável e um bom chinelo.;Um binóculo e um óculos de sol.;Um MP3 com minhas músicas preferidas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Sempre sigo minha intuição e meus instintos.;Procuro seguir pelo caminho que me parece melhor.;Após ouvir várias ideias, sigo a que me soou melhor.;Somente tomo a decisão após analisar o assunto em detalhes.">
            <text:p>Sempre sigo minha intuição e meus instintos.;Procuro seguir pelo caminho que me parece melhor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binóculo e um óculos de sol.;Um MP3 com minhas músicas preferidas.;">
            <text:p>Uma bússola e um mapa.;Uma rede de dormir confortável e um bom chinelo.;Um binóculo e um óculos de sol.;Um MP3 com minhas músicas preferidas.;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Sempre pego primeiro aqueles que me chamam mais a atenção.;Procuro pegar no produto, sentir o peso, sentir sua forma.;Gosto de perguntar a opinião das pessoas sobre algum produto.">
            <text:p>Leio os rótulos, vejo as especificações, data de validade.;Sempre pego primeiro aqueles que me chamam mais a atenção.;Procuro pegar no produto, sentir o peso, sentir sua forma.;Gosto de perguntar a opinião das pessoas sobre algum produt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binóculo e um óculos de sol.;Um MP3 com minhas músicas preferidas.;">
            <text:p>Uma bússola e um mapa.;Uma rede de dormir confortável e um bom chinelo.;Um binóculo e um óculos de sol.;Um MP3 com minhas músicas preferidas.;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binóculo e um óculos de sol.;Uma rede de dormir confortável e um bom chinelo.;Um MP3 com minhas músicas preferidas.">
            <text:p>Uma bússola e um mapa.;Um binóculo e um óculos de sol.;Uma rede de dormir confortável e um bom chinelo.;Um MP3 com minhas músicas preferidas.</text:p>
          </table:table-cell>
        </table:table-row>
        <table:table-row>
          <table:table-cell office:value-type="string" office:string-value="Sempre sigo minha intuição e meus instintos.;Procuro seguir pelo caminho que me parece melhor.;Após ouvir várias ideias, sigo a que me soou melhor.;Somente tomo a decisão após analisar o assunto em detalhes.">
            <text:p>Sempre sigo minha intuição e meus instintos.;Procuro seguir pelo caminho que me parece melhor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trabalhar com cores. Sei combinar bem as cores;Vou escolher materiais confortáveis ou ergonômicos.;Vou mexer no aplicativo de áudio ou música.">
            <text:p>Vou falar de assuntos importantes ressaltando o que é importante;Vou trabalhar com cores. Sei combinar bem as cores;Vou escolher materiais confortáveis ou ergonômicos.;Vou mexer no aplicativo de áudio ou música.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Sempre pego primeiro aqueles que me chamam mais a atenção.;Procuro pegar no produto, sentir o peso, sentir sua forma.;Leio os rótulos, vejo as especificações, data de validade.">
            <text:p>Gosto de perguntar a opinião das pessoas sobre algum produto.;Sempre pego primeiro aqueles que me chamam mais a atenção.;Procuro pegar no produto, sentir o peso, sentir sua forma.;Leio os rótulos, vejo as especificações, data de validade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Procuro seguir pelo caminho que me parece melhor.;Sempre sigo minha intuição e meus instintos.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 textura das superfícies.;As combinações de cores e intensidade da iluminação.">
            <text:p>A disposição dos móveis e seus formatos.;O som ambiente, o barulho dos equipamentos e as vozes ao redor.;A textura das superfícies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trabalhar com cores. Sei combinar bem as cores;Vou mexer no aplicativo de áudio ou música.">
            <text:p>Vou falar de assuntos importantes ressaltando o que é importante;Vou escolher materiais confortáveis ou ergonômicos.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MP3 com minhas músicas preferidas.;Um binóculo e um óculos de sol.">
            <text:p>Uma bússola e um mapa.;Uma rede de dormir confortável e um bom chinelo.;Um MP3 com minhas músicas preferidas.;Um binóculo e um óculos de sol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falar de assuntos importantes ressaltando o que é importante;Vou trabalhar com cores. Sei combinar bem as cores;Vou escolher materiais confortáveis ou ergonômicos.;Vou mexer no aplicativo de áudio ou música.">
            <text:p>Vou falar de assuntos importantes ressaltando o que é importante;Vou trabalhar com cores. Sei combinar bem as cores;Vou escolher materiais confortáveis ou ergonômicos.;Vou mexer no aplicativo de áudio ou música.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Gosto de perguntar a opinião das pessoas sobre algum produto.;Sempre pego primeiro aqueles que me chamam mais a atenção.;Procuro pegar no produto, sentir o peso, sentir sua forma.;Leio os rótulos, vejo as especificações, data de validade.">
            <text:p>Gosto de perguntar a opinião das pessoas sobre algum produto.;Sempre pego primeiro aqueles que me chamam mais a atenção.;Procuro pegar no produto, sentir o peso, sentir sua forma.;Leio os rótulos, vejo as especificações, data de validade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Sempre sigo minha intuição e meus instintos.;Procuro seguir pelo caminho que me parece melhor.">
            <text:p>Somente tomo a decisão após analisar o assunto em detalhes.;Após ouvir várias ideias, sigo a que me soou melhor.;Sempre sigo minha intuição e meus instinto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binóculo e um óculos de sol.;Um MP3 com minhas músicas preferidas.">
            <text:p>Uma bússola e um mapa.;Uma rede de dormir confortável e um bom chinelo.;Um binóculo e um óculos de sol.;Um MP3 com minhas músicas preferidas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binóculo e um óculos de sol.;Uma rede de dormir confortável e um bom chinelo.;Um MP3 com minhas músicas preferidas.">
            <text:p>Uma bússola e um mapa.;Um binóculo e um óculos de sol.;Uma rede de dormir confortável e um bom chinelo.;Um MP3 com minhas músicas preferidas.</text:p>
          </table:table-cell>
        </table:table-row>
        <table:table-row>
          <table:table-cell office:value-type="string" office:string-value="Sempre sigo minha intuição e meus instintos.;Procuro seguir pelo caminho que me parece melhor.;Após ouvir várias ideias, sigo a que me soou melhor.;Somente tomo a decisão após analisar o assunto em detalhes.">
            <text:p>Sempre sigo minha intuição e meus instintos.;Procuro seguir pelo caminho que me parece melhor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Sempre sigo minha intuição e meus instintos.;Procuro seguir pelo caminho que me parece melhor.;Após ouvir várias ideias, sigo a que me soou melhor.;Somente tomo a decisão após analisar o assunto em detalhes.">
            <text:p>Sempre sigo minha intuição e meus instintos.;Procuro seguir pelo caminho que me parece melhor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falar de assuntos importantes ressaltando o que é importante;Vou escolher materiais confortáveis ou ergonômicos.;Vou trabalhar com cores. Sei combinar bem as cores;Vou mexer no aplicativo de áudio ou música.">
            <text:p>Vou falar de assuntos importantes ressaltando o que é importante;Vou escolher materiais confortáveis ou ergonômicos.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Sempre sigo minha intuição e meus instintos.;Procuro seguir pelo caminho que me parece melhor.;Após ouvir várias ideias, sigo a que me soou melhor.;Somente tomo a decisão após analisar o assunto em detalhes.">
            <text:p>Sempre sigo minha intuição e meus instintos.;Procuro seguir pelo caminho que me parece melhor.;Após ouvir várias ideias, sigo a que me soou melhor.;Somente tomo a decisão após analisar o assunto em detalhes.</text:p>
          </table:table-cell>
          <table:table-cell office:value-type="string" office:string-value="Vou falar de assuntos importantes ressaltando o que é importante;Vou trabalhar com cores. Sei combinar bem as cores;Vou escolher materiais confortáveis ou ergonômicos.;Vou mexer no aplicativo de áudio ou música.">
            <text:p>Vou falar de assuntos importantes ressaltando o que é importante;Vou trabalhar com cores. Sei combinar bem as cores;Vou escolher materiais confortáveis ou ergonômicos.;Vou mexer no aplicativo de áudio ou música.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Leio os rótulos, vejo as especificações, data de validade.;Sempre pego primeiro aqueles que me chamam mais a atenção.;Procuro pegar no produto, sentir o peso, sentir sua forma.;Gosto de perguntar a opinião das pessoas sobre algum produto.">
            <text:p>Leio os rótulos, vejo as especificações, data de validade.;Sempre pego primeiro aqueles que me chamam mais a atenção.;Procuro pegar no produto, sentir o peso, sentir sua forma.;Gosto de perguntar a opinião das pessoas sobre algum produt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trabalhar com cores. Sei combinar bem as cores;Vou mexer no aplicativo de áudio ou música.">
            <text:p>Vou falar de assuntos importantes ressaltando o que é importante;Vou escolher materiais confortáveis ou ergonômicos.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binóculo e um óculos de sol.;Um MP3 com minhas músicas preferidas.">
            <text:p>Uma bússola e um mapa.;Uma rede de dormir confortável e um bom chinelo.;Um binóculo e um óculos de sol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trabalhar com cores. Sei combinar bem as cores;Vou mexer no aplicativo de áudio ou música.">
            <text:p>Vou falar de assuntos importantes ressaltando o que é importante;Vou escolher materiais confortáveis ou ergonômicos.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Sempre pego primeiro aqueles que me chamam mais a atenção.;Gosto de perguntar a opinião das pessoas sobre algum produto.;Procuro pegar no produto, sentir o peso, sentir sua forma.">
            <text:p>Leio os rótulos, vejo as especificações, data de validade.;Sempre pego primeiro aqueles que me chamam mais a atenção.;Gosto de perguntar a opinião das pessoas sobre algum produto.;Procuro pegar no produto, sentir o peso, sentir sua forma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Leio os rótulos, vejo as especificações, data de validade.;Procuro pegar no produto, sentir o peso, sentir sua forma.;Sempre pego primeiro aqueles que me chamam mais a atenção.;Gosto de perguntar a opinião das pessoas sobre algum produto.">
            <text:p>Leio os rótulos, vejo as especificações, data de validade.;Procuro pegar no produto, sentir o peso, sentir sua forma.;Sempre pego primeiro aqueles que me chamam mais a atenção.;Gosto de perguntar a opinião das pessoas sobre algum produt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Procuro seguir pelo caminho que me parece melhor.;Sempre sigo minha intuição e meus instintos.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O som ambiente, o barulho dos equipamentos e as vozes ao redor.;A textura das superfícies.;As combinações de cores e intensidade da iluminação.">
            <text:p>A disposição dos móveis e seus formatos.;O som ambiente, o barulho dos equipamentos e as vozes ao redor.;A textura das superfícies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Sempre pego primeiro aqueles que me chamam mais a atenção.;Procuro pegar no produto, sentir o peso, sentir sua forma.;Leio os rótulos, vejo as especificações, data de validade.">
            <text:p>Gosto de perguntar a opinião das pessoas sobre algum produto.;Sempre pego primeiro aqueles que me chamam mais a atenção.;Procuro pegar no produto, sentir o peso, sentir sua forma.;Leio os rótulos, vejo as especificações, data de validade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Gosto de perguntar a opinião das pessoas sobre algum produto.;Procuro pegar no produto, sentir o peso, sentir sua forma.;Sempre pego primeiro aqueles que me chamam mais a atenção.">
            <text:p>Leio os rótulos, vejo as especificações, data de validade.;Gosto de perguntar a opinião das pessoas sobre algum produto.;Procuro pegar no produto, sentir o peso, sentir sua forma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falar de assuntos importantes ressaltando o que é importante;Vou trabalhar com cores. Sei combinar bem as cores;Vou escolher materiais confortáveis ou ergonômicos.;Vou mexer no aplicativo de áudio ou música.">
            <text:p>Vou falar de assuntos importantes ressaltando o que é importante;Vou trabalhar com cores. Sei combinar bem as cores;Vou escolher materiais confortáveis ou ergonômicos.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Sempre pego primeiro aqueles que me chamam mais a atenção.;Procuro pegar no produto, sentir o peso, sentir sua forma.;Leio os rótulos, vejo as especificações, data de validade.">
            <text:p>Gosto de perguntar a opinião das pessoas sobre algum produto.;Sempre pego primeiro aqueles que me chamam mais a atenção.;Procuro pegar no produto, sentir o peso, sentir sua forma.;Leio os rótulos, vejo as especificações, data de validade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trabalhar com cores. Sei combinar bem as cores;Vou mexer no aplicativo de áudio ou música.">
            <text:p>Vou falar de assuntos importantes ressaltando o que é importante;Vou escolher materiais confortáveis ou ergonômicos.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Procuro seguir pelo caminho que me parece melhor.;Sempre sigo minha intuição e meus instintos.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 textura das superfícies.;As combinações de cores e intensidade da iluminação.">
            <text:p>A disposição dos móveis e seus formatos.;O som ambiente, o barulho dos equipamentos e as vozes ao redor.;A textura das superfícies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textura das superfícies.;O som ambiente, o barulho dos equipamentos e as vozes ao redor.;As combinações de cores e intensidade da iluminação.;A disposição dos móveis e seus formatos.">
            <text:p>A textura das superfícies.;O som ambiente, o barulho dos equipamentos e as vozes ao redor.;As combinações de cores e intensidade da iluminação.;A disposição dos móveis e seus formato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MP3 com minhas músicas preferidas.;Um binóculo e um óculos de sol.">
            <text:p>Uma bússola e um mapa.;Uma rede de dormir confortável e um bom chinelo.;Um MP3 com minhas músicas preferidas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mexer no aplicativo de áudio ou música.;Vou escolher materiais confortáveis ou ergonômicos.;Vou trabalhar com cores. Sei combinar bem as cores;Vou falar de assuntos importantes ressaltando o que é importante">
            <text:p>Vou mexer no aplicativo de áudio ou música.;Vou escolher materiais confortáveis ou ergonômicos.;Vou trabalhar com cores. Sei combinar bem as cores;Vou falar de assuntos importantes ressaltando o que é importante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binóculo e um óculos de sol.;Um MP3 com minhas músicas preferidas.">
            <text:p>Uma bússola e um mapa.;Uma rede de dormir confortável e um bom chinelo.;Um binóculo e um óculos de sol.;Um MP3 com minhas músicas preferidas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Gosto de perguntar a opinião das pessoas sobre algum produto.;Procuro pegar no produto, sentir o peso, sentir sua forma.;Sempre pego primeiro aqueles que me chamam mais a atenção.">
            <text:p>Leio os rótulos, vejo as especificações, data de validade.;Gosto de perguntar a opinião das pessoas sobre algum produto.;Procuro pegar no produto, sentir o peso, sentir sua forma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trabalhar com cores. Sei combinar bem as cores;Vou mexer no aplicativo de áudio ou música.;Vou escolher materiais confortáveis ou ergonômicos.">
            <text:p>Vou falar de assuntos importantes ressaltando o que é importante;Vou trabalhar com cores. Sei combinar bem as cores;Vou mexer no aplicativo de áudio ou música.;Vou escolher materiais confortáveis ou ergonômicos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Procuro seguir pelo caminho que me parece melhor.;Sempre sigo minha intuição e meus instintos.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textura das superfícies.;O som ambiente, o barulho dos equipamentos e as vozes ao redor.;As combinações de cores e intensidade da iluminação.;A disposição dos móveis e seus formatos.">
            <text:p>A textura das superfícies.;O som ambiente, o barulho dos equipamentos e as vozes ao redor.;As combinações de cores e intensidade da iluminação.;A disposição dos móveis e seus formato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Sempre pego primeiro aqueles que me chamam mais a atenção.;Procuro pegar no produto, sentir o peso, sentir sua forma.;Gosto de perguntar a opinião das pessoas sobre algum produto.">
            <text:p>Leio os rótulos, vejo as especificações, data de validade.;Sempre pego primeiro aqueles que me chamam mais a atenção.;Procuro pegar no produto, sentir o peso, sentir sua forma.;Gosto de perguntar a opinião das pessoas sobre algum produt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Sempre sigo minha intuição e meus instintos.;Procuro seguir pelo caminho que me parece melhor.;Após ouvir várias ideias, sigo a que me soou melhor.;Somente tomo a decisão após analisar o assunto em detalhes.">
            <text:p>Sempre sigo minha intuição e meus instintos.;Procuro seguir pelo caminho que me parece melhor.;Após ouvir várias ideias, sigo a que me soou melhor.;Somente tomo a decisão após analisar o assunto em detalhes.</text:p>
          </table:table-cell>
          <table:table-cell office:value-type="string" office:string-value="Vou falar de assuntos importantes ressaltando o que é importante;Vou mexer no aplicativo de áudio ou música.;Vou trabalhar com cores. Sei combinar bem as cores;Vou escolher materiais confortáveis ou ergonômicos.">
            <text:p>Vou falar de assuntos importantes ressaltando o que é importante;Vou mexer no aplicativo de áudio ou música.;Vou trabalhar com cores. Sei combinar bem as cores;Vou escolher materiais confortáveis ou ergonômicos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Procuro pegar no produto, sentir o peso, sentir sua forma.;Leio os rótulos, vejo as especificações, data de validade.;Sempre pego primeiro aqueles que me chamam mais a atenção.;Gosto de perguntar a opinião das pessoas sobre algum produto.">
            <text:p>Procuro pegar no produto, sentir o peso, sentir sua forma.;Leio os rótulos, vejo as especificações, data de validade.;Sempre pego primeiro aqueles que me chamam mais a atenção.;Gosto de perguntar a opinião das pessoas sobre algum produto.</text:p>
          </table:table-cell>
          <table:table-cell office:value-type="string" office:string-value="Uma bússola e um mapa.;Uma rede de dormir confortável e um bom chinelo.;Um binóculo e um óculos de sol.;Um MP3 com minhas músicas preferidas.">
            <text:p>Uma bússola e um mapa.;Uma rede de dormir confortável e um bom chinelo.;Um binóculo e um óculos de sol.;Um MP3 com minhas músicas preferidas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textura das superfícies.;A disposição dos móveis e seus formatos.;As combinações de cores e intensidade da iluminação.;O som ambiente, o barulho dos equipamentos e as vozes ao redor.">
            <text:p>A textura das superfícies.;A disposição dos móveis e seus formato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trabalhar com cores. Sei combinar bem as cores;Vou mexer no aplicativo de áudio ou música.;Vou escolher materiais confortáveis ou ergonômicos.">
            <text:p>Vou falar de assuntos importantes ressaltando o que é importante;Vou trabalhar com cores. Sei combinar bem as cores;Vou mexer no aplicativo de áudio ou música.;Vou escolher materiais confortáveis ou ergonômicos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Sempre pego primeiro aqueles que me chamam mais a atenção.;Procuro pegar no produto, sentir o peso, sentir sua forma.;Leio os rótulos, vejo as especificações, data de validade.">
            <text:p>Gosto de perguntar a opinião das pessoas sobre algum produto.;Sempre pego primeiro aqueles que me chamam mais a atenção.;Procuro pegar no produto, sentir o peso, sentir sua forma.;Leio os rótulos, vejo as especificações, data de validade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;">
            <text:p>A disposição dos móveis e seus formatos.;O som ambiente, o barulho dos equipamentos e as vozes ao redor.;As combinações de cores e intensidade da iluminação.;A textura das superfícies.;</text:p>
          </table:table-cell>
          <table:table-cell office:value-type="string" office:string-value="Leio os rótulos, vejo as especificações, data de validade.;Gosto de perguntar a opinião das pessoas sobre algum produto.;Procuro pegar no produto, sentir o peso, sentir sua forma.;Sempre pego primeiro aqueles que me chamam mais a atenção.">
            <text:p>Leio os rótulos, vejo as especificações, data de validade.;Gosto de perguntar a opinião das pessoas sobre algum produto.;Procuro pegar no produto, sentir o peso, sentir sua forma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 textura das superfícies.;As combinações de cores e intensidade da iluminação.">
            <text:p>A disposição dos móveis e seus formatos.;O som ambiente, o barulho dos equipamentos e as vozes ao redor.;A textura das superfícies.;As combinações de cores e intensidade da iluminação.</text:p>
          </table:table-cell>
          <table:table-cell office:value-type="string" office:string-value="Leio os rótulos, vejo as especificações, data de validade.;Gosto de perguntar a opinião das pessoas sobre algum produto.;Sempre pego primeiro aqueles que me chamam mais a atenção.;Procuro pegar no produto, sentir o peso, sentir sua forma.">
            <text:p>Leio os rótulos, vejo as especificações, data de validade.;Gosto de perguntar a opinião das pessoas sobre algum produto.;Sempre pego primeiro aqueles que me chamam mais a atenção.;Procuro pegar no produto, sentir o peso, sentir sua forma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falar de assuntos importantes ressaltando o que é importante;Vou escolher materiais confortáveis ou ergonômicos.;Vou trabalhar com cores. Sei combinar bem as cores;Vou mexer no aplicativo de áudio ou música.">
            <text:p>Vou falar de assuntos importantes ressaltando o que é importante;Vou escolher materiais confortáveis ou ergonômicos.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 textura das superfícies.;As combinações de cores e intensidade da iluminação.">
            <text:p>A disposição dos móveis e seus formatos.;O som ambiente, o barulho dos equipamentos e as vozes ao redor.;A textura das superfícies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Gosto de perguntar a opinião das pessoas sobre algum produto.;Procuro pegar no produto, sentir o peso, sentir sua forma.;Sempre pego primeiro aqueles que me chamam mais a atenção.">
            <text:p>Leio os rótulos, vejo as especificações, data de validade.;Gosto de perguntar a opinião das pessoas sobre algum produto.;Procuro pegar no produto, sentir o peso, sentir sua forma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mexer no aplicativo de áudio ou música.;Vou falar de assuntos importantes ressaltando o que é importante;Vou trabalhar com cores. Sei combinar bem as cores;Vou escolher materiais confortáveis ou ergonômicos.">
            <text:p>Vou mexer no aplicativo de áudio ou música.;Vou falar de assuntos importantes ressaltando o que é importante;Vou trabalhar com cores. Sei combinar bem as cores;Vou escolher materiais confortáveis ou ergonômicos.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Sempre pego primeiro aqueles que me chamam mais a atenção.;Procuro pegar no produto, sentir o peso, sentir sua forma.;Leio os rótulos, vejo as especificações, data de validade.">
            <text:p>Gosto de perguntar a opinião das pessoas sobre algum produto.;Sempre pego primeiro aqueles que me chamam mais a atenção.;Procuro pegar no produto, sentir o peso, sentir sua forma.;Leio os rótulos, vejo as especificações, data de validade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 textura das superfícies.;As combinações de cores e intensidade da iluminação.">
            <text:p>A disposição dos móveis e seus formatos.;O som ambiente, o barulho dos equipamentos e as vozes ao redor.;A textura das superfícies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binóculo e um óculos de sol.;Um MP3 com minhas músicas preferidas.;">
            <text:p>Uma bússola e um mapa.;Uma rede de dormir confortável e um bom chinelo.;Um binóculo e um óculos de sol.;Um MP3 com minhas músicas preferidas.;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Sempre sigo minha intuição e meus instintos.;Procuro seguir pelo caminho que me parece melhor.;Após ouvir várias ideias, sigo a que me soou melhor.;Somente tomo a decisão após analisar o assunto em detalhes.">
            <text:p>Sempre sigo minha intuição e meus instintos.;Procuro seguir pelo caminho que me parece melhor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 textura das superfícies.;As combinações de cores e intensidade da iluminação.">
            <text:p>A disposição dos móveis e seus formatos.;O som ambiente, o barulho dos equipamentos e as vozes ao redor.;A textura das superfícies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Sempre pego primeiro aqueles que me chamam mais a atenção.;Procuro pegar no produto, sentir o peso, sentir sua forma.;Leio os rótulos, vejo as especificações, data de validade.">
            <text:p>Gosto de perguntar a opinião das pessoas sobre algum produto.;Sempre pego primeiro aqueles que me chamam mais a atenção.;Procuro pegar no produto, sentir o peso, sentir sua forma.;Leio os rótulos, vejo as especificações, data de validade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textura das superfícies.;A disposição dos móveis e seus formatos.;As combinações de cores e intensidade da iluminação.;O som ambiente, o barulho dos equipamentos e as vozes ao redor.">
            <text:p>A textura das superfícies.;A disposição dos móveis e seus formato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Sempre sigo minha intuição e meus instintos.;Procuro seguir pelo caminho que me parece melhor.">
            <text:p>Somente tomo a decisão após analisar o assunto em detalhes.;Após ouvir várias ideias, sigo a que me soou melhor.;Sempre sigo minha intuição e meus instinto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mexer no aplicativo de áudio ou música.;Vou escolher materiais confortáveis ou ergonômicos.;Vou falar de assuntos importantes ressaltando o que é importante;Vou trabalhar com cores. Sei combinar bem as cores">
            <text:p>Vou mexer no aplicativo de áudio ou música.;Vou escolher materiais confortáveis ou ergonômicos.;Vou falar de assuntos importantes ressaltando o que é importante;Vou trabalhar com cores. Sei combinar bem as cores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;">
            <text:p>A disposição dos móveis e seus formatos.;O som ambiente, o barulho dos equipamentos e as vozes ao redor.;As combinações de cores e intensidade da iluminação.;A textura das superfícies.;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mexer no aplicativo de áudio ou música.;Vou escolher materiais confortáveis ou ergonômicos.;Vou falar de assuntos importantes ressaltando o que é importante;Vou trabalhar com cores. Sei combinar bem as cores">
            <text:p>Vou mexer no aplicativo de áudio ou música.;Vou escolher materiais confortáveis ou ergonômicos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binóculo e um óculos de sol.;Um MP3 com minhas músicas preferidas.;">
            <text:p>Uma bússola e um mapa.;Uma rede de dormir confortável e um bom chinelo.;Um binóculo e um óculos de sol.;Um MP3 com minhas músicas preferidas.;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falar de assuntos importantes ressaltando o que é importante;Vou trabalhar com cores. Sei combinar bem as cores;Vou escolher materiais confortáveis ou ergonômicos.;Vou mexer no aplicativo de áudio ou música.">
            <text:p>Vou falar de assuntos importantes ressaltando o que é importante;Vou trabalhar com cores. Sei combinar bem as cores;Vou escolher materiais confortáveis ou ergonômicos.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binóculo e um óculos de sol.;Uma rede de dormir confortável e um bom chinelo.;Um MP3 com minhas músicas preferidas.">
            <text:p>Uma bússola e um mapa.;Um binóculo e um óculos de sol.;Uma rede de dormir confortável e um bom chinelo.;Um MP3 com minhas músicas preferidas.</text:p>
          </table:table-cell>
        </table:table-row>
        <table:table-row>
          <table:table-cell office:value-type="string" office:string-value="Sempre sigo minha intuição e meus instintos.;Procuro seguir pelo caminho que me parece melhor.;Após ouvir várias ideias, sigo a que me soou melhor.;Somente tomo a decisão após analisar o assunto em detalhes.">
            <text:p>Sempre sigo minha intuição e meus instintos.;Procuro seguir pelo caminho que me parece melhor.;Após ouvir várias ideias, sigo a que me soou melhor.;Somente tomo a decisão após analisar o assunto em detalhes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textura das superfícies.;A disposição dos móveis e seus formatos.;As combinações de cores e intensidade da iluminação.;O som ambiente, o barulho dos equipamentos e as vozes ao redor.">
            <text:p>A textura das superfícies.;A disposição dos móveis e seus formato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MP3 com minhas músicas preferidas.;Um binóculo e um óculos de sol.">
            <text:p>Uma bússola e um mapa.;Uma rede de dormir confortável e um bom chinelo.;Um MP3 com minhas músicas preferidas.;Um binóculo e um óculos de sol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Sempre pego primeiro aqueles que me chamam mais a atenção.;Procuro pegar no produto, sentir o peso, sentir sua forma.;Leio os rótulos, vejo as especificações, data de validade.">
            <text:p>Gosto de perguntar a opinião das pessoas sobre algum produto.;Sempre pego primeiro aqueles que me chamam mais a atenção.;Procuro pegar no produto, sentir o peso, sentir sua forma.;Leio os rótulos, vejo as especificações, data de validade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MP3 com minhas músicas preferidas.;Um binóculo e um óculos de sol.">
            <text:p>Uma bússola e um mapa.;Uma rede de dormir confortável e um bom chinelo.;Um MP3 com minhas músicas preferidas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 textura das superfícies.;As combinações de cores e intensidade da iluminação.">
            <text:p>A disposição dos móveis e seus formatos.;O som ambiente, o barulho dos equipamentos e as vozes ao redor.;A textura das superfícies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mexer no aplicativo de áudio ou música.;Vou escolher materiais confortáveis ou ergonômicos.;Vou falar de assuntos importantes ressaltando o que é importante;Vou trabalhar com cores. Sei combinar bem as cores">
            <text:p>Vou mexer no aplicativo de áudio ou música.;Vou escolher materiais confortáveis ou ergonômicos.;Vou falar de assuntos importantes ressaltando o que é importante;Vou trabalhar com cores. Sei combinar bem as cores</text:p>
          </table:table-cell>
          <table:table-cell office:value-type="string" office:string-value="A disposição dos móveis e seus formatos.;O som ambiente, o barulho dos equipamentos e as vozes ao redor.;A textura das superfícies.;As combinações de cores e intensidade da iluminação.">
            <text:p>A disposição dos móveis e seus formatos.;O som ambiente, o barulho dos equipamentos e as vozes ao redor.;A textura das superfícies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">
            <text:p>A disposição dos móveis e seus formatos.;O som ambiente, o barulho dos equipamentos e as vozes ao redor.;As combinações de cores e intensidade da iluminação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Sempre pego primeiro aqueles que me chamam mais a atenção.;Procuro pegar no produto, sentir o peso, sentir sua forma.;Leio os rótulos, vejo as especificações, data de validade.">
            <text:p>Gosto de perguntar a opinião das pessoas sobre algum produto.;Sempre pego primeiro aqueles que me chamam mais a atenção.;Procuro pegar no produto, sentir o peso, sentir sua forma.;Leio os rótulos, vejo as especificações, data de validade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rede de dormir confortável e um bom chinelo.;Um MP3 com minhas músicas preferidas.;Um binóculo e um óculos de sol.;Uma bússola e um mapa.">
            <text:p>Uma rede de dormir confortável e um bom chinelo.;Um MP3 com minhas músicas preferidas.;Um binóculo e um óculos de sol.;Uma bússola e um mapa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Somente tomo a decisão após analisar o assunto em detalhes.;Procuro seguir pelo caminho que me parece melhor.;Sempre sigo minha intuição e meus instintos.;Após ouvir várias ideias, sigo a que me soou melhor.">
            <text:p>Somente tomo a decisão após analisar o assunto em detalhes.;Procuro seguir pelo caminho que me parece melhor.;Sempre sigo minha intuição e meus instinto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Procuro pegar no produto, sentir o peso, sentir sua forma.;Gosto de perguntar a opinião das pessoas sobre algum produto.;Sempre pego primeiro aqueles que me chamam mais a atenção.">
            <text:p>Leio os rótulos, vejo as especificações, data de validade.;Procuro pegar no produto, sentir o peso, sentir sua forma.;Gosto de perguntar a opinião das pessoas sobre algum produto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textura das superfícies.;A disposição dos móveis e seus formatos.;As combinações de cores e intensidade da iluminação.;O som ambiente, o barulho dos equipamentos e as vozes ao redor.">
            <text:p>A textura das superfícies.;A disposição dos móveis e seus formato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trabalhar com cores. Sei combinar bem as cores;Vou mexer no aplicativo de áudio ou música.;Vou escolher materiais confortáveis ou ergonômicos.">
            <text:p>Vou falar de assuntos importantes ressaltando o que é importante;Vou trabalhar com cores. Sei combinar bem as cores;Vou mexer no aplicativo de áudio ou música.;Vou escolher materiais confortáveis ou ergonômicos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Gosto de perguntar a opinião das pessoas sobre algum produto.;Procuro pegar no produto, sentir o peso, sentir sua forma.;Sempre pego primeiro aqueles que me chamam mais a atenção.">
            <text:p>Leio os rótulos, vejo as especificações, data de validade.;Gosto de perguntar a opinião das pessoas sobre algum produto.;Procuro pegar no produto, sentir o peso, sentir sua forma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trabalhar com cores. Sei combinar bem as cores;Vou mexer no aplicativo de áudio ou música.">
            <text:p>Vou falar de assuntos importantes ressaltando o que é importante;Vou escolher materiais confortáveis ou ergonômicos.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binóculo e um óculos de sol.;Uma rede de dormir confortável e um bom chinelo.;Um MP3 com minhas músicas preferidas.">
            <text:p>Uma bússola e um mapa.;Um binóculo e um óculos de sol.;Uma rede de dormir confortável e um bom chinelo.;Um MP3 com minhas músicas preferidas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trabalhar com cores. Sei combinar bem as cores;Vou mexer no aplicativo de áudio ou música.">
            <text:p>Vou falar de assuntos importantes ressaltando o que é importante;Vou escolher materiais confortáveis ou ergonômicos.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Gosto de perguntar a opinião das pessoas sobre algum produto.;Sempre pego primeiro aqueles que me chamam mais a atenção.;Procuro pegar no produto, sentir o peso, sentir sua forma.">
            <text:p>Leio os rótulos, vejo as especificações, data de validade.;Gosto de perguntar a opinião das pessoas sobre algum produto.;Sempre pego primeiro aqueles que me chamam mais a atenção.;Procuro pegar no produto, sentir o peso, sentir sua forma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Sempre sigo minha intuição e meus instintos.;Procuro seguir pelo caminho que me parece melhor.">
            <text:p>Somente tomo a decisão após analisar o assunto em detalhes.;Após ouvir várias ideias, sigo a que me soou melhor.;Sempre sigo minha intuição e meus instinto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Sempre sigo minha intuição e meus instintos.;Procuro seguir pelo caminho que me parece melhor.">
            <text:p>Somente tomo a decisão após analisar o assunto em detalhes.;Após ouvir várias ideias, sigo a que me soou melhor.;Sempre sigo minha intuição e meus instinto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MP3 com minhas músicas preferidas.;Um binóculo e um óculos de sol.">
            <text:p>Uma bússola e um mapa.;Uma rede de dormir confortável e um bom chinelo.;Um MP3 com minhas músicas preferidas.;Um binóculo e um óculos de sol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Leio os rótulos, vejo as especificações, data de validade.;Sempre pego primeiro aqueles que me chamam mais a atenção.;Procuro pegar no produto, sentir o peso, sentir sua forma.;Gosto de perguntar a opinião das pessoas sobre algum produto.">
            <text:p>Leio os rótulos, vejo as especificações, data de validade.;Sempre pego primeiro aqueles que me chamam mais a atenção.;Procuro pegar no produto, sentir o peso, sentir sua forma.;Gosto de perguntar a opinião das pessoas sobre algum produt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mexer no aplicativo de áudio ou música.;Vou escolher materiais confortáveis ou ergonômicos.;Vou falar de assuntos importantes ressaltando o que é importante;Vou trabalhar com cores. Sei combinar bem as cores">
            <text:p>Vou mexer no aplicativo de áudio ou música.;Vou escolher materiais confortáveis ou ergonômicos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MP3 com minhas músicas preferidas.;Um binóculo e um óculos de sol.">
            <text:p>Uma bússola e um mapa.;Uma rede de dormir confortável e um bom chinelo.;Um MP3 com minhas músicas preferidas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">
            <text:p>A disposição dos móveis e seus formatos.;O som ambiente, o barulho dos equipamentos e as vozes ao redor.;As combinações de cores e intensidade da iluminação.;A textura das superfícies.</text:p>
          </table:table-cell>
          <table:table-cell office:value-type="string" office:string-value="Gosto de perguntar a opinião das pessoas sobre algum produto.;Sempre pego primeiro aqueles que me chamam mais a atenção.;Procuro pegar no produto, sentir o peso, sentir sua forma.;Leio os rótulos, vejo as especificações, data de validade.">
            <text:p>Gosto de perguntar a opinião das pessoas sobre algum produto.;Sempre pego primeiro aqueles que me chamam mais a atenção.;Procuro pegar no produto, sentir o peso, sentir sua forma.;Leio os rótulos, vejo as especificações, data de validade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binóculo e um óculos de sol.;Um MP3 com minhas músicas preferidas.">
            <text:p>Uma bússola e um mapa.;Uma rede de dormir confortável e um bom chinelo.;Um binóculo e um óculos de sol.;Um MP3 com minhas músicas preferidas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falar de assuntos importantes ressaltando o que é importante;Vou trabalhar com cores. Sei combinar bem as cores;Vou mexer no aplicativo de áudio ou música.;Vou escolher materiais confortáveis ou ergonômicos.">
            <text:p>Vou falar de assuntos importantes ressaltando o que é importante;Vou trabalhar com cores. Sei combinar bem as cores;Vou mexer no aplicativo de áudio ou música.;Vou escolher materiais confortáveis ou ergonômicos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">
            <text:p>A disposição dos móveis e seus formatos.;O som ambiente, o barulho dos equipamentos e as vozes ao redor.;As combinações de cores e intensidade da iluminação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">
            <text:p>A disposição dos móveis e seus formatos.;O som ambiente, o barulho dos equipamentos e as vozes ao redor.;As combinações de cores e intensidade da iluminação.;A textura das superfícies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MP3 com minhas músicas preferidas.;Um binóculo e um óculos de sol.">
            <text:p>Uma bússola e um mapa.;Uma rede de dormir confortável e um bom chinelo.;Um MP3 com minhas músicas preferidas.;Um binóculo e um óculos de sol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Procuro seguir pelo caminho que me parece melhor.;Sempre sigo minha intuição e meus instintos.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office:string-value="Vou falar de assuntos importantes ressaltando o que é importante;Vou escolher materiais confortáveis ou ergonômicos.;Vou trabalhar com cores. Sei combinar bem as cores;Vou mexer no aplicativo de áudio ou música.">
            <text:p>Vou falar de assuntos importantes ressaltando o que é importante;Vou escolher materiais confortáveis ou ergonômicos.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Leio os rótulos, vejo as especificações, data de validade.;Gosto de perguntar a opinião das pessoas sobre algum produto.;Sempre pego primeiro aqueles que me chamam mais a atenção.;Procuro pegar no produto, sentir o peso, sentir sua forma.">
            <text:p>Leio os rótulos, vejo as especificações, data de validade.;Gosto de perguntar a opinião das pessoas sobre algum produto.;Sempre pego primeiro aqueles que me chamam mais a atenção.;Procuro pegar no produto, sentir o peso, sentir sua forma.</text:p>
          </table:table-cell>
          <table:table-cell office:value-type="string" office:string-value="Uma bússola e um mapa.;Uma rede de dormir confortável e um bom chinelo.;Um MP3 com minhas músicas preferidas.;Um binóculo e um óculos de sol.">
            <text:p>Uma bússola e um mapa.;Uma rede de dormir confortável e um bom chinelo.;Um MP3 com minhas músicas preferidas.;Um binóculo e um óculos de sol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">
            <text:p>A disposição dos móveis e seus formatos.;O som ambiente, o barulho dos equipamentos e as vozes ao redor.;As combinações de cores e intensidade da iluminação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MP3 com minhas músicas preferidas.;Um binóculo e um óculos de sol.">
            <text:p>Uma bússola e um mapa.;Uma rede de dormir confortável e um bom chinelo.;Um MP3 com minhas músicas preferidas.;Um binóculo e um óculos de sol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Leio os rótulos, vejo as especificações, data de validade.;Procuro pegar no produto, sentir o peso, sentir sua forma.;Sempre pego primeiro aqueles que me chamam mais a atenção.;Gosto de perguntar a opinião das pessoas sobre algum produto.">
            <text:p>Leio os rótulos, vejo as especificações, data de validade.;Procuro pegar no produto, sentir o peso, sentir sua forma.;Sempre pego primeiro aqueles que me chamam mais a atenção.;Gosto de perguntar a opinião das pessoas sobre algum produt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textura das superfícies.;A disposição dos móveis e seus formatos.;As combinações de cores e intensidade da iluminação.;O som ambiente, o barulho dos equipamentos e as vozes ao redor.">
            <text:p>A textura das superfícies.;A disposição dos móveis e seus formato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Gosto de perguntar a opinião das pessoas sobre algum produto.;Procuro pegar no produto, sentir o peso, sentir sua forma.;Sempre pego primeiro aqueles que me chamam mais a atenção.">
            <text:p>Leio os rótulos, vejo as especificações, data de validade.;Gosto de perguntar a opinião das pessoas sobre algum produto.;Procuro pegar no produto, sentir o peso, sentir sua forma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Procuro seguir pelo caminho que me parece melhor.;Sempre sigo minha intuição e meus instintos.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binóculo e um óculos de sol.;Uma rede de dormir confortável e um bom chinelo.;Um MP3 com minhas músicas preferidas.">
            <text:p>Uma bússola e um mapa.;Um binóculo e um óculos de sol.;Uma rede de dormir confortável e um bom chinelo.;Um MP3 com minhas músicas preferidas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Sempre sigo minha intuição e meus instintos.;Procuro seguir pelo caminho que me parece melhor.">
            <text:p>Somente tomo a decisão após analisar o assunto em detalhes.;Após ouvir várias ideias, sigo a que me soou melhor.;Sempre sigo minha intuição e meus instinto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Procuro seguir pelo caminho que me parece melhor.;Sempre sigo minha intuição e meus instintos.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falar de assuntos importantes ressaltando o que é importante;Vou mexer no aplicativo de áudio ou música.;Vou trabalhar com cores. Sei combinar bem as cores;Vou escolher materiais confortáveis ou ergonômicos.">
            <text:p>Vou falar de assuntos importantes ressaltando o que é importante;Vou mexer no aplicativo de áudio ou música.;Vou trabalhar com cores. Sei combinar bem as cores;Vou escolher materiais confortáveis ou ergonômicos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Gosto de perguntar a opinião das pessoas sobre algum produto.;Procuro pegar no produto, sentir o peso, sentir sua forma.;Sempre pego primeiro aqueles que me chamam mais a atenção.">
            <text:p>Leio os rótulos, vejo as especificações, data de validade.;Gosto de perguntar a opinião das pessoas sobre algum produto.;Procuro pegar no produto, sentir o peso, sentir sua forma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binóculo e um óculos de sol.;Um MP3 com minhas músicas preferidas.">
            <text:p>Uma bússola e um mapa.;Uma rede de dormir confortável e um bom chinelo.;Um binóculo e um óculos de sol.;Um MP3 com minhas músicas preferidas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Sempre sigo minha intuição e meus instintos.;Procuro seguir pelo caminho que me parece melhor.">
            <text:p>Somente tomo a decisão após analisar o assunto em detalhes.;Após ouvir várias ideias, sigo a que me soou melhor.;Sempre sigo minha intuição e meus instinto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Sempre sigo minha intuição e meus instintos.;Procuro seguir pelo caminho que me parece melhor.;Após ouvir várias ideias, sigo a que me soou melhor.;Somente tomo a decisão após analisar o assunto em detalhes.">
            <text:p>Sempre sigo minha intuição e meus instintos.;Procuro seguir pelo caminho que me parece melhor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Procuro pegar no produto, sentir o peso, sentir sua forma.;Leio os rótulos, vejo as especificações, data de validade.;Gosto de perguntar a opinião das pessoas sobre algum produto.;Sempre pego primeiro aqueles que me chamam mais a atenção.;">
            <text:p>Procuro pegar no produto, sentir o peso, sentir sua forma.;Leio os rótulos, vejo as especificações, data de validade.;Gosto de perguntar a opinião das pessoas sobre algum produto.;Sempre pego primeiro aqueles que me chamam mais a atenção.;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Gosto de perguntar a opinião das pessoas sobre algum produto.;Procuro pegar no produto, sentir o peso, sentir sua forma.;Sempre pego primeiro aqueles que me chamam mais a atenção.">
            <text:p>Leio os rótulos, vejo as especificações, data de validade.;Gosto de perguntar a opinião das pessoas sobre algum produto.;Procuro pegar no produto, sentir o peso, sentir sua forma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Gosto de perguntar a opinião das pessoas sobre algum produto.;Sempre pego primeiro aqueles que me chamam mais a atenção.;Procuro pegar no produto, sentir o peso, sentir sua forma.">
            <text:p>Leio os rótulos, vejo as especificações, data de validade.;Gosto de perguntar a opinião das pessoas sobre algum produto.;Sempre pego primeiro aqueles que me chamam mais a atenção.;Procuro pegar no produto, sentir o peso, sentir sua forma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;">
            <text:p>A disposição dos móveis e seus formatos.;O som ambiente, o barulho dos equipamentos e as vozes ao redor.;As combinações de cores e intensidade da iluminação.;A textura das superfícies.;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Sempre pego primeiro aqueles que me chamam mais a atenção.;Gosto de perguntar a opinião das pessoas sobre algum produto.;Procuro pegar no produto, sentir o peso, sentir sua forma.">
            <text:p>Leio os rótulos, vejo as especificações, data de validade.;Sempre pego primeiro aqueles que me chamam mais a atenção.;Gosto de perguntar a opinião das pessoas sobre algum produto.;Procuro pegar no produto, sentir o peso, sentir sua forma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falar de assuntos importantes ressaltando o que é importante;Vou escolher materiais confortáveis ou ergonômicos.;Vou trabalhar com cores. Sei combinar bem as cores;Vou mexer no aplicativo de áudio ou música.">
            <text:p>Vou falar de assuntos importantes ressaltando o que é importante;Vou escolher materiais confortáveis ou ergonômicos.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Sempre sigo minha intuição e meus instintos.;Procuro seguir pelo caminho que me parece melhor.;Após ouvir várias ideias, sigo a que me soou melhor.;Somente tomo a decisão após analisar o assunto em detalhes.">
            <text:p>Sempre sigo minha intuição e meus instintos.;Procuro seguir pelo caminho que me parece melhor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">
            <text:p>A disposição dos móveis e seus formatos.;O som ambiente, o barulho dos equipamentos e as vozes ao redor.;As combinações de cores e intensidade da iluminação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textura das superfícies.;A disposição dos móveis e seus formatos.;As combinações de cores e intensidade da iluminação.;O som ambiente, o barulho dos equipamentos e as vozes ao redor.">
            <text:p>A textura das superfícies.;A disposição dos móveis e seus formato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Sempre sigo minha intuição e meus instintos.;Procuro seguir pelo caminho que me parece melhor.;Após ouvir várias ideias, sigo a que me soou melhor.;Somente tomo a decisão após analisar o assunto em detalhes.">
            <text:p>Sempre sigo minha intuição e meus instintos.;Procuro seguir pelo caminho que me parece melhor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binóculo e um óculos de sol.;Um MP3 com minhas músicas preferidas.;">
            <text:p>Uma bússola e um mapa.;Uma rede de dormir confortável e um bom chinelo.;Um binóculo e um óculos de sol.;Um MP3 com minhas músicas preferidas.;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Gosto de perguntar a opinião das pessoas sobre algum produto.;Procuro pegar no produto, sentir o peso, sentir sua forma.;Sempre pego primeiro aqueles que me chamam mais a atenção.">
            <text:p>Leio os rótulos, vejo as especificações, data de validade.;Gosto de perguntar a opinião das pessoas sobre algum produto.;Procuro pegar no produto, sentir o peso, sentir sua forma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mexer no aplicativo de áudio ou música.;Vou falar de assuntos importantes ressaltando o que é importante;Vou escolher materiais confortáveis ou ergonômicos.;Vou trabalhar com cores. Sei combinar bem as cores">
            <text:p>Vou mexer no aplicativo de áudio ou música.;Vou falar de assuntos importantes ressaltando o que é importante;Vou escolher materiais confortáveis ou ergonômicos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textura das superfícies.;A disposição dos móveis e seus formatos.;As combinações de cores e intensidade da iluminação.;O som ambiente, o barulho dos equipamentos e as vozes ao redor.">
            <text:p>A textura das superfícies.;A disposição dos móveis e seus formato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falar de assuntos importantes ressaltando o que é importante;Vou mexer no aplicativo de áudio ou música.;Vou trabalhar com cores. Sei combinar bem as cores;Vou escolher materiais confortáveis ou ergonômicos.">
            <text:p>Vou falar de assuntos importantes ressaltando o que é importante;Vou mexer no aplicativo de áudio ou música.;Vou trabalhar com cores. Sei combinar bem as cores;Vou escolher materiais confortáveis ou ergonômicos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binóculo e um óculos de sol.;Uma rede de dormir confortável e um bom chinelo.;Um MP3 com minhas músicas preferidas.">
            <text:p>Uma bússola e um mapa.;Um binóculo e um óculos de sol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mexer no aplicativo de áudio ou música.;Vou escolher materiais confortáveis ou ergonômicos.;Vou falar de assuntos importantes ressaltando o que é importante;Vou trabalhar com cores. Sei combinar bem as cores">
            <text:p>Vou mexer no aplicativo de áudio ou música.;Vou escolher materiais confortáveis ou ergonômicos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Somente tomo a decisão após analisar o assunto em detalhes.;Procuro seguir pelo caminho que me parece melhor.;Sempre sigo minha intuição e meus instintos.;Após ouvir várias ideias, sigo a que me soou melhor.">
            <text:p>Somente tomo a decisão após analisar o assunto em detalhes.;Procuro seguir pelo caminho que me parece melhor.;Sempre sigo minha intuição e meus instinto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O som ambiente, o barulho dos equipamentos e as vozes ao redor.;A textura das superfícies.;As combinações de cores e intensidade da iluminação.">
            <text:p>A disposição dos móveis e seus formatos.;O som ambiente, o barulho dos equipamentos e as vozes ao redor.;A textura das superfícies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">
            <text:p>A disposição dos móveis e seus formatos.;O som ambiente, o barulho dos equipamentos e as vozes ao redor.;As combinações de cores e intensidade da iluminação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Leio os rótulos, vejo as especificações, data de validade.;Gosto de perguntar a opinião das pessoas sobre algum produto.;Procuro pegar no produto, sentir o peso, sentir sua forma.;Sempre pego primeiro aqueles que me chamam mais a atenção.">
            <text:p>Leio os rótulos, vejo as especificações, data de validade.;Gosto de perguntar a opinião das pessoas sobre algum produto.;Procuro pegar no produto, sentir o peso, sentir sua forma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rede de dormir confortável e um bom chinelo.;Um MP3 com minhas músicas preferidas.;Um binóculo e um óculos de sol.;Uma bússola e um mapa.">
            <text:p>Uma rede de dormir confortável e um bom chinelo.;Um MP3 com minhas músicas preferidas.;Um binóculo e um óculos de sol.;Uma bússola e um mapa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Procuro seguir pelo caminho que me parece melhor.;Sempre sigo minha intuição e meus instintos.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Leio os rótulos, vejo as especificações, data de validade.;Procuro pegar no produto, sentir o peso, sentir sua forma.;Sempre pego primeiro aqueles que me chamam mais a atenção.;Gosto de perguntar a opinião das pessoas sobre algum produto.">
            <text:p>Leio os rótulos, vejo as especificações, data de validade.;Procuro pegar no produto, sentir o peso, sentir sua forma.;Sempre pego primeiro aqueles que me chamam mais a atenção.;Gosto de perguntar a opinião das pessoas sobre algum produt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">
            <text:p>A disposição dos móveis e seus formatos.;O som ambiente, o barulho dos equipamentos e as vozes ao redor.;As combinações de cores e intensidade da iluminação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Sempre pego primeiro aqueles que me chamam mais a atenção.;Procuro pegar no produto, sentir o peso, sentir sua forma.;Leio os rótulos, vejo as especificações, data de validade.">
            <text:p>Gosto de perguntar a opinião das pessoas sobre algum produto.;Sempre pego primeiro aqueles que me chamam mais a atenção.;Procuro pegar no produto, sentir o peso, sentir sua forma.;Leio os rótulos, vejo as especificações, data de validade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Sempre sigo minha intuição e meus instintos.;Procuro seguir pelo caminho que me parece melhor.">
            <text:p>Somente tomo a decisão após analisar o assunto em detalhes.;Após ouvir várias ideias, sigo a que me soou melhor.;Sempre sigo minha intuição e meus instinto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s combinações de cores e intensidade da iluminação.;A disposição dos móveis e seus formatos.;A textura das superfícies.;O som ambiente, o barulho dos equipamentos e as vozes ao redor.">
            <text:p>As combinações de cores e intensidade da iluminação.;A disposição dos móveis e seus formatos.;A textura das superfícies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MP3 com minhas músicas preferidas.;Um binóculo e um óculos de sol.">
            <text:p>Uma bússola e um mapa.;Uma rede de dormir confortável e um bom chinelo.;Um MP3 com minhas músicas preferidas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textura das superfícies.;O som ambiente, o barulho dos equipamentos e as vozes ao redor.;As combinações de cores e intensidade da iluminação.;A disposição dos móveis e seus formatos.">
            <text:p>A textura das superfícies.;O som ambiente, o barulho dos equipamentos e as vozes ao redor.;As combinações de cores e intensidade da iluminação.;A disposição dos móveis e seus formato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 textura das superfícies.;As combinações de cores e intensidade da iluminação.">
            <text:p>A disposição dos móveis e seus formatos.;O som ambiente, o barulho dos equipamentos e as vozes ao redor.;A textura das superfícies.;As combinações de cores e intensidade da iluminação.</text:p>
          </table:table-cell>
          <table:table-cell office:value-type="string" office:string-value="Gosto de perguntar a opinião das pessoas sobre algum produto.;Sempre pego primeiro aqueles que me chamam mais a atenção.;Procuro pegar no produto, sentir o peso, sentir sua forma.;Leio os rótulos, vejo as especificações, data de validade.">
            <text:p>Gosto de perguntar a opinião das pessoas sobre algum produto.;Sempre pego primeiro aqueles que me chamam mais a atenção.;Procuro pegar no produto, sentir o peso, sentir sua forma.;Leio os rótulos, vejo as especificações, data de validade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Sempre sigo minha intuição e meus instintos.;Procuro seguir pelo caminho que me parece melhor.;Após ouvir várias ideias, sigo a que me soou melhor.;Somente tomo a decisão após analisar o assunto em detalhes.">
            <text:p>Sempre sigo minha intuição e meus instintos.;Procuro seguir pelo caminho que me parece melhor.;Após ouvir várias ideias, sigo a que me soou melhor.;Somente tomo a decisão após analisar o assunto em detalhes.</text:p>
          </table:table-cell>
          <table:table-cell office:value-type="string" office:string-value="Vou falar de assuntos importantes ressaltando o que é importante;Vou mexer no aplicativo de áudio ou música.;Vou trabalhar com cores. Sei combinar bem as cores;Vou escolher materiais confortáveis ou ergonômicos.">
            <text:p>Vou falar de assuntos importantes ressaltando o que é importante;Vou mexer no aplicativo de áudio ou música.;Vou trabalhar com cores. Sei combinar bem as cores;Vou escolher materiais confortáveis ou ergonômicos.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binóculo e um óculos de sol.;Uma rede de dormir confortável e um bom chinelo.;Um MP3 com minhas músicas preferidas.">
            <text:p>Uma bússola e um mapa.;Um binóculo e um óculos de sol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;">
            <text:p>A disposição dos móveis e seus formatos.;O som ambiente, o barulho dos equipamentos e as vozes ao redor.;As combinações de cores e intensidade da iluminação.;A textura das superfícies.;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textura das superfícies.;A disposição dos móveis e seus formatos.;As combinações de cores e intensidade da iluminação.;O som ambiente, o barulho dos equipamentos e as vozes ao redor.">
            <text:p>A textura das superfícies.;A disposição dos móveis e seus formato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falar de assuntos importantes ressaltando o que é importante;Vou trabalhar com cores. Sei combinar bem as cores;Vou mexer no aplicativo de áudio ou música.;Vou escolher materiais confortáveis ou ergonômicos.">
            <text:p>Vou falar de assuntos importantes ressaltando o que é importante;Vou trabalhar com cores. Sei combinar bem as cores;Vou mexer no aplicativo de áudio ou música.;Vou escolher materiais confortáveis ou ergonômicos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Gosto de perguntar a opinião das pessoas sobre algum produto.;Sempre pego primeiro aqueles que me chamam mais a atenção.;Procuro pegar no produto, sentir o peso, sentir sua forma.">
            <text:p>Leio os rótulos, vejo as especificações, data de validade.;Gosto de perguntar a opinião das pessoas sobre algum produto.;Sempre pego primeiro aqueles que me chamam mais a atenção.;Procuro pegar no produto, sentir o peso, sentir sua forma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mexer no aplicativo de áudio ou música.;Vou trabalhar com cores. Sei combinar bem as cores;Vou escolher materiais confortáveis ou ergonômicos.">
            <text:p>Vou falar de assuntos importantes ressaltando o que é importante;Vou mexer no aplicativo de áudio ou música.;Vou trabalhar com cores. Sei combinar bem as cores;Vou escolher materiais confortáveis ou ergonômicos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Sempre pego primeiro aqueles que me chamam mais a atenção.;Procuro pegar no produto, sentir o peso, sentir sua forma.;Leio os rótulos, vejo as especificações, data de validade.">
            <text:p>Gosto de perguntar a opinião das pessoas sobre algum produto.;Sempre pego primeiro aqueles que me chamam mais a atenção.;Procuro pegar no produto, sentir o peso, sentir sua forma.;Leio os rótulos, vejo as especificações, data de validade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mexer no aplicativo de áudio ou música.;Vou escolher materiais confortáveis ou ergonômicos.;Vou trabalhar com cores. Sei combinar bem as cores;Vou falar de assuntos importantes ressaltando o que é importante">
            <text:p>Vou mexer no aplicativo de áudio ou música.;Vou escolher materiais confortáveis ou ergonômicos.;Vou trabalhar com cores. Sei combinar bem as cores;Vou falar de assuntos importantes ressaltando o que é importante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s combinações de cores e intensidade da iluminação.;A disposição dos móveis e seus formatos.;A textura das superfícies.;O som ambiente, o barulho dos equipamentos e as vozes ao redor.">
            <text:p>As combinações de cores e intensidade da iluminação.;A disposição dos móveis e seus formatos.;A textura das superfícies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MP3 com minhas músicas preferidas.;Um binóculo e um óculos de sol.">
            <text:p>Uma bússola e um mapa.;Uma rede de dormir confortável e um bom chinelo.;Um MP3 com minhas músicas preferidas.;Um binóculo e um óculos de sol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 textura das superfícies.;As combinações de cores e intensidade da iluminação.">
            <text:p>A disposição dos móveis e seus formatos.;O som ambiente, o barulho dos equipamentos e as vozes ao redor.;A textura das superfícies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binóculo e um óculos de sol.;Um MP3 com minhas músicas preferidas.">
            <text:p>Uma bússola e um mapa.;Uma rede de dormir confortável e um bom chinelo.;Um binóculo e um óculos de sol.;Um MP3 com minhas músicas preferidas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Sempre sigo minha intuição e meus instintos.;Procuro seguir pelo caminho que me parece melhor.">
            <text:p>Somente tomo a decisão após analisar o assunto em detalhes.;Após ouvir várias ideias, sigo a que me soou melhor.;Sempre sigo minha intuição e meus instinto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Somente tomo a decisão após analisar o assunto em detalhes.;Procuro seguir pelo caminho que me parece melhor.;Após ouvir várias ideias, sigo a que me soou melhor.;Sempre sigo minha intuição e meus instintos.">
            <text:p>Somente tomo a decisão após analisar o assunto em detalhes.;Procuro seguir pelo caminho que me parece melhor.;Após ouvir várias ideias, sigo a que me soou melhor.;Sempre sigo minha intuição e meus instintos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Leio os rótulos, vejo as especificações, data de validade.;Procuro pegar no produto, sentir o peso, sentir sua forma.;Sempre pego primeiro aqueles que me chamam mais a atenção.;Gosto de perguntar a opinião das pessoas sobre algum produto.">
            <text:p>Leio os rótulos, vejo as especificações, data de validade.;Procuro pegar no produto, sentir o peso, sentir sua forma.;Sempre pego primeiro aqueles que me chamam mais a atenção.;Gosto de perguntar a opinião das pessoas sobre algum produt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Procuro seguir pelo caminho que me parece melhor.;Sempre sigo minha intuição e meus instintos.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Sempre pego primeiro aqueles que me chamam mais a atenção.;Gosto de perguntar a opinião das pessoas sobre algum produto.;Procuro pegar no produto, sentir o peso, sentir sua forma.">
            <text:p>Leio os rótulos, vejo as especificações, data de validade.;Sempre pego primeiro aqueles que me chamam mais a atenção.;Gosto de perguntar a opinião das pessoas sobre algum produto.;Procuro pegar no produto, sentir o peso, sentir sua forma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MP3 com minhas músicas preferidas.;Um binóculo e um óculos de sol.">
            <text:p>Uma bússola e um mapa.;Uma rede de dormir confortável e um bom chinelo.;Um MP3 com minhas músicas preferidas.;Um binóculo e um óculos de sol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Sempre pego primeiro aqueles que me chamam mais a atenção.;Gosto de perguntar a opinião das pessoas sobre algum produto.;Procuro pegar no produto, sentir o peso, sentir sua forma.">
            <text:p>Leio os rótulos, vejo as especificações, data de validade.;Sempre pego primeiro aqueles que me chamam mais a atenção.;Gosto de perguntar a opinião das pessoas sobre algum produto.;Procuro pegar no produto, sentir o peso, sentir sua forma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textura das superfícies.;A disposição dos móveis e seus formatos.;As combinações de cores e intensidade da iluminação.;O som ambiente, o barulho dos equipamentos e as vozes ao redor.">
            <text:p>A textura das superfícies.;A disposição dos móveis e seus formato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trabalhar com cores. Sei combinar bem as cores;Vou mexer no aplicativo de áudio ou música.">
            <text:p>Vou falar de assuntos importantes ressaltando o que é importante;Vou escolher materiais confortáveis ou ergonômicos.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rede de dormir confortável e um bom chinelo.;Um MP3 com minhas músicas preferidas.;Um binóculo e um óculos de sol.;Uma bússola e um mapa.">
            <text:p>Uma rede de dormir confortável e um bom chinelo.;Um MP3 com minhas músicas preferidas.;Um binóculo e um óculos de sol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;">
            <text:p>A disposição dos móveis e seus formatos.;O som ambiente, o barulho dos equipamentos e as vozes ao redor.;As combinações de cores e intensidade da iluminação.;A textura das superfícies.;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binóculo e um óculos de sol.;Um MP3 com minhas músicas preferidas.">
            <text:p>Uma bússola e um mapa.;Uma rede de dormir confortável e um bom chinelo.;Um binóculo e um óculos de sol.;Um MP3 com minhas músicas preferidas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Gosto de perguntar a opinião das pessoas sobre algum produto.;Procuro pegar no produto, sentir o peso, sentir sua forma.;Sempre pego primeiro aqueles que me chamam mais a atenção.">
            <text:p>Leio os rótulos, vejo as especificações, data de validade.;Gosto de perguntar a opinião das pessoas sobre algum produto.;Procuro pegar no produto, sentir o peso, sentir sua forma.;Sempre pego primeiro aqueles que me chamam mais a atenção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trabalhar com cores. Sei combinar bem as cores;Vou mexer no aplicativo de áudio ou música.">
            <text:p>Vou falar de assuntos importantes ressaltando o que é importante;Vou escolher materiais confortáveis ou ergonômicos.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">
            <text:p>A disposição dos móveis e seus formatos.;O som ambiente, o barulho dos equipamentos e as vozes ao redor.;As combinações de cores e intensidade da iluminação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falar de assuntos importantes ressaltando o que é importante;Vou trabalhar com cores. Sei combinar bem as cores;Vou escolher materiais confortáveis ou ergonômicos.;Vou mexer no aplicativo de áudio ou música.">
            <text:p>Vou falar de assuntos importantes ressaltando o que é importante;Vou trabalhar com cores. Sei combinar bem as cores;Vou escolher materiais confortáveis ou ergonômicos.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Sempre pego primeiro aqueles que me chamam mais a atenção.;Procuro pegar no produto, sentir o peso, sentir sua forma.;Leio os rótulos, vejo as especificações, data de validade.">
            <text:p>Gosto de perguntar a opinião das pessoas sobre algum produto.;Sempre pego primeiro aqueles que me chamam mais a atenção.;Procuro pegar no produto, sentir o peso, sentir sua forma.;Leio os rótulos, vejo as especificações, data de validade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Sempre pego primeiro aqueles que me chamam mais a atenção.;Procuro pegar no produto, sentir o peso, sentir sua forma.;Leio os rótulos, vejo as especificações, data de validade.">
            <text:p>Gosto de perguntar a opinião das pessoas sobre algum produto.;Sempre pego primeiro aqueles que me chamam mais a atenção.;Procuro pegar no produto, sentir o peso, sentir sua forma.;Leio os rótulos, vejo as especificações, data de validade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Sempre pego primeiro aqueles que me chamam mais a atenção.;Procuro pegar no produto, sentir o peso, sentir sua forma.;Leio os rótulos, vejo as especificações, data de validade.">
            <text:p>Gosto de perguntar a opinião das pessoas sobre algum produto.;Sempre pego primeiro aqueles que me chamam mais a atenção.;Procuro pegar no produto, sentir o peso, sentir sua forma.;Leio os rótulos, vejo as especificações, data de validade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Sempre sigo minha intuição e meus instintos.;Procuro seguir pelo caminho que me parece melhor.;Após ouvir várias ideias, sigo a que me soou melhor.;Somente tomo a decisão após analisar o assunto em detalhes.">
            <text:p>Sempre sigo minha intuição e meus instintos.;Procuro seguir pelo caminho que me parece melhor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 textura das superfícies.;As combinações de cores e intensidade da iluminação.">
            <text:p>A disposição dos móveis e seus formatos.;O som ambiente, o barulho dos equipamentos e as vozes ao redor.;A textura das superfícies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Procuro pegar no produto, sentir o peso, sentir sua forma.;Gosto de perguntar a opinião das pessoas sobre algum produto.;Sempre pego primeiro aqueles que me chamam mais a atenção.">
            <text:p>Leio os rótulos, vejo as especificações, data de validade.;Procuro pegar no produto, sentir o peso, sentir sua forma.;Gosto de perguntar a opinião das pessoas sobre algum produto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 textura das superfícies.;As combinações de cores e intensidade da iluminação.">
            <text:p>A disposição dos móveis e seus formatos.;O som ambiente, o barulho dos equipamentos e as vozes ao redor.;A textura das superfícies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mexer no aplicativo de áudio ou música.;Vou falar de assuntos importantes ressaltando o que é importante;Vou escolher materiais confortáveis ou ergonômicos.;Vou trabalhar com cores. Sei combinar bem as cores">
            <text:p>Vou mexer no aplicativo de áudio ou música.;Vou falar de assuntos importantes ressaltando o que é importante;Vou escolher materiais confortáveis ou ergonômicos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">
            <text:p>A disposição dos móveis e seus formatos.;O som ambiente, o barulho dos equipamentos e as vozes ao redor.;As combinações de cores e intensidade da iluminação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trabalhar com cores. Sei combinar bem as cores;Vou mexer no aplicativo de áudio ou música.;Vou escolher materiais confortáveis ou ergonômicos.">
            <text:p>Vou falar de assuntos importantes ressaltando o que é importante;Vou trabalhar com cores. Sei combinar bem as cores;Vou mexer no aplicativo de áudio ou música.;Vou escolher materiais confortáveis ou ergonômicos.</text:p>
          </table:table-cell>
          <table:table-cell office:value-type="string" office:string-value="A textura das superfícies.;A disposição dos móveis e seus formatos.;As combinações de cores e intensidade da iluminação.;O som ambiente, o barulho dos equipamentos e as vozes ao redor.">
            <text:p>A textura das superfícies.;A disposição dos móveis e seus formato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mexer no aplicativo de áudio ou música.;Vou trabalhar com cores. Sei combinar bem as cores;Vou escolher materiais confortáveis ou ergonômicos.">
            <text:p>Vou falar de assuntos importantes ressaltando o que é importante;Vou mexer no aplicativo de áudio ou música.;Vou trabalhar com cores. Sei combinar bem as cores;Vou escolher materiais confortáveis ou ergonômicos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binóculo e um óculos de sol.;Um MP3 com minhas músicas preferidas.;">
            <text:p>Uma bússola e um mapa.;Uma rede de dormir confortável e um bom chinelo.;Um binóculo e um óculos de sol.;Um MP3 com minhas músicas preferidas.;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">
            <text:p>A disposição dos móveis e seus formatos.;O som ambiente, o barulho dos equipamentos e as vozes ao redor.;As combinações de cores e intensidade da iluminação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binóculo e um óculos de sol.;Uma rede de dormir confortável e um bom chinelo.;Um MP3 com minhas músicas preferidas.">
            <text:p>Uma bússola e um mapa.;Um binóculo e um óculos de sol.;Uma rede de dormir confortável e um bom chinelo.;Um MP3 com minhas músicas preferidas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Sempre sigo minha intuição e meus instintos.;Procuro seguir pelo caminho que me parece melhor.">
            <text:p>Somente tomo a decisão após analisar o assunto em detalhes.;Após ouvir várias ideias, sigo a que me soou melhor.;Sempre sigo minha intuição e meus instinto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falar de assuntos importantes ressaltando o que é importante;Vou trabalhar com cores. Sei combinar bem as cores;Vou escolher materiais confortáveis ou ergonômicos.;Vou mexer no aplicativo de áudio ou música.">
            <text:p>Vou falar de assuntos importantes ressaltando o que é importante;Vou trabalhar com cores. Sei combinar bem as cores;Vou escolher materiais confortáveis ou ergonômicos.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Sempre pego primeiro aqueles que me chamam mais a atenção.;Procuro pegar no produto, sentir o peso, sentir sua forma.;Leio os rótulos, vejo as especificações, data de validade.">
            <text:p>Gosto de perguntar a opinião das pessoas sobre algum produto.;Sempre pego primeiro aqueles que me chamam mais a atenção.;Procuro pegar no produto, sentir o peso, sentir sua forma.;Leio os rótulos, vejo as especificações, data de validade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falar de assuntos importantes ressaltando o que é importante;Vou trabalhar com cores. Sei combinar bem as cores;Vou escolher materiais confortáveis ou ergonômicos.;Vou mexer no aplicativo de áudio ou música.">
            <text:p>Vou falar de assuntos importantes ressaltando o que é importante;Vou trabalhar com cores. Sei combinar bem as cores;Vou escolher materiais confortáveis ou ergonômicos.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textura das superfícies.;A disposição dos móveis e seus formatos.;As combinações de cores e intensidade da iluminação.;O som ambiente, o barulho dos equipamentos e as vozes ao redor.">
            <text:p>A textura das superfícies.;A disposição dos móveis e seus formato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rede de dormir confortável e um bom chinelo.;Um MP3 com minhas músicas preferidas.;Uma bússola e um mapa.;Um binóculo e um óculos de sol.">
            <text:p>Uma rede de dormir confortável e um bom chinelo.;Um MP3 com minhas músicas preferidas.;Uma bússola e um mapa.;Um binóculo e um óculos de sol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falar de assuntos importantes ressaltando o que é importante;Vou trabalhar com cores. Sei combinar bem as cores;Vou escolher materiais confortáveis ou ergonômicos.;Vou mexer no aplicativo de áudio ou música.">
            <text:p>Vou falar de assuntos importantes ressaltando o que é importante;Vou trabalhar com cores. Sei combinar bem as cores;Vou escolher materiais confortáveis ou ergonômicos.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mexer no aplicativo de áudio ou música.;Vou falar de assuntos importantes ressaltando o que é importante;Vou escolher materiais confortáveis ou ergonômicos.;Vou trabalhar com cores. Sei combinar bem as cores">
            <text:p>Vou mexer no aplicativo de áudio ou música.;Vou falar de assuntos importantes ressaltando o que é importante;Vou escolher materiais confortáveis ou ergonômicos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binóculo e um óculos de sol.;Um MP3 com minhas músicas preferidas.">
            <text:p>Uma bússola e um mapa.;Uma rede de dormir confortável e um bom chinelo.;Um binóculo e um óculos de sol.;Um MP3 com minhas músicas preferidas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">
            <text:p>A disposição dos móveis e seus formatos.;O som ambiente, o barulho dos equipamentos e as vozes ao redor.;As combinações de cores e intensidade da iluminação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textura das superfícies.;A disposição dos móveis e seus formatos.;As combinações de cores e intensidade da iluminação.;O som ambiente, o barulho dos equipamentos e as vozes ao redor.">
            <text:p>A textura das superfícies.;A disposição dos móveis e seus formatos.;As combinações de cores e intensidade da iluminação.;O som ambiente, o barulho dos equipamentos e as vozes ao redor.</text:p>
          </table:table-cell>
          <table:table-cell office:value-type="string" office:string-value="Procuro pegar no produto, sentir o peso, sentir sua forma.;Leio os rótulos, vejo as especificações, data de validade.;Gosto de perguntar a opinião das pessoas sobre algum produto.;Sempre pego primeiro aqueles que me chamam mais a atenção.">
            <text:p>Procuro pegar no produto, sentir o peso, sentir sua forma.;Leio os rótulos, vejo as especificações, data de validade.;Gosto de perguntar a opinião das pessoas sobre algum produto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mexer no aplicativo de áudio ou música.;Vou trabalhar com cores. Sei combinar bem as cores;Vou escolher materiais confortáveis ou ergonômicos.">
            <text:p>Vou falar de assuntos importantes ressaltando o que é importante;Vou mexer no aplicativo de áudio ou música.;Vou trabalhar com cores. Sei combinar bem as cores;Vou escolher materiais confortáveis ou ergonômicos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Sempre pego primeiro aqueles que me chamam mais a atenção.;Procuro pegar no produto, sentir o peso, sentir sua forma.;Leio os rótulos, vejo as especificações, data de validade.">
            <text:p>Gosto de perguntar a opinião das pessoas sobre algum produto.;Sempre pego primeiro aqueles que me chamam mais a atenção.;Procuro pegar no produto, sentir o peso, sentir sua forma.;Leio os rótulos, vejo as especificações, data de validade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Somente tomo a decisão após analisar o assunto em detalhes.;Procuro seguir pelo caminho que me parece melhor.;Sempre sigo minha intuição e meus instintos.;Após ouvir várias ideias, sigo a que me soou melhor.">
            <text:p>Somente tomo a decisão após analisar o assunto em detalhes.;Procuro seguir pelo caminho que me parece melhor.;Sempre sigo minha intuição e meus instinto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binóculo e um óculos de sol.;Uma rede de dormir confortável e um bom chinelo.;Um MP3 com minhas músicas preferidas.">
            <text:p>Uma bússola e um mapa.;Um binóculo e um óculos de sol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MP3 com minhas músicas preferidas.;Um binóculo e um óculos de sol.">
            <text:p>Uma bússola e um mapa.;Uma rede de dormir confortável e um bom chinelo.;Um MP3 com minhas músicas preferidas.;Um binóculo e um óculos de sol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 textura das superfícies.;As combinações de cores e intensidade da iluminação.">
            <text:p>A disposição dos móveis e seus formatos.;O som ambiente, o barulho dos equipamentos e as vozes ao redor.;A textura das superfícies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rede de dormir confortável e um bom chinelo.;Um MP3 com minhas músicas preferidas.;Um binóculo e um óculos de sol.;Uma bússola e um mapa.">
            <text:p>Uma rede de dormir confortável e um bom chinelo.;Um MP3 com minhas músicas preferidas.;Um binóculo e um óculos de sol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Gosto de perguntar a opinião das pessoas sobre algum produto.;Procuro pegar no produto, sentir o peso, sentir sua forma.;Sempre pego primeiro aqueles que me chamam mais a atenção.">
            <text:p>Leio os rótulos, vejo as especificações, data de validade.;Gosto de perguntar a opinião das pessoas sobre algum produto.;Procuro pegar no produto, sentir o peso, sentir sua forma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binóculo e um óculos de sol.;Uma rede de dormir confortável e um bom chinelo.;Um MP3 com minhas músicas preferidas.">
            <text:p>Uma bússola e um mapa.;Um binóculo e um óculos de sol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MP3 com minhas músicas preferidas.;Um binóculo e um óculos de sol.">
            <text:p>Uma bússola e um mapa.;Uma rede de dormir confortável e um bom chinelo.;Um MP3 com minhas músicas preferidas.;Um binóculo e um óculos de sol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">
            <text:p>A disposição dos móveis e seus formatos.;O som ambiente, o barulho dos equipamentos e as vozes ao redor.;As combinações de cores e intensidade da iluminação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Somente tomo a decisão após analisar o assunto em detalhes.;Procuro seguir pelo caminho que me parece melhor.;Após ouvir várias ideias, sigo a que me soou melhor.;Sempre sigo minha intuição e meus instintos.">
            <text:p>Somente tomo a decisão após analisar o assunto em detalhes.;Procuro seguir pelo caminho que me parece melhor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mexer no aplicativo de áudio ou música.;Vou falar de assuntos importantes ressaltando o que é importante;Vou escolher materiais confortáveis ou ergonômicos.;Vou trabalhar com cores. Sei combinar bem as cores">
            <text:p>Vou mexer no aplicativo de áudio ou música.;Vou falar de assuntos importantes ressaltando o que é importante;Vou escolher materiais confortáveis ou ergonômicos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">
            <text:p>A disposição dos móveis e seus formatos.;O som ambiente, o barulho dos equipamentos e as vozes ao redor.;As combinações de cores e intensidade da iluminação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Somente tomo a decisão após analisar o assunto em detalhes.;Procuro seguir pelo caminho que me parece melhor.;Após ouvir várias ideias, sigo a que me soou melhor.;Sempre sigo minha intuição e meus instintos.">
            <text:p>Somente tomo a decisão após analisar o assunto em detalhes.;Procuro seguir pelo caminho que me parece melhor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;">
            <text:p>A disposição dos móveis e seus formatos.;O som ambiente, o barulho dos equipamentos e as vozes ao redor.;As combinações de cores e intensidade da iluminação.;A textura das superfícies.;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textura das superfícies.;O som ambiente, o barulho dos equipamentos e as vozes ao redor.;As combinações de cores e intensidade da iluminação.;A disposição dos móveis e seus formatos.">
            <text:p>A textura das superfícies.;O som ambiente, o barulho dos equipamentos e as vozes ao redor.;As combinações de cores e intensidade da iluminação.;A disposição dos móveis e seus formato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binóculo e um óculos de sol.;Um MP3 com minhas músicas preferidas.">
            <text:p>Uma bússola e um mapa.;Uma rede de dormir confortável e um bom chinelo.;Um binóculo e um óculos de sol.;Um MP3 com minhas músicas preferidas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O som ambiente, o barulho dos equipamentos e as vozes ao redor.;A textura das superfícies.;As combinações de cores e intensidade da iluminação.">
            <text:p>A disposição dos móveis e seus formatos.;O som ambiente, o barulho dos equipamentos e as vozes ao redor.;A textura das superfícies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Procuro pegar no produto, sentir o peso, sentir sua forma.;Gosto de perguntar a opinião das pessoas sobre algum produto.;Sempre pego primeiro aqueles que me chamam mais a atenção.">
            <text:p>Leio os rótulos, vejo as especificações, data de validade.;Procuro pegar no produto, sentir o peso, sentir sua forma.;Gosto de perguntar a opinião das pessoas sobre algum produto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">
            <text:p>A disposição dos móveis e seus formatos.;O som ambiente, o barulho dos equipamentos e as vozes ao redor.;As combinações de cores e intensidade da iluminação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trabalhar com cores. Sei combinar bem as cores;Vou mexer no aplicativo de áudio ou música.;Vou escolher materiais confortáveis ou ergonômicos.">
            <text:p>Vou falar de assuntos importantes ressaltando o que é importante;Vou trabalhar com cores. Sei combinar bem as cores;Vou mexer no aplicativo de áudio ou música.;Vou escolher materiais confortáveis ou ergonômicos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mexer no aplicativo de áudio ou música.;Vou escolher materiais confortáveis ou ergonômicos.;Vou falar de assuntos importantes ressaltando o que é importante;Vou trabalhar com cores. Sei combinar bem as cores">
            <text:p>Vou mexer no aplicativo de áudio ou música.;Vou escolher materiais confortáveis ou ergonômicos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Sempre pego primeiro aqueles que me chamam mais a atenção.;Procuro pegar no produto, sentir o peso, sentir sua forma.;Leio os rótulos, vejo as especificações, data de validade.">
            <text:p>Gosto de perguntar a opinião das pessoas sobre algum produto.;Sempre pego primeiro aqueles que me chamam mais a atenção.;Procuro pegar no produto, sentir o peso, sentir sua forma.;Leio os rótulos, vejo as especificações, data de validade.</text:p>
          </table:table-cell>
          <table:table-cell office:value-type="string" office:string-value="Uma bússola e um mapa.;Um binóculo e um óculos de sol.;Uma rede de dormir confortável e um bom chinelo.;Um MP3 com minhas músicas preferidas.">
            <text:p>Uma bússola e um mapa.;Um binóculo e um óculos de sol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Leio os rótulos, vejo as especificações, data de validade.;Procuro pegar no produto, sentir o peso, sentir sua forma.;Gosto de perguntar a opinião das pessoas sobre algum produto.;Sempre pego primeiro aqueles que me chamam mais a atenção.">
            <text:p>Leio os rótulos, vejo as especificações, data de validade.;Procuro pegar no produto, sentir o peso, sentir sua forma.;Gosto de perguntar a opinião das pessoas sobre algum produto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falar de assuntos importantes ressaltando o que é importante;Vou mexer no aplicativo de áudio ou música.;Vou trabalhar com cores. Sei combinar bem as cores;Vou escolher materiais confortáveis ou ergonômicos.">
            <text:p>Vou falar de assuntos importantes ressaltando o que é importante;Vou mexer no aplicativo de áudio ou música.;Vou trabalhar com cores. Sei combinar bem as cores;Vou escolher materiais confortáveis ou ergonômicos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binóculo e um óculos de sol.;Uma rede de dormir confortável e um bom chinelo.;Um MP3 com minhas músicas preferidas.">
            <text:p>Uma bússola e um mapa.;Um binóculo e um óculos de sol.;Uma rede de dormir confortável e um bom chinelo.;Um MP3 com minhas músicas preferidas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falar de assuntos importantes ressaltando o que é importante;Vou mexer no aplicativo de áudio ou música.;Vou trabalhar com cores. Sei combinar bem as cores;Vou escolher materiais confortáveis ou ergonômicos.">
            <text:p>Vou falar de assuntos importantes ressaltando o que é importante;Vou mexer no aplicativo de áudio ou música.;Vou trabalhar com cores. Sei combinar bem as cores;Vou escolher materiais confortáveis ou ergonômicos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binóculo e um óculos de sol.;Um MP3 com minhas músicas preferidas.;">
            <text:p>Uma bússola e um mapa.;Uma rede de dormir confortável e um bom chinelo.;Um binóculo e um óculos de sol.;Um MP3 com minhas músicas preferidas.;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binóculo e um óculos de sol.;Um MP3 com minhas músicas preferidas.">
            <text:p>Uma bússola e um mapa.;Uma rede de dormir confortável e um bom chinelo.;Um binóculo e um óculos de sol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Sempre sigo minha intuição e meus instintos.;Procuro seguir pelo caminho que me parece melhor.;Após ouvir várias ideias, sigo a que me soou melhor.;Somente tomo a decisão após analisar o assunto em detalhes.">
            <text:p>Sempre sigo minha intuição e meus instintos.;Procuro seguir pelo caminho que me parece melhor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binóculo e um óculos de sol.;Uma rede de dormir confortável e um bom chinelo.;Um MP3 com minhas músicas preferidas.">
            <text:p>Uma bússola e um mapa.;Um binóculo e um óculos de sol.;Uma rede de dormir confortável e um bom chinelo.;Um MP3 com minhas músicas preferidas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falar de assuntos importantes ressaltando o que é importante;Vou mexer no aplicativo de áudio ou música.;Vou trabalhar com cores. Sei combinar bem as cores;Vou escolher materiais confortáveis ou ergonômicos.">
            <text:p>Vou falar de assuntos importantes ressaltando o que é importante;Vou mexer no aplicativo de áudio ou música.;Vou trabalhar com cores. Sei combinar bem as cores;Vou escolher materiais confortáveis ou ergonômicos.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;">
            <text:p>A disposição dos móveis e seus formatos.;O som ambiente, o barulho dos equipamentos e as vozes ao redor.;As combinações de cores e intensidade da iluminação.;A textura das superfícies.;</text:p>
          </table:table-cell>
          <table:table-cell office:value-type="string" office:string-value="Leio os rótulos, vejo as especificações, data de validade.;Sempre pego primeiro aqueles que me chamam mais a atenção.;Procuro pegar no produto, sentir o peso, sentir sua forma.;Gosto de perguntar a opinião das pessoas sobre algum produto.">
            <text:p>Leio os rótulos, vejo as especificações, data de validade.;Sempre pego primeiro aqueles que me chamam mais a atenção.;Procuro pegar no produto, sentir o peso, sentir sua forma.;Gosto de perguntar a opinião das pessoas sobre algum produt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falar de assuntos importantes ressaltando o que é importante;Vou mexer no aplicativo de áudio ou música.;Vou trabalhar com cores. Sei combinar bem as cores;Vou escolher materiais confortáveis ou ergonômicos.">
            <text:p>Vou falar de assuntos importantes ressaltando o que é importante;Vou mexer no aplicativo de áudio ou música.;Vou trabalhar com cores. Sei combinar bem as cores;Vou escolher materiais confortáveis ou ergonômicos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">
            <text:p>A disposição dos móveis e seus formatos.;O som ambiente, o barulho dos equipamentos e as vozes ao redor.;As combinações de cores e intensidade da iluminação.;A textura das superfícies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Sempre sigo minha intuição e meus instintos.;Procuro seguir pelo caminho que me parece melhor.;Após ouvir várias ideias, sigo a que me soou melhor.;Somente tomo a decisão após analisar o assunto em detalhes.">
            <text:p>Sempre sigo minha intuição e meus instintos.;Procuro seguir pelo caminho que me parece melhor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Procuro pegar no produto, sentir o peso, sentir sua forma.;Gosto de perguntar a opinião das pessoas sobre algum produto.;Sempre pego primeiro aqueles que me chamam mais a atenção.">
            <text:p>Leio os rótulos, vejo as especificações, data de validade.;Procuro pegar no produto, sentir o peso, sentir sua forma.;Gosto de perguntar a opinião das pessoas sobre algum produto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Sempre pego primeiro aqueles que me chamam mais a atenção.;Gosto de perguntar a opinião das pessoas sobre algum produto.;Procuro pegar no produto, sentir o peso, sentir sua forma.">
            <text:p>Leio os rótulos, vejo as especificações, data de validade.;Sempre pego primeiro aqueles que me chamam mais a atenção.;Gosto de perguntar a opinião das pessoas sobre algum produto.;Procuro pegar no produto, sentir o peso, sentir sua forma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MP3 com minhas músicas preferidas.;Um binóculo e um óculos de sol.">
            <text:p>Uma bússola e um mapa.;Uma rede de dormir confortável e um bom chinelo.;Um MP3 com minhas músicas preferidas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trabalhar com cores. Sei combinar bem as cores;Vou escolher materiais confortáveis ou ergonômicos.;Vou mexer no aplicativo de áudio ou música.">
            <text:p>Vou falar de assuntos importantes ressaltando o que é importante;Vou trabalhar com cores. Sei combinar bem as cores;Vou escolher materiais confortáveis ou ergonômicos.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binóculo e um óculos de sol.;Uma rede de dormir confortável e um bom chinelo.;Um MP3 com minhas músicas preferidas.">
            <text:p>Uma bússola e um mapa.;Um binóculo e um óculos de sol.;Uma rede de dormir confortável e um bom chinelo.;Um MP3 com minhas músicas preferidas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falar de assuntos importantes ressaltando o que é importante;Vou trabalhar com cores. Sei combinar bem as cores;Vou escolher materiais confortáveis ou ergonômicos.;Vou mexer no aplicativo de áudio ou música.">
            <text:p>Vou falar de assuntos importantes ressaltando o que é importante;Vou trabalhar com cores. Sei combinar bem as cores;Vou escolher materiais confortáveis ou ergonômicos.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falar de assuntos importantes ressaltando o que é importante;Vou escolher materiais confortáveis ou ergonômicos.;Vou trabalhar com cores. Sei combinar bem as cores;Vou mexer no aplicativo de áudio ou música.">
            <text:p>Vou falar de assuntos importantes ressaltando o que é importante;Vou escolher materiais confortáveis ou ergonômicos.;Vou trabalhar com cores. Sei combinar bem as cores;Vou mexer no aplicativo de áudio ou música.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a rede de dormir confortável e um bom chinelo.;Um MP3 com minhas músicas preferidas.;Uma bússola e um mapa.;Um binóculo e um óculos de sol.">
            <text:p>Uma rede de dormir confortável e um bom chinelo.;Um MP3 com minhas músicas preferidas.;Uma bússola e um mapa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;">
            <text:p>A disposição dos móveis e seus formatos.;O som ambiente, o barulho dos equipamentos e as vozes ao redor.;As combinações de cores e intensidade da iluminação.;A textura das superfícies.;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Sempre sigo minha intuição e meus instintos.;Procuro seguir pelo caminho que me parece melhor.;Após ouvir várias ideias, sigo a que me soou melhor.;Somente tomo a decisão após analisar o assunto em detalhes.">
            <text:p>Sempre sigo minha intuição e meus instintos.;Procuro seguir pelo caminho que me parece melhor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Procuro seguir pelo caminho que me parece melhor.;Sempre sigo minha intuição e meus instintos.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Gosto de perguntar a opinião das pessoas sobre algum produto.;Sempre pego primeiro aqueles que me chamam mais a atenção.;Procuro pegar no produto, sentir o peso, sentir sua forma.">
            <text:p>Leio os rótulos, vejo as especificações, data de validade.;Gosto de perguntar a opinião das pessoas sobre algum produto.;Sempre pego primeiro aqueles que me chamam mais a atenção.;Procuro pegar no produto, sentir o peso, sentir sua forma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Sempre pego primeiro aqueles que me chamam mais a atenção.;Procuro pegar no produto, sentir o peso, sentir sua forma.;Gosto de perguntar a opinião das pessoas sobre algum produto.">
            <text:p>Leio os rótulos, vejo as especificações, data de validade.;Sempre pego primeiro aqueles que me chamam mais a atenção.;Procuro pegar no produto, sentir o peso, sentir sua forma.;Gosto de perguntar a opinião das pessoas sobre algum produt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mexer no aplicativo de áudio ou música.;Vou escolher materiais confortáveis ou ergonômicos.;Vou trabalhar com cores. Sei combinar bem as cores;Vou falar de assuntos importantes ressaltando o que é importante">
            <text:p>Vou mexer no aplicativo de áudio ou música.;Vou escolher materiais confortáveis ou ergonômicos.;Vou trabalhar com cores. Sei combinar bem as cores;Vou falar de assuntos importantes ressaltando o que é importante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Sempre sigo minha intuição e meus instintos.;Procuro seguir pelo caminho que me parece melhor.;Após ouvir várias ideias, sigo a que me soou melhor.;Somente tomo a decisão após analisar o assunto em detalhes.">
            <text:p>Sempre sigo minha intuição e meus instintos.;Procuro seguir pelo caminho que me parece melhor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mexer no aplicativo de áudio ou música.;Vou falar de assuntos importantes ressaltando o que é importante;Vou trabalhar com cores. Sei combinar bem as cores;Vou escolher materiais confortáveis ou ergonômicos.">
            <text:p>Vou mexer no aplicativo de áudio ou música.;Vou falar de assuntos importantes ressaltando o que é importante;Vou trabalhar com cores. Sei combinar bem as cores;Vou escolher materiais confortáveis ou ergonômicos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Sempre pego primeiro aqueles que me chamam mais a atenção.;Procuro pegar no produto, sentir o peso, sentir sua forma.;Leio os rótulos, vejo as especificações, data de validade.">
            <text:p>Gosto de perguntar a opinião das pessoas sobre algum produto.;Sempre pego primeiro aqueles que me chamam mais a atenção.;Procuro pegar no produto, sentir o peso, sentir sua forma.;Leio os rótulos, vejo as especificações, data de validade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Sempre sigo minha intuição e meus instintos.;Procuro seguir pelo caminho que me parece melhor.;Após ouvir várias ideias, sigo a que me soou melhor.;Somente tomo a decisão após analisar o assunto em detalhes.">
            <text:p>Sempre sigo minha intuição e meus instintos.;Procuro seguir pelo caminho que me parece melhor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MP3 com minhas músicas preferidas.;Um binóculo e um óculos de sol.">
            <text:p>Uma bússola e um mapa.;Uma rede de dormir confortável e um bom chinelo.;Um MP3 com minhas músicas preferidas.;Um binóculo e um óculos de sol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mexer no aplicativo de áudio ou música.;Vou escolher materiais confortáveis ou ergonômicos.;Vou trabalhar com cores. Sei combinar bem as cores;Vou falar de assuntos importantes ressaltando o que é importante">
            <text:p>Vou mexer no aplicativo de áudio ou música.;Vou escolher materiais confortáveis ou ergonômicos.;Vou trabalhar com cores. Sei combinar bem as cores;Vou falar de assuntos importantes ressaltando o que é importante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Gosto de perguntar a opinião das pessoas sobre algum produto.;Sempre pego primeiro aqueles que me chamam mais a atenção.;Procuro pegar no produto, sentir o peso, sentir sua forma.">
            <text:p>Leio os rótulos, vejo as especificações, data de validade.;Gosto de perguntar a opinião das pessoas sobre algum produto.;Sempre pego primeiro aqueles que me chamam mais a atenção.;Procuro pegar no produto, sentir o peso, sentir sua forma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Sempre pego primeiro aqueles que me chamam mais a atenção.;Gosto de perguntar a opinião das pessoas sobre algum produto.;Procuro pegar no produto, sentir o peso, sentir sua forma.">
            <text:p>Leio os rótulos, vejo as especificações, data de validade.;Sempre pego primeiro aqueles que me chamam mais a atenção.;Gosto de perguntar a opinião das pessoas sobre algum produto.;Procuro pegar no produto, sentir o peso, sentir sua forma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;">
            <text:p>A disposição dos móveis e seus formatos.;O som ambiente, o barulho dos equipamentos e as vozes ao redor.;As combinações de cores e intensidade da iluminação.;A textura das superfícies.;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falar de assuntos importantes ressaltando o que é importante;Vou mexer no aplicativo de áudio ou música.;Vou trabalhar com cores. Sei combinar bem as cores;Vou escolher materiais confortáveis ou ergonômicos.">
            <text:p>Vou falar de assuntos importantes ressaltando o que é importante;Vou mexer no aplicativo de áudio ou música.;Vou trabalhar com cores. Sei combinar bem as cores;Vou escolher materiais confortáveis ou ergonômicos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binóculo e um óculos de sol.;Uma rede de dormir confortável e um bom chinelo.;Um MP3 com minhas músicas preferidas.">
            <text:p>Uma bússola e um mapa.;Um binóculo e um óculos de sol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Somente tomo a decisão após analisar o assunto em detalhes.;Procuro seguir pelo caminho que me parece melhor.;Após ouvir várias ideias, sigo a que me soou melhor.;Sempre sigo minha intuição e meus instintos.">
            <text:p>Somente tomo a decisão após analisar o assunto em detalhes.;Procuro seguir pelo caminho que me parece melhor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Procuro pegar no produto, sentir o peso, sentir sua forma.;Leio os rótulos, vejo as especificações, data de validade.;Gosto de perguntar a opinião das pessoas sobre algum produto.;Sempre pego primeiro aqueles que me chamam mais a atenção.">
            <text:p>Procuro pegar no produto, sentir o peso, sentir sua forma.;Leio os rótulos, vejo as especificações, data de validade.;Gosto de perguntar a opinião das pessoas sobre algum produto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textura das superfícies.;A disposição dos móveis e seus formatos.;As combinações de cores e intensidade da iluminação.;O som ambiente, o barulho dos equipamentos e as vozes ao redor.">
            <text:p>A textura das superfícies.;A disposição dos móveis e seus formato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Somente tomo a decisão após analisar o assunto em detalhes.;Procuro seguir pelo caminho que me parece melhor.;Após ouvir várias ideias, sigo a que me soou melhor.;Sempre sigo minha intuição e meus instintos.">
            <text:p>Somente tomo a decisão após analisar o assunto em detalhes.;Procuro seguir pelo caminho que me parece melhor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Leio os rótulos, vejo as especificações, data de validade.;Sempre pego primeiro aqueles que me chamam mais a atenção.;Procuro pegar no produto, sentir o peso, sentir sua forma.;Gosto de perguntar a opinião das pessoas sobre algum produto.">
            <text:p>Leio os rótulos, vejo as especificações, data de validade.;Sempre pego primeiro aqueles que me chamam mais a atenção.;Procuro pegar no produto, sentir o peso, sentir sua forma.;Gosto de perguntar a opinião das pessoas sobre algum produt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;">
            <text:p>A disposição dos móveis e seus formatos.;O som ambiente, o barulho dos equipamentos e as vozes ao redor.;As combinações de cores e intensidade da iluminação.;A textura das superfícies.;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Leio os rótulos, vejo as especificações, data de validade.;Gosto de perguntar a opinião das pessoas sobre algum produto.;Procuro pegar no produto, sentir o peso, sentir sua forma.;Sempre pego primeiro aqueles que me chamam mais a atenção.">
            <text:p>Leio os rótulos, vejo as especificações, data de validade.;Gosto de perguntar a opinião das pessoas sobre algum produto.;Procuro pegar no produto, sentir o peso, sentir sua forma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Somente tomo a decisão após analisar o assunto em detalhes.;Procuro seguir pelo caminho que me parece melhor.;Após ouvir várias ideias, sigo a que me soou melhor.;Sempre sigo minha intuição e meus instintos.">
            <text:p>Somente tomo a decisão após analisar o assunto em detalhes.;Procuro seguir pelo caminho que me parece melhor.;Após ouvir várias ideias, sigo a que me soou melhor.;Sempre sigo minha intuição e meus instintos.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;">
            <text:p>A disposição dos móveis e seus formatos.;O som ambiente, o barulho dos equipamentos e as vozes ao redor.;As combinações de cores e intensidade da iluminação.;A textura das superfícies.;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MP3 com minhas músicas preferidas.;Um binóculo e um óculos de sol.">
            <text:p>Uma bússola e um mapa.;Uma rede de dormir confortável e um bom chinelo.;Um MP3 com minhas músicas preferidas.;Um binóculo e um óculos de sol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escolher materiais confortáveis ou ergonômicos.;Vou mexer no aplicativo de áudio ou música.;Vou falar de assuntos importantes ressaltando o que é importante;Vou trabalhar com cores. Sei combinar bem as cores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Procuro seguir pelo caminho que me parece melhor.;Sempre sigo minha intuição e meus instintos.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Leio os rótulos, vejo as especificações, data de validade.;Gosto de perguntar a opinião das pessoas sobre algum produto.;Procuro pegar no produto, sentir o peso, sentir sua forma.;Sempre pego primeiro aqueles que me chamam mais a atenção.">
            <text:p>Leio os rótulos, vejo as especificações, data de validade.;Gosto de perguntar a opinião das pessoas sobre algum produto.;Procuro pegar no produto, sentir o peso, sentir sua forma.;Sempre pego primeiro aqueles que me chamam mais a atenção.</text:p>
          </table:table-cell>
          <table:table-cell office:value-type="string" office:string-value="Uma bússola e um mapa.;Um MP3 com minhas músicas preferidas.;Uma rede de dormir confortável e um bom chinelo.;Um binóculo e um óculos de sol.">
            <text:p>Uma bússola e um mapa.;Um MP3 com minhas músicas preferidas.;Uma rede de dormir confortável e um bom chinelo.;Um binóculo e um óculos de sol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falar de assuntos importantes ressaltando o que é importante;Vou trabalhar com cores. Sei combinar bem as cores;Vou mexer no aplicativo de áudio ou música.;Vou escolher materiais confortáveis ou ergonômicos.">
            <text:p>Vou falar de assuntos importantes ressaltando o que é importante;Vou trabalhar com cores. Sei combinar bem as cores;Vou mexer no aplicativo de áudio ou música.;Vou escolher materiais confortáveis ou ergonômicos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Sempre sigo minha intuição e meus instintos.;Procuro seguir pelo caminho que me parece melhor.;Após ouvir várias ideias, sigo a que me soou melhor.;Somente tomo a decisão após analisar o assunto em detalhes.">
            <text:p>Sempre sigo minha intuição e meus instintos.;Procuro seguir pelo caminho que me parece melhor.;Após ouvir várias ideias, sigo a que me soou melhor.;Somente tomo a decisão após analisar o assunto em detalhes.</text:p>
          </table:table-cell>
          <table:table-cell office:value-type="string" office:string-value="Vou mexer no aplicativo de áudio ou música.;Vou escolher materiais confortáveis ou ergonômicos.;Vou falar de assuntos importantes ressaltando o que é importante;Vou trabalhar com cores. Sei combinar bem as cores">
            <text:p>Vou mexer no aplicativo de áudio ou música.;Vou escolher materiais confortáveis ou ergonômicos.;Vou falar de assuntos importantes ressaltando o que é importante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 textura das superfícies.;As combinações de cores e intensidade da iluminação.">
            <text:p>A disposição dos móveis e seus formatos.;O som ambiente, o barulho dos equipamentos e as vozes ao redor.;A textura das superfícies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textura das superfícies.;A disposição dos móveis e seus formatos.;As combinações de cores e intensidade da iluminação.;O som ambiente, o barulho dos equipamentos e as vozes ao redor.">
            <text:p>A textura das superfícies.;A disposição dos móveis e seus formato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falar de assuntos importantes ressaltando o que é importante;Vou mexer no aplicativo de áudio ou música.;Vou escolher materiais confortáveis ou ergonômicos.;Vou trabalhar com cores. Sei combinar bem as cores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a bússola e um mapa.;Um binóculo e um óculos de sol.">
            <text:p>Um MP3 com minhas músicas preferidas.;Uma rede de dormir confortável e um bom chinelo.;Uma bússola e um mapa.;Um binóculo e um óculos de sol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mexer no aplicativo de áudio ou música.;Vou escolher materiais confortáveis ou ergonômicos.;Vou falar de assuntos importantes ressaltando o que é importante;Vou trabalhar com cores. Sei combinar bem as cores">
            <text:p>Vou mexer no aplicativo de áudio ou música.;Vou escolher materiais confortáveis ou ergonômicos.;Vou falar de assuntos importantes ressaltando o que é importante;Vou trabalhar com cores. Sei combinar bem as cores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">
            <text:p>A disposição dos móveis e seus formatos.;O som ambiente, o barulho dos equipamentos e as vozes ao redor.;As combinações de cores e intensidade da iluminação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mexer no aplicativo de áudio ou música.;Vou escolher materiais confortáveis ou ergonômicos.;Vou falar de assuntos importantes ressaltando o que é importante;Vou trabalhar com cores. Sei combinar bem as cores">
            <text:p>Vou mexer no aplicativo de áudio ou música.;Vou escolher materiais confortáveis ou ergonômicos.;Vou falar de assuntos importantes ressaltando o que é importante;Vou trabalhar com cores. Sei combinar bem as cores</text:p>
          </table:table-cell>
          <table:table-cell office:value-type="string" office:string-value="A disposição dos móveis e seus formatos.;O som ambiente, o barulho dos equipamentos e as vozes ao redor.;A textura das superfícies.;As combinações de cores e intensidade da iluminação.">
            <text:p>A disposição dos móveis e seus formatos.;O som ambiente, o barulho dos equipamentos e as vozes ao redor.;A textura das superfícies.;As combinações de cores e intensidade da iluminação.</text:p>
          </table:table-cell>
          <table:table-cell office:value-type="string" office:string-value="Leio os rótulos, vejo as especificações, data de validade.;Gosto de perguntar a opinião das pessoas sobre algum produto.;Sempre pego primeiro aqueles que me chamam mais a atenção.;Procuro pegar no produto, sentir o peso, sentir sua forma.">
            <text:p>Leio os rótulos, vejo as especificações, data de validade.;Gosto de perguntar a opinião das pessoas sobre algum produto.;Sempre pego primeiro aqueles que me chamam mais a atenção.;Procuro pegar no produto, sentir o peso, sentir sua forma.</text:p>
          </table:table-cell>
          <table:table-cell office:value-type="string" office:string-value="Uma bússola e um mapa.;Um binóculo e um óculos de sol.;Uma rede de dormir confortável e um bom chinelo.;Um MP3 com minhas músicas preferidas.">
            <text:p>Uma bússola e um mapa.;Um binóculo e um óculos de sol.;Uma rede de dormir confortável e um bom chinelo.;Um MP3 com minhas músicas preferidas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a rede de dormir confortável e um bom chinelo.;Um binóculo e um óculos de sol.">
            <text:p>Um MP3 com minhas músicas preferidas.;Uma bússola e um mapa.;Uma rede de dormir confortável e um bom chinelo.;Um binóculo e um óculos de sol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Procuro seguir pelo caminho que me parece melhor.;Sempre sigo minha intuição e meus instintos.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binóculo e um óculos de sol.;Um MP3 com minhas músicas preferidas.">
            <text:p>Uma bússola e um mapa.;Uma rede de dormir confortável e um bom chinelo.;Um binóculo e um óculos de sol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falar de assuntos importantes ressaltando o que é importante;Vou escolher materiais confortáveis ou ergonômicos.;Vou trabalhar com cores. Sei combinar bem as cores;Vou mexer no aplicativo de áudio ou música.">
            <text:p>Vou falar de assuntos importantes ressaltando o que é importante;Vou escolher materiais confortáveis ou ergonômicos.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">
            <text:p>A disposição dos móveis e seus formatos.;O som ambiente, o barulho dos equipamentos e as vozes ao redor.;As combinações de cores e intensidade da iluminação.;A textura das superfícies.</text:p>
          </table:table-cell>
          <table:table-cell office:value-type="string" office:string-value="Leio os rótulos, vejo as especificações, data de validade.;Procuro pegar no produto, sentir o peso, sentir sua forma.;Gosto de perguntar a opinião das pessoas sobre algum produto.;Sempre pego primeiro aqueles que me chamam mais a atenção.">
            <text:p>Leio os rótulos, vejo as especificações, data de validade.;Procuro pegar no produto, sentir o peso, sentir sua forma.;Gosto de perguntar a opinião das pessoas sobre algum produto.;Sempre pego primeiro aqueles que me chamam mais a atenção.</text:p>
          </table:table-cell>
          <table:table-cell office:value-type="string" office:string-value="Uma bússola e um mapa.;Uma rede de dormir confortável e um bom chinelo.;Um MP3 com minhas músicas preferidas.;Um binóculo e um óculos de sol.">
            <text:p>Uma bússola e um mapa.;Uma rede de dormir confortável e um bom chinelo.;Um MP3 com minhas músicas preferidas.;Um binóculo e um óculos de sol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a bússola e um mapa.;Um MP3 com minhas músicas preferidas.">
            <text:p>Um binóculo e um óculos de sol.;Uma rede de dormir confortável e um bom chinelo.;Uma bússola e um mapa.;Um MP3 com minhas músicas preferidas.</text:p>
          </table:table-cell>
        </table:table-row>
        <table:table-row>
          <table:table-cell office:value-type="string" office:string-value="Procuro seguir pelo caminho que me parece melhor.;Sempre sigo minha intuição e meus instintos.;Somente tomo a decisão após analisar o assunto em detalhes.;Após ouvir várias ideias, sigo a que me soou melhor.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 textura das superfícies.;As combinações de cores e intensidade da iluminação.">
            <text:p>A disposição dos móveis e seus formatos.;O som ambiente, o barulho dos equipamentos e as vozes ao redor.;A textura das superfícies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;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s combinações de cores e intensidade da iluminação.;A textura das superfícies.;O som ambiente, o barulho dos equipamentos e as vozes ao redor.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 textura das superfícies.;As combinações de cores e intensidade da iluminação.">
            <text:p>A disposição dos móveis e seus formatos.;O som ambiente, o barulho dos equipamentos e as vozes ao redor.;A textura das superfícies.;As combinações de cores e intensidade da iluminação.</text:p>
          </table:table-cell>
          <table:table-cell office:value-type="string" office:string-value="Leio os rótulos, vejo as especificações, data de validade.;Procuro pegar no produto, sentir o peso, sentir sua forma.;Gosto de perguntar a opinião das pessoas sobre algum produto.;Sempre pego primeiro aqueles que me chamam mais a atenção.">
            <text:p>Leio os rótulos, vejo as especificações, data de validade.;Procuro pegar no produto, sentir o peso, sentir sua forma.;Gosto de perguntar a opinião das pessoas sobre algum produto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O som ambiente, o barulho dos equipamentos e as vozes ao redor.;A textura das superfícies.;As combinações de cores e intensidade da iluminação.">
            <text:p>A disposição dos móveis e seus formatos.;O som ambiente, o barulho dos equipamentos e as vozes ao redor.;A textura das superfícies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s combinações de cores e intensidade da iluminação.;A disposição dos móveis e seus formatos.;O som ambiente, o barulho dos equipamentos e as vozes ao redor.;A textura das superfícies.">
            <text:p>As combinações de cores e intensidade da iluminação.;A disposição dos móveis e seus formatos.;O som ambiente, o barulho dos equipamentos e as vozes ao redor.;A textura das superfícies.</text:p>
          </table:table-cell>
          <table:table-cell office:value-type="string" office:string-value="Procuro pegar no produto, sentir o peso, sentir sua forma.;Leio os rótulos, vejo as especificações, data de validade.;Gosto de perguntar a opinião das pessoas sobre algum produto.;Sempre pego primeiro aqueles que me chamam mais a atenção.">
            <text:p>Procuro pegar no produto, sentir o peso, sentir sua forma.;Leio os rótulos, vejo as especificações, data de validade.;Gosto de perguntar a opinião das pessoas sobre algum produto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 MP3 com minhas músicas preferidas.;Uma rede de dormir confortável e um bom chinelo.">
            <text:p>Um binóculo e um óculos de sol.;Uma bússola e um mapa.;Um MP3 com minhas músicas preferidas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bússola e um mapa.;Um binóculo e um óculos de sol.;Uma rede de dormir confortável e um bom chinelo.">
            <text:p>Um MP3 com minhas músicas preferidas.;Uma bússola e um mapa.;Um binóculo e um óculos de sol.;Uma rede de dormir confortável e um bom chinelo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Após ouvir várias ideias, sigo a que me soou melhor.;Sempre sigo minha intuição e meus instintos.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O som ambiente, o barulho dos equipamentos e as vozes ao redor.;A textura das superfícies.;As combinações de cores e intensidade da iluminação.">
            <text:p>A disposição dos móveis e seus formatos.;O som ambiente, o barulho dos equipamentos e as vozes ao redor.;A textura das superfícies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bússola e um mapa.;Uma rede de dormir confortável e um bom chinelo.;Um MP3 com minhas músicas preferidas.">
            <text:p>Um binóculo e um óculos de sol.;Uma bússola e um mapa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trabalhar com cores. Sei combinar bem as cores;Vou mexer no aplicativo de áudio ou música.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binóculo e um óculos de sol.;Uma rede de dormir confortável e um bom chinelo.;Um MP3 com minhas músicas preferidas.">
            <text:p>Uma bússola e um mapa.;Um binóculo e um óculos de sol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Após ouvir várias ideias, sigo a que me soou melhor.;Sempre sigo minha intuição e meus instintos.;Somente tomo a decisão após analisar o assunto em detalhes.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s combinações de cores e intensidade da iluminação.;O som ambiente, o barulho dos equipamentos e as vozes ao redor.;A textura das superfícies.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Procuro seguir pelo caminho que me parece melhor.;Sempre sigo minha intuição e meus instintos.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falar de assuntos importantes ressaltando o que é importante;Vou mexer no aplicativo de áudio ou música.;Vou trabalhar com cores. Sei combinar bem as cores;Vou escolher materiais confortáveis ou ergonômicos.">
            <text:p>Vou falar de assuntos importantes ressaltando o que é importante;Vou mexer no aplicativo de áudio ou música.;Vou trabalhar com cores. Sei combinar bem as cores;Vou escolher materiais confortáveis ou ergonômicos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Somente tomo a decisão após analisar o assunto em detalhes.;Após ouvir várias ideias, sigo a que me soou melhor.;Sempre sigo minha intuição e meus instintos.;Procuro seguir pelo caminho que me parece melhor.">
            <text:p>Somente tomo a decisão após analisar o assunto em detalhes.;Após ouvir várias ideias, sigo a que me soou melhor.;Sempre sigo minha intuição e meus instintos.;Procuro seguir pelo caminho que me parece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;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a rede de dormir confortável e um bom chinelo.;Um binóculo e um óculos de sol.;Uma bússola e um mapa.">
            <text:p>Um MP3 com minhas músicas preferidas.;Uma rede de dormir confortável e um bom chinelo.;Um binóculo e um óculos de sol.;Uma bússola e um mapa.</text:p>
          </table:table-cell>
        </table:table-row>
        <table:table-row>
          <table:table-cell office:value-type="string" office:string-value="Sempre sigo minha intuição e meus instintos.;Após ouvir várias ideias, sigo a que me soou melhor.;Somente tomo a decisão após analisar o assunto em detalhes.;Procuro seguir pelo caminho que me parece melhor.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Sempre pego primeiro aqueles que me chamam mais a atenção.;Leio os rótulos, vejo as especificações, data de validade.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  <table:table-row>
          <table:table-cell office:value-type="string" office:string-value="Procuro seguir pelo caminho que me parece melhor.;Sempre sigo minha intuição e meus instintos.;Após ouvir várias ideias, sigo a que me soou melhor.;Somente tomo a decisão após analisar o assunto em detalhes.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office:string-value="Vou falar de assuntos importantes ressaltando o que é importante;Vou escolher materiais confortáveis ou ergonômicos.;Vou trabalhar com cores. Sei combinar bem as cores;Vou mexer no aplicativo de áudio ou música.">
            <text:p>Vou falar de assuntos importantes ressaltando o que é importante;Vou escolher materiais confortáveis ou ergonômicos.;Vou trabalhar com cores. Sei combinar bem as cores;Vou mexer no aplicativo de áudio ou música.</text:p>
          </table:table-cell>
          <table:table-cell office:value-type="string" office:string-value="A disposição dos móveis e seus formatos.;O som ambiente, o barulho dos equipamentos e as vozes ao redor.;As combinações de cores e intensidade da iluminação.;A textura das superfícies.">
            <text:p>A disposição dos móveis e seus formatos.;O som ambiente, o barulho dos equipamentos e as vozes ao redor.;As combinações de cores e intensidade da iluminação.;A textura das superfícies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falar de assuntos importantes ressaltando o que é importante;Vou escolher materiais confortáveis ou ergonômicos.;Vou mexer no aplicativo de áudio ou música.;Vou trabalhar com cores. Sei combinar bem as cores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a rede de dormir confortável e um bom chinelo.;Um MP3 com minhas músicas preferidas.;Um binóculo e um óculos de sol.">
            <text:p>Uma bússola e um mapa.;Uma rede de dormir confortável e um bom chinelo.;Um MP3 com minhas músicas preferidas.;Um binóculo e um óculos de sol.</text:p>
          </table:table-cell>
        </table:table-row>
        <table:table-row>
          <table:table-cell office:value-type="string" office:string-value="Após ouvir várias ideias, sigo a que me soou melhor.;Somente tomo a decisão após analisar o assunto em detalhes.;Procuro seguir pelo caminho que me parece melhor.;Sempre sigo minha intuição e meus instintos.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O som ambiente, o barulho dos equipamentos e as vozes ao redor.;As combinações de cores e intensidade da iluminação.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office:string-value="Gosto de perguntar a opinião das pessoas sobre algum produto.;Sempre pego primeiro aqueles que me chamam mais a atenção.;Procuro pegar no produto, sentir o peso, sentir sua forma.;Leio os rótulos, vejo as especificações, data de validade.">
            <text:p>Gosto de perguntar a opinião das pessoas sobre algum produto.;Sempre pego primeiro aqueles que me chamam mais a atenção.;Procuro pegar no produto, sentir o peso, sentir sua forma.;Leio os rótulos, vejo as especificações, data de validade.</text:p>
          </table:table-cell>
          <table:table-cell office:value-type="string" office:string-value="Um binóculo e um óculos de sol.;Um MP3 com minhas músicas preferidas.;Uma bússola e um mapa.;Uma rede de dormir confortável e um bom chinelo.">
            <text:p>Um binóculo e um óculos de sol.;Um MP3 com minhas músicas preferidas.;Uma bússola e um mapa.;Uma rede de dormir confortável e um bom chinelo.</text:p>
          </table:table-cell>
        </table:table-row>
        <table:table-row>
          <table:table-cell office:value-type="string" office:string-value="Procuro seguir pelo caminho que me parece melhor.;Somente tomo a decisão após analisar o assunto em detalhes.;Sempre sigo minha intuição e meus instintos.;Após ouvir várias ideias, sigo a que me soou melhor.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textura das superfícies.;A disposição dos móveis e seus formatos.;As combinações de cores e intensidade da iluminação.;O som ambiente, o barulho dos equipamentos e as vozes ao redor.">
            <text:p>A textura das superfícies.;A disposição dos móveis e seus formato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MP3 com minhas músicas preferidas.;Um binóculo e um óculos de sol.;Uma rede de dormir confortável e um bom chinelo.;Uma bússola e um mapa.">
            <text:p>Um MP3 com minhas músicas preferidas.;Um binóculo e um óculos de sol.;Uma rede de dormir confortável e um bom chinelo.;Uma bússola e um mapa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trabalhar com cores. Sei combinar bem as cores;Vou falar de assuntos importantes ressaltando o que é importante;Vou mexer no aplicativo de áudio ou música.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a bússola e um mapa.;Um binóculo e um óculos de sol.;Uma rede de dormir confortável e um bom chinelo.;Um MP3 com minhas músicas preferidas.">
            <text:p>Uma bússola e um mapa.;Um binóculo e um óculos de sol.;Uma rede de dormir confortável e um bom chinelo.;Um MP3 com minhas músicas preferidas.</text:p>
          </table:table-cell>
        </table:table-row>
        <table:table-row>
          <table:table-cell office:value-type="string" office:string-value="Após ouvir várias ideias, sigo a que me soou melhor.;Sempre sigo minha intuição e meus instintos.;Somente tomo a decisão após analisar o assunto em detalhes.;Procuro seguir pelo caminho que me parece melhor.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office:string-value="Vou escolher materiais confortáveis ou ergonômicos.;Vou falar de assuntos importantes ressaltando o que é importante;Vou mexer no aplicativo de áudio ou música.;Vou trabalhar com cores. Sei combinar bem as cores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office:string-value="A disposição dos móveis e seus formatos.;A textura das superfícies.;As combinações de cores e intensidade da iluminação.;O som ambiente, o barulho dos equipamentos e as vozes ao redor.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office:string-value="Gosto de perguntar a opinião das pessoas sobre algum produto.;Procuro pegar no produto, sentir o peso, sentir sua forma.;Leio os rótulos, vejo as especificações, data de validade.;Sempre pego primeiro aqueles que me chamam mais a atenção.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office:string-value="Um binóculo e um óculos de sol.;Uma rede de dormir confortável e um bom chinelo.;Um MP3 com minhas músicas preferidas.;Uma bússola e um mapa.">
            <text:p>Um binóculo e um óculos de sol.;Uma rede de dormir confortável e um bom chinelo.;Um MP3 com minhas músicas preferidas.;Uma bússola e um mapa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